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881391" style:font-name="Consolas" style:font-name-asian="Consolas" style:font-name-complex="Consolas" fo:font-size="7pt" style:font-size-asian="7pt" style:font-size-complex="7pt" style:font-family-generic="modern"/>
    </style:style>
    <style:style style:name="ce3" style:family="table-cell" style:parent-style-name="Default" style:data-style-name="N2"/>
    <style:style style:name="T1" style:family="text" style:parent-style-name="Default">
      <style:text-properties fo:color="#212121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2" style:family="text" style:parent-style-name="Default">
      <style:text-properties fo:color="#1C00CF" style:text-line-through-style="none" style:font-name="Consolas" style:font-name-asian="Consolas" style:font-name-complex="Consolas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5.924192435602543</text:span></text:p>
          </table:table-cell>
          <table:table-cell table:number-columns-repeated="2" table:style-name="ce1"/>
          <table:table-cell office:value-type="string" office:string-value="5.924192435602543" table:formula="of:=RIGHT([.B5];LEN([.B5])-3)" table:style-name="ce3">
            <text:p>5.924192435602543</text:p>
          </table:table-cell>
          <table:table-cell table:number-columns-repeated="2" table:style-name="ce1"/>
          <table:table-cell office:value-type="float" office:value="5.9241924356025404" table:formula="of:=[.E5]+0" table:style-name="ce3">
            <text:p>5.92</text:p>
          </table:table-cell>
          <table:table-cell/>
          <table:table-cell table:style-name="ce1">
            <draw:frame draw:z-index="1" draw:id="id0" draw:style-name="a0" draw:name="Chart 2" svg:x="0.65833in" svg:y="0in" svg:width="9.56667in" svg:height="5.2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9.755465816455654</text:span></text:p>
          </table:table-cell>
          <table:table-cell table:number-columns-repeated="2" table:style-name="ce1"/>
          <table:table-cell office:value-type="string" office:string-value="9.755465816455654" table:formula="of:=RIGHT([.B6];LEN([.B6])-3)" table:style-name="ce3">
            <text:p>9.755465816455654</text:p>
          </table:table-cell>
          <table:table-cell table:number-columns-repeated="2" table:style-name="ce1"/>
          <table:table-cell office:value-type="float" office:value="9.7554658164556507" table:formula="of:=[.E6]+0" table:style-name="ce3">
            <text:p>9.76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9.430881242307096</text:span></text:p>
          </table:table-cell>
          <table:table-cell table:number-columns-repeated="2" table:style-name="ce1"/>
          <table:table-cell office:value-type="string" office:string-value="9.430881242307096" table:formula="of:=RIGHT([.B7];LEN([.B7])-3)" table:style-name="ce3">
            <text:p>9.430881242307096</text:p>
          </table:table-cell>
          <table:table-cell table:number-columns-repeated="2" table:style-name="ce1"/>
          <table:table-cell office:value-type="float" office:value="9.4308812423070894" table:formula="of:=[.E7]+0" table:style-name="ce3">
            <text:p>9.43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6.18759402313358</text:span></text:p>
          </table:table-cell>
          <table:table-cell table:number-columns-repeated="2" table:style-name="ce1"/>
          <table:table-cell office:value-type="string" office:string-value="16.18759402313358" table:formula="of:=RIGHT([.B8];LEN([.B8])-3)" table:style-name="ce3">
            <text:p>16.18759402313358</text:p>
          </table:table-cell>
          <table:table-cell table:number-columns-repeated="2" table:style-name="ce1"/>
          <table:table-cell office:value-type="float" office:value="16.187594023133499" table:formula="of:=[.E8]+0" table:style-name="ce3">
            <text:p>16.19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2.105034224295938</text:span></text:p>
          </table:table-cell>
          <table:table-cell table:number-columns-repeated="2" table:style-name="ce1"/>
          <table:table-cell office:value-type="string" office:string-value="12.105034224295938" table:formula="of:=RIGHT([.B9];LEN([.B9])-3)" table:style-name="ce3">
            <text:p>12.105034224295938</text:p>
          </table:table-cell>
          <table:table-cell table:number-columns-repeated="2" table:style-name="ce1"/>
          <table:table-cell office:value-type="float" office:value="12.105034224295901" table:formula="of:=[.E9]+0" table:style-name="ce3">
            <text:p>12.11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1.295575199608</text:span></text:p>
          </table:table-cell>
          <table:table-cell table:number-columns-repeated="2" table:style-name="ce1"/>
          <table:table-cell office:value-type="string" office:string-value="11.295575199608" table:formula="of:=RIGHT([.B10];LEN([.B10])-3)" table:style-name="ce3">
            <text:p>11.295575199608</text:p>
          </table:table-cell>
          <table:table-cell table:number-columns-repeated="2" table:style-name="ce1"/>
          <table:table-cell office:value-type="float" office:value="11.295575199608001" table:formula="of:=[.E10]+0" table:style-name="ce3">
            <text:p>11.30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6.196431807266602</text:span></text:p>
          </table:table-cell>
          <table:table-cell table:number-columns-repeated="2" table:style-name="ce1"/>
          <table:table-cell office:value-type="string" office:string-value="16.196431807266602" table:formula="of:=RIGHT([.B11];LEN([.B11])-3)" table:style-name="ce3">
            <text:p>16.196431807266602</text:p>
          </table:table-cell>
          <table:table-cell table:number-columns-repeated="2" table:style-name="ce1"/>
          <table:table-cell office:value-type="float" office:value="16.196431807266599" table:formula="of:=[.E11]+0" table:style-name="ce3">
            <text:p>16.20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14.646854169283941</text:span></text:p>
          </table:table-cell>
          <table:table-cell table:number-columns-repeated="2" table:style-name="ce1"/>
          <table:table-cell office:value-type="string" office:string-value="14.646854169283941" table:formula="of:=RIGHT([.B12];LEN([.B12])-3)" table:style-name="ce3">
            <text:p>14.646854169283941</text:p>
          </table:table-cell>
          <table:table-cell table:number-columns-repeated="2" table:style-name="ce1"/>
          <table:table-cell office:value-type="float" office:value="14.6468541692839" table:formula="of:=[.E12]+0" table:style-name="ce3">
            <text:p>14.65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2.510711549275346</text:span></text:p>
          </table:table-cell>
          <table:table-cell table:number-columns-repeated="2" table:style-name="ce1"/>
          <table:table-cell office:value-type="string" office:string-value="12.510711549275346" table:formula="of:=RIGHT([.B13];LEN([.B13])-3)" table:style-name="ce3">
            <text:p>12.510711549275346</text:p>
          </table:table-cell>
          <table:table-cell table:number-columns-repeated="2" table:style-name="ce1"/>
          <table:table-cell office:value-type="float" office:value="12.5107115492753" table:formula="of:=[.E13]+0" table:style-name="ce3">
            <text:p>12.51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3.328413271978633</text:span></text:p>
          </table:table-cell>
          <table:table-cell table:number-columns-repeated="2" table:style-name="ce1"/>
          <table:table-cell office:value-type="string" office:string-value="13.328413271978633" table:formula="of:=RIGHT([.B14];LEN([.B14])-3)" table:style-name="ce3">
            <text:p>13.328413271978633</text:p>
          </table:table-cell>
          <table:table-cell table:number-columns-repeated="2" table:style-name="ce1"/>
          <table:table-cell office:value-type="float" office:value="13.328413271978601" table:formula="of:=[.E14]+0" table:style-name="ce3">
            <text:p>13.33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3.94729760159677</text:span></text:p>
          </table:table-cell>
          <table:table-cell table:number-columns-repeated="2" table:style-name="ce1"/>
          <table:table-cell office:value-type="string" office:string-value="13.94729760159677" table:formula="of:=RIGHT([.B15];LEN([.B15])-4)" table:style-name="ce3">
            <text:p>13.94729760159677</text:p>
          </table:table-cell>
          <table:table-cell table:number-columns-repeated="2" table:style-name="ce1"/>
          <table:table-cell office:value-type="float" office:value="13.9472976015967" table:formula="of:=[.E15]+0" table:style-name="ce3">
            <text:p>13.95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8.517000987735</text:span></text:p>
          </table:table-cell>
          <table:table-cell table:number-columns-repeated="2" table:style-name="ce1"/>
          <table:table-cell office:value-type="string" office:string-value="18.517000987735" table:formula="of:=RIGHT([.B16];LEN([.B16])-4)" table:style-name="ce3">
            <text:p>18.517000987735</text:p>
          </table:table-cell>
          <table:table-cell table:number-columns-repeated="2" table:style-name="ce1"/>
          <table:table-cell office:value-type="float" office:value="18.517000987734999" table:formula="of:=[.E16]+0" table:style-name="ce3">
            <text:p>18.52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0.428865664432859</text:span></text:p>
          </table:table-cell>
          <table:table-cell table:number-columns-repeated="2" table:style-name="ce1"/>
          <table:table-cell office:value-type="string" office:string-value="10.428865664432859" table:formula="of:=RIGHT([.B17];LEN([.B17])-4)" table:style-name="ce3">
            <text:p>10.428865664432859</text:p>
          </table:table-cell>
          <table:table-cell table:number-columns-repeated="2" table:style-name="ce1"/>
          <table:table-cell office:value-type="float" office:value="10.4288656644328" table:formula="of:=[.E17]+0" table:style-name="ce3">
            <text:p>10.43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7.213173999612252</text:span></text:p>
          </table:table-cell>
          <table:table-cell table:number-columns-repeated="2" table:style-name="ce1"/>
          <table:table-cell office:value-type="string" office:string-value="17.213173999612252" table:formula="of:=RIGHT([.B18];LEN([.B18])-4)" table:style-name="ce3">
            <text:p>17.213173999612252</text:p>
          </table:table-cell>
          <table:table-cell table:number-columns-repeated="2" table:style-name="ce1"/>
          <table:table-cell office:value-type="float" office:value="17.213173999612199" table:formula="of:=[.E18]+0" table:style-name="ce3">
            <text:p>17.21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5.685996325381472</text:span></text:p>
          </table:table-cell>
          <table:table-cell table:number-columns-repeated="2" table:style-name="ce1"/>
          <table:table-cell office:value-type="string" office:string-value="15.685996325381472" table:formula="of:=RIGHT([.B19];LEN([.B19])-4)" table:style-name="ce3">
            <text:p>15.685996325381472</text:p>
          </table:table-cell>
          <table:table-cell table:number-columns-repeated="2" table:style-name="ce1"/>
          <table:table-cell office:value-type="float" office:value="15.685996325381399" table:formula="of:=[.E19]+0" table:style-name="ce3">
            <text:p>15.69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8.36040245517483</text:span></text:p>
          </table:table-cell>
          <table:table-cell table:number-columns-repeated="2" table:style-name="ce1"/>
          <table:table-cell office:value-type="string" office:string-value="18.36040245517483" table:formula="of:=RIGHT([.B20];LEN([.B20])-4)" table:style-name="ce3">
            <text:p>18.36040245517483</text:p>
          </table:table-cell>
          <table:table-cell table:number-columns-repeated="2" table:style-name="ce1"/>
          <table:table-cell office:value-type="float" office:value="18.3604024551748" table:formula="of:=[.E20]+0" table:style-name="ce3">
            <text:p>18.36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20.685341987091032</text:span></text:p>
          </table:table-cell>
          <table:table-cell table:number-columns-repeated="2" table:style-name="ce1"/>
          <table:table-cell office:value-type="string" office:string-value="20.685341987091032" table:formula="of:=RIGHT([.B21];LEN([.B21])-4)" table:style-name="ce3">
            <text:p>20.685341987091032</text:p>
          </table:table-cell>
          <table:table-cell table:number-columns-repeated="2" table:style-name="ce1"/>
          <table:table-cell office:value-type="float" office:value="20.685341987091" table:formula="of:=[.E21]+0" table:style-name="ce3">
            <text:p>20.69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14.597831137380757</text:span></text:p>
          </table:table-cell>
          <table:table-cell table:number-columns-repeated="2" table:style-name="ce1"/>
          <table:table-cell office:value-type="string" office:string-value="14.597831137380757" table:formula="of:=RIGHT([.B22];LEN([.B22])-4)" table:style-name="ce3">
            <text:p>14.597831137380757</text:p>
          </table:table-cell>
          <table:table-cell table:number-columns-repeated="2" table:style-name="ce1"/>
          <table:table-cell office:value-type="float" office:value="14.5978311373807" table:formula="of:=[.E22]+0" table:style-name="ce3">
            <text:p>14.60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20.68046015026797</text:span></text:p>
          </table:table-cell>
          <table:table-cell table:number-columns-repeated="2" table:style-name="ce1"/>
          <table:table-cell office:value-type="string" office:string-value="20.68046015026797" table:formula="of:=RIGHT([.B23];LEN([.B23])-4)" table:style-name="ce3">
            <text:p>20.68046015026797</text:p>
          </table:table-cell>
          <table:table-cell table:number-columns-repeated="2" table:style-name="ce1"/>
          <table:table-cell office:value-type="float" office:value="20.680460150267901" table:formula="of:=[.E23]+0" table:style-name="ce3">
            <text:p>20.68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7.38837490687756</text:span></text:p>
          </table:table-cell>
          <table:table-cell table:number-columns-repeated="2" table:style-name="ce1"/>
          <table:table-cell office:value-type="string" office:string-value="17.38837490687756" table:formula="of:=RIGHT([.B24];LEN([.B24])-4)" table:style-name="ce3">
            <text:p>17.38837490687756</text:p>
          </table:table-cell>
          <table:table-cell table:number-columns-repeated="2" table:style-name="ce1"/>
          <table:table-cell office:value-type="float" office:value="17.388374906877502" table:formula="of:=[.E24]+0" table:style-name="ce3">
            <text:p>17.39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8.363351231276447</text:span></text:p>
          </table:table-cell>
          <table:table-cell table:number-columns-repeated="2" table:style-name="ce1"/>
          <table:table-cell office:value-type="string" office:string-value="18.363351231276447" table:formula="of:=RIGHT([.B25];LEN([.B25])-4)" table:style-name="ce3">
            <text:p>18.363351231276447</text:p>
          </table:table-cell>
          <table:table-cell table:number-columns-repeated="2" table:style-name="ce1"/>
          <table:table-cell office:value-type="float" office:value="18.3633512312764" table:formula="of:=[.E25]+0" table:style-name="ce3">
            <text:p>18.36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25.415371026818256</text:span></text:p>
          </table:table-cell>
          <table:table-cell table:number-columns-repeated="2" table:style-name="ce1"/>
          <table:table-cell office:value-type="string" office:string-value="25.415371026818256" table:formula="of:=RIGHT([.B26];LEN([.B26])-4)" table:style-name="ce3">
            <text:p>25.415371026818256</text:p>
          </table:table-cell>
          <table:table-cell table:number-columns-repeated="2" table:style-name="ce1"/>
          <table:table-cell office:value-type="float" office:value="25.4153710268182" table:formula="of:=[.E26]+0" table:style-name="ce3">
            <text:p>25.42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21.25614854468189</text:span></text:p>
          </table:table-cell>
          <table:table-cell table:number-columns-repeated="2" table:style-name="ce1"/>
          <table:table-cell office:value-type="string" office:string-value="21.25614854468189" table:formula="of:=RIGHT([.B27];LEN([.B27])-4)" table:style-name="ce3">
            <text:p>21.25614854468189</text:p>
          </table:table-cell>
          <table:table-cell table:number-columns-repeated="2" table:style-name="ce1"/>
          <table:table-cell office:value-type="float" office:value="21.2561485446818" table:formula="of:=[.E27]+0" table:style-name="ce3">
            <text:p>21.26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19.44576707298477</text:span></text:p>
          </table:table-cell>
          <table:table-cell table:number-columns-repeated="2" table:style-name="ce1"/>
          <table:table-cell office:value-type="string" office:string-value="19.44576707298477" table:formula="of:=RIGHT([.B28];LEN([.B28])-4)" table:style-name="ce3">
            <text:p>19.44576707298477</text:p>
          </table:table-cell>
          <table:table-cell table:number-columns-repeated="2" table:style-name="ce1"/>
          <table:table-cell office:value-type="float" office:value="19.445767072984701" table:formula="of:=[.E28]+0" table:style-name="ce3">
            <text:p>19.45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0.819109408285108</text:span></text:p>
          </table:table-cell>
          <table:table-cell table:number-columns-repeated="2" table:style-name="ce1"/>
          <table:table-cell office:value-type="string" office:string-value="20.819109408285108" table:formula="of:=RIGHT([.B29];LEN([.B29])-4)" table:style-name="ce3">
            <text:p>20.819109408285108</text:p>
          </table:table-cell>
          <table:table-cell table:number-columns-repeated="2" table:style-name="ce1"/>
          <table:table-cell office:value-type="float" office:value="20.819109408285101" table:formula="of:=[.E29]+0" table:style-name="ce3">
            <text:p>20.82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4.003702557528275</text:span></text:p>
          </table:table-cell>
          <table:table-cell table:number-columns-repeated="2" table:style-name="ce1"/>
          <table:table-cell office:value-type="string" office:string-value="24.003702557528275" table:formula="of:=RIGHT([.B30];LEN([.B30])-4)" table:style-name="ce3">
            <text:p>24.003702557528275</text:p>
          </table:table-cell>
          <table:table-cell table:number-columns-repeated="2" table:style-name="ce1"/>
          <table:table-cell office:value-type="float" office:value="24.0037025575282" table:formula="of:=[.E30]+0" table:style-name="ce3">
            <text:p>24.00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26.224018773353805</text:span></text:p>
          </table:table-cell>
          <table:table-cell table:number-columns-repeated="2" table:style-name="ce1"/>
          <table:table-cell office:value-type="string" office:string-value="26.224018773353805" table:formula="of:=RIGHT([.B31];LEN([.B31])-4)" table:style-name="ce3">
            <text:p>26.224018773353805</text:p>
          </table:table-cell>
          <table:table-cell table:number-columns-repeated="2" table:style-name="ce1"/>
          <table:table-cell office:value-type="float" office:value="26.224018773353801" table:formula="of:=[.E31]+0" table:style-name="ce3">
            <text:p>26.22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30.01136097966352</text:span></text:p>
          </table:table-cell>
          <table:table-cell table:number-columns-repeated="2" table:style-name="ce1"/>
          <table:table-cell office:value-type="string" office:string-value="30.01136097966352" table:formula="of:=RIGHT([.B32];LEN([.B32])-4)" table:style-name="ce3">
            <text:p>30.01136097966352</text:p>
          </table:table-cell>
          <table:table-cell table:number-columns-repeated="2" table:style-name="ce1"/>
          <table:table-cell office:value-type="float" office:value="30.0113609796635" table:formula="of:=[.E32]+0" table:style-name="ce3">
            <text:p>30.01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3.515616988159625</text:span></text:p>
          </table:table-cell>
          <table:table-cell table:number-columns-repeated="2" table:style-name="ce1"/>
          <table:table-cell office:value-type="string" office:string-value="23.515616988159625" table:formula="of:=RIGHT([.B33];LEN([.B33])-4)" table:style-name="ce3">
            <text:p>23.515616988159625</text:p>
          </table:table-cell>
          <table:table-cell table:number-columns-repeated="2" table:style-name="ce1"/>
          <table:table-cell office:value-type="float" office:value="23.5156169881596" table:formula="of:=[.E33]+0" table:style-name="ce3">
            <text:p>23.52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14.553372826648744</text:span></text:p>
          </table:table-cell>
          <table:table-cell table:number-columns-repeated="2" table:style-name="ce1"/>
          <table:table-cell office:value-type="string" office:string-value="14.553372826648744" table:formula="of:=RIGHT([.B34];LEN([.B34])-4)" table:style-name="ce3">
            <text:p>14.553372826648744</text:p>
          </table:table-cell>
          <table:table-cell table:number-columns-repeated="2" table:style-name="ce1"/>
          <table:table-cell office:value-type="float" office:value="14.553372826648699" table:formula="of:=[.E34]+0" table:style-name="ce3">
            <text:p>14.55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2.425222132976184</text:span></text:p>
          </table:table-cell>
          <table:table-cell table:number-columns-repeated="2" table:style-name="ce1"/>
          <table:table-cell office:value-type="string" office:string-value="22.425222132976184" table:formula="of:=RIGHT([.B35];LEN([.B35])-4)" table:style-name="ce3">
            <text:p>22.425222132976184</text:p>
          </table:table-cell>
          <table:table-cell table:number-columns-repeated="2" table:style-name="ce1"/>
          <table:table-cell office:value-type="float" office:value="22.425222132976099" table:formula="of:=[.E35]+0" table:style-name="ce3">
            <text:p>22.43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23.38982618415099</text:span></text:p>
          </table:table-cell>
          <table:table-cell table:number-columns-repeated="2" table:style-name="ce1"/>
          <table:table-cell office:value-type="string" office:string-value="23.38982618415099" table:formula="of:=RIGHT([.B36];LEN([.B36])-4)" table:style-name="ce3">
            <text:p>23.38982618415099</text:p>
          </table:table-cell>
          <table:table-cell table:number-columns-repeated="2" table:style-name="ce1"/>
          <table:table-cell office:value-type="float" office:value="23.389826184150898" table:formula="of:=[.E36]+0" table:style-name="ce3">
            <text:p>23.39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7.350557473946726</text:span></text:p>
          </table:table-cell>
          <table:table-cell table:number-columns-repeated="2" table:style-name="ce1"/>
          <table:table-cell office:value-type="string" office:string-value="27.350557473946726" table:formula="of:=RIGHT([.B37];LEN([.B37])-4)" table:style-name="ce3">
            <text:p>27.350557473946726</text:p>
          </table:table-cell>
          <table:table-cell table:number-columns-repeated="2" table:style-name="ce1"/>
          <table:table-cell office:value-type="float" office:value="27.350557473946701" table:formula="of:=[.E37]+0" table:style-name="ce3">
            <text:p>27.35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33.87792884029192</text:span></text:p>
          </table:table-cell>
          <table:table-cell table:number-columns-repeated="2" table:style-name="ce1"/>
          <table:table-cell office:value-type="string" office:string-value="33.87792884029192" table:formula="of:=RIGHT([.B38];LEN([.B38])-4)" table:style-name="ce3">
            <text:p>33.87792884029192</text:p>
          </table:table-cell>
          <table:table-cell table:number-columns-repeated="2" table:style-name="ce1"/>
          <table:table-cell office:value-type="float" office:value="33.877928840291901" table:formula="of:=[.E38]+0" table:style-name="ce3">
            <text:p>33.88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26.05938417589109</text:span></text:p>
          </table:table-cell>
          <table:table-cell table:number-columns-repeated="2" table:style-name="ce1"/>
          <table:table-cell office:value-type="string" office:string-value="26.05938417589109" table:formula="of:=RIGHT([.B39];LEN([.B39])-4)" table:style-name="ce3">
            <text:p>26.05938417589109</text:p>
          </table:table-cell>
          <table:table-cell table:number-columns-repeated="2" table:style-name="ce1"/>
          <table:table-cell office:value-type="float" office:value="26.059384175891001" table:formula="of:=[.E39]+0" table:style-name="ce3">
            <text:p>26.06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7.23195934064207</text:span></text:p>
          </table:table-cell>
          <table:table-cell table:number-columns-repeated="2" table:style-name="ce1"/>
          <table:table-cell office:value-type="string" office:string-value="37.23195934064207" table:formula="of:=RIGHT([.B40];LEN([.B40])-4)" table:style-name="ce3">
            <text:p>37.23195934064207</text:p>
          </table:table-cell>
          <table:table-cell table:number-columns-repeated="2" table:style-name="ce1"/>
          <table:table-cell office:value-type="float" office:value="37.231959340642" table:formula="of:=[.E40]+0" table:style-name="ce3">
            <text:p>37.23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1.852973224576722</text:span></text:p>
          </table:table-cell>
          <table:table-cell table:number-columns-repeated="2" table:style-name="ce1"/>
          <table:table-cell office:value-type="string" office:string-value="31.852973224576722" table:formula="of:=RIGHT([.B41];LEN([.B41])-4)" table:style-name="ce3">
            <text:p>31.852973224576722</text:p>
          </table:table-cell>
          <table:table-cell table:number-columns-repeated="2" table:style-name="ce1"/>
          <table:table-cell office:value-type="float" office:value="31.852973224576701" table:formula="of:=[.E41]+0" table:style-name="ce3">
            <text:p>31.85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28.946948721557902</text:span></text:p>
          </table:table-cell>
          <table:table-cell table:number-columns-repeated="2" table:style-name="ce1"/>
          <table:table-cell office:value-type="string" office:string-value="28.946948721557902" table:formula="of:=RIGHT([.B42];LEN([.B42])-4)" table:style-name="ce3">
            <text:p>28.946948721557902</text:p>
          </table:table-cell>
          <table:table-cell table:number-columns-repeated="2" table:style-name="ce1"/>
          <table:table-cell office:value-type="float" office:value="28.946948721557899" table:formula="of:=[.E42]+0" table:style-name="ce3">
            <text:p>28.95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0.63397088142364</text:span></text:p>
          </table:table-cell>
          <table:table-cell table:number-columns-repeated="2" table:style-name="ce1"/>
          <table:table-cell office:value-type="string" office:string-value="20.63397088142364" table:formula="of:=RIGHT([.B43];LEN([.B43])-4)" table:style-name="ce3">
            <text:p>20.63397088142364</text:p>
          </table:table-cell>
          <table:table-cell table:number-columns-repeated="2" table:style-name="ce1"/>
          <table:table-cell office:value-type="float" office:value="20.6339708814236" table:formula="of:=[.E43]+0" table:style-name="ce3">
            <text:p>20.63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31.613766656135745</text:span></text:p>
          </table:table-cell>
          <table:table-cell table:number-columns-repeated="2" table:style-name="ce1"/>
          <table:table-cell office:value-type="string" office:string-value="31.613766656135745" table:formula="of:=RIGHT([.B44];LEN([.B44])-4)" table:style-name="ce3">
            <text:p>31.613766656135745</text:p>
          </table:table-cell>
          <table:table-cell table:number-columns-repeated="2" table:style-name="ce1"/>
          <table:table-cell office:value-type="float" office:value="31.613766656135699" table:formula="of:=[.E44]+0" table:style-name="ce3">
            <text:p>31.61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30.439586425655175</text:span></text:p>
          </table:table-cell>
          <table:table-cell table:number-columns-repeated="2" table:style-name="ce1"/>
          <table:table-cell office:value-type="string" office:string-value="30.439586425655175" table:formula="of:=RIGHT([.B45];LEN([.B45])-4)" table:style-name="ce3">
            <text:p>30.439586425655175</text:p>
          </table:table-cell>
          <table:table-cell table:number-columns-repeated="2" table:style-name="ce1"/>
          <table:table-cell office:value-type="float" office:value="30.439586425655101" table:formula="of:=[.E45]+0" table:style-name="ce3">
            <text:p>30.44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23.68752506346912</text:span></text:p>
          </table:table-cell>
          <table:table-cell table:number-columns-repeated="2" table:style-name="ce1"/>
          <table:table-cell office:value-type="string" office:string-value="23.68752506346912" table:formula="of:=RIGHT([.B46];LEN([.B46])-4)" table:style-name="ce3">
            <text:p>23.68752506346912</text:p>
          </table:table-cell>
          <table:table-cell table:number-columns-repeated="2" table:style-name="ce1"/>
          <table:table-cell office:value-type="float" office:value="23.687525063469099" table:formula="of:=[.E46]+0" table:style-name="ce3">
            <text:p>23.69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28.1168410677488</text:span></text:p>
          </table:table-cell>
          <table:table-cell table:number-columns-repeated="2" table:style-name="ce1"/>
          <table:table-cell office:value-type="string" office:string-value="28.1168410677488" table:formula="of:=RIGHT([.B47];LEN([.B47])-4)" table:style-name="ce3">
            <text:p>28.1168410677488</text:p>
          </table:table-cell>
          <table:table-cell table:number-columns-repeated="2" table:style-name="ce1"/>
          <table:table-cell office:value-type="float" office:value="28.116841067748801" table:formula="of:=[.E47]+0" table:style-name="ce3">
            <text:p>28.12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28.714164280106512</text:span></text:p>
          </table:table-cell>
          <table:table-cell table:number-columns-repeated="2" table:style-name="ce1"/>
          <table:table-cell office:value-type="string" office:string-value="28.714164280106512" table:formula="of:=RIGHT([.B48];LEN([.B48])-4)" table:style-name="ce3">
            <text:p>28.714164280106512</text:p>
          </table:table-cell>
          <table:table-cell table:number-columns-repeated="2" table:style-name="ce1"/>
          <table:table-cell office:value-type="float" office:value="28.714164280106498" table:formula="of:=[.E48]+0" table:style-name="ce3">
            <text:p>28.71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22.399799878262375</text:span></text:p>
          </table:table-cell>
          <table:table-cell table:number-columns-repeated="2" table:style-name="ce1"/>
          <table:table-cell office:value-type="string" office:string-value="22.399799878262375" table:formula="of:=RIGHT([.B49];LEN([.B49])-4)" table:style-name="ce3">
            <text:p>22.399799878262375</text:p>
          </table:table-cell>
          <table:table-cell table:number-columns-repeated="2" table:style-name="ce1"/>
          <table:table-cell office:value-type="float" office:value="22.3997998782623" table:formula="of:=[.E49]+0" table:style-name="ce3">
            <text:p>22.40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25.606621515284683</text:span></text:p>
          </table:table-cell>
          <table:table-cell table:number-columns-repeated="2" table:style-name="ce1"/>
          <table:table-cell office:value-type="string" office:string-value="25.606621515284683" table:formula="of:=RIGHT([.B50];LEN([.B50])-4)" table:style-name="ce3">
            <text:p>25.606621515284683</text:p>
          </table:table-cell>
          <table:table-cell table:number-columns-repeated="2" table:style-name="ce1"/>
          <table:table-cell office:value-type="float" office:value="25.606621515284601" table:formula="of:=[.E50]+0" table:style-name="ce3">
            <text:p>25.61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3.660997440168146</text:span></text:p>
          </table:table-cell>
          <table:table-cell table:number-columns-repeated="2" table:style-name="ce1"/>
          <table:table-cell office:value-type="string" office:string-value="33.660997440168146" table:formula="of:=RIGHT([.B51];LEN([.B51])-4)" table:style-name="ce3">
            <text:p>33.660997440168146</text:p>
          </table:table-cell>
          <table:table-cell table:number-columns-repeated="2" table:style-name="ce1"/>
          <table:table-cell office:value-type="float" office:value="33.660997440168103" table:formula="of:=[.E51]+0" table:style-name="ce3">
            <text:p>33.66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7.53462266647627</text:span></text:p>
          </table:table-cell>
          <table:table-cell table:number-columns-repeated="2" table:style-name="ce1"/>
          <table:table-cell office:value-type="string" office:string-value="37.53462266647627" table:formula="of:=RIGHT([.B52];LEN([.B52])-4)" table:style-name="ce3">
            <text:p>37.53462266647627</text:p>
          </table:table-cell>
          <table:table-cell table:number-columns-repeated="2" table:style-name="ce1"/>
          <table:table-cell office:value-type="float" office:value="37.534622666476203" table:formula="of:=[.E52]+0" table:style-name="ce3">
            <text:p>37.53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39.607140574760805</text:span></text:p>
          </table:table-cell>
          <table:table-cell table:number-columns-repeated="2" table:style-name="ce1"/>
          <table:table-cell office:value-type="string" office:string-value="39.607140574760805" table:formula="of:=RIGHT([.B53];LEN([.B53])-4)" table:style-name="ce3">
            <text:p>39.607140574760805</text:p>
          </table:table-cell>
          <table:table-cell table:number-columns-repeated="2" table:style-name="ce1"/>
          <table:table-cell office:value-type="float" office:value="39.607140574760798" table:formula="of:=[.E53]+0" table:style-name="ce3">
            <text:p>39.61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36.75740396235684</text:span></text:p>
          </table:table-cell>
          <table:table-cell table:number-columns-repeated="2" table:style-name="ce1"/>
          <table:table-cell office:value-type="string" office:string-value="36.75740396235684" table:formula="of:=RIGHT([.B54];LEN([.B54])-4)" table:style-name="ce3">
            <text:p>36.75740396235684</text:p>
          </table:table-cell>
          <table:table-cell table:number-columns-repeated="2" table:style-name="ce1"/>
          <table:table-cell office:value-type="float" office:value="36.757403962356797" table:formula="of:=[.E54]+0" table:style-name="ce3">
            <text:p>36.76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46.04333363289349</text:span></text:p>
          </table:table-cell>
          <table:table-cell table:number-columns-repeated="2" table:style-name="ce1"/>
          <table:table-cell office:value-type="string" office:string-value="46.04333363289349" table:formula="of:=RIGHT([.B55];LEN([.B55])-4)" table:style-name="ce3">
            <text:p>46.04333363289349</text:p>
          </table:table-cell>
          <table:table-cell table:number-columns-repeated="2" table:style-name="ce1"/>
          <table:table-cell office:value-type="float" office:value="46.0433336328934" table:formula="of:=[.E55]+0" table:style-name="ce3">
            <text:p>46.04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22.79592476912508</text:span></text:p>
          </table:table-cell>
          <table:table-cell table:number-columns-repeated="2" table:style-name="ce1"/>
          <table:table-cell office:value-type="string" office:string-value="22.79592476912508" table:formula="of:=RIGHT([.B56];LEN([.B56])-4)" table:style-name="ce3">
            <text:p>22.79592476912508</text:p>
          </table:table-cell>
          <table:table-cell table:number-columns-repeated="2" table:style-name="ce1"/>
          <table:table-cell office:value-type="float" office:value="22.795924769125001" table:formula="of:=[.E56]+0" table:style-name="ce3">
            <text:p>22.80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23.799124890976806</text:span></text:p>
          </table:table-cell>
          <table:table-cell table:number-columns-repeated="2" table:style-name="ce1"/>
          <table:table-cell office:value-type="string" office:string-value="23.799124890976806" table:formula="of:=RIGHT([.B57];LEN([.B57])-4)" table:style-name="ce3">
            <text:p>23.799124890976806</text:p>
          </table:table-cell>
          <table:table-cell table:number-columns-repeated="2" table:style-name="ce1"/>
          <table:table-cell office:value-type="float" office:value="23.799124890976799" table:formula="of:=[.E57]+0" table:style-name="ce3">
            <text:p>23.80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2.83454525045564</text:span></text:p>
          </table:table-cell>
          <table:table-cell table:number-columns-repeated="2" table:style-name="ce1"/>
          <table:table-cell office:value-type="string" office:string-value="32.83454525045564" table:formula="of:=RIGHT([.B58];LEN([.B58])-4)" table:style-name="ce3">
            <text:p>32.83454525045564</text:p>
          </table:table-cell>
          <table:table-cell table:number-columns-repeated="2" table:style-name="ce1"/>
          <table:table-cell office:value-type="float" office:value="32.834545250455598" table:formula="of:=[.E58]+0" table:style-name="ce3">
            <text:p>32.8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34.866344211966364</text:span></text:p>
          </table:table-cell>
          <table:table-cell table:number-columns-repeated="2" table:style-name="ce1"/>
          <table:table-cell office:value-type="string" office:string-value="34.866344211966364" table:formula="of:=RIGHT([.B59];LEN([.B59])-4)" table:style-name="ce3">
            <text:p>34.866344211966364</text:p>
          </table:table-cell>
          <table:table-cell table:number-columns-repeated="2" table:style-name="ce1"/>
          <table:table-cell office:value-type="float" office:value="34.8663442119663" table:formula="of:=[.E59]+0" table:style-name="ce3">
            <text:p>34.87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30.170540135064424</text:span></text:p>
          </table:table-cell>
          <table:table-cell table:number-columns-repeated="2" table:style-name="ce1"/>
          <table:table-cell office:value-type="string" office:string-value="30.170540135064424" table:formula="of:=RIGHT([.B60];LEN([.B60])-4)" table:style-name="ce3">
            <text:p>30.170540135064424</text:p>
          </table:table-cell>
          <table:table-cell table:number-columns-repeated="2" table:style-name="ce1"/>
          <table:table-cell office:value-type="float" office:value="30.1705401350644" table:formula="of:=[.E60]+0" table:style-name="ce3">
            <text:p>30.17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33.978955250586885</text:span></text:p>
          </table:table-cell>
          <table:table-cell table:number-columns-repeated="2" table:style-name="ce1"/>
          <table:table-cell office:value-type="string" office:string-value="33.978955250586885" table:formula="of:=RIGHT([.B61];LEN([.B61])-4)" table:style-name="ce3">
            <text:p>33.978955250586885</text:p>
          </table:table-cell>
          <table:table-cell table:number-columns-repeated="2" table:style-name="ce1"/>
          <table:table-cell office:value-type="float" office:value="33.9789552505868" table:formula="of:=[.E61]+0" table:style-name="ce3">
            <text:p>33.98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36.41141877954196</text:span></text:p>
          </table:table-cell>
          <table:table-cell table:number-columns-repeated="2" table:style-name="ce1"/>
          <table:table-cell office:value-type="string" office:string-value="36.41141877954196" table:formula="of:=RIGHT([.B62];LEN([.B62])-4)" table:style-name="ce3">
            <text:p>36.41141877954196</text:p>
          </table:table-cell>
          <table:table-cell table:number-columns-repeated="2" table:style-name="ce1"/>
          <table:table-cell office:value-type="float" office:value="36.411418779541897" table:formula="of:=[.E62]+0" table:style-name="ce3">
            <text:p>36.4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39.10968460854852</text:span></text:p>
          </table:table-cell>
          <table:table-cell table:number-columns-repeated="2" table:style-name="ce1"/>
          <table:table-cell office:value-type="string" office:string-value="39.10968460854852" table:formula="of:=RIGHT([.B63];LEN([.B63])-4)" table:style-name="ce3">
            <text:p>39.10968460854852</text:p>
          </table:table-cell>
          <table:table-cell table:number-columns-repeated="2" table:style-name="ce1"/>
          <table:table-cell office:value-type="float" office:value="39.109684608548498" table:formula="of:=[.E63]+0" table:style-name="ce3">
            <text:p>39.11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32.66653775054969</text:span></text:p>
          </table:table-cell>
          <table:table-cell table:number-columns-repeated="2" table:style-name="ce1"/>
          <table:table-cell office:value-type="string" office:string-value="32.66653775054969" table:formula="of:=RIGHT([.B64];LEN([.B64])-4)" table:style-name="ce3">
            <text:p>32.66653775054969</text:p>
          </table:table-cell>
          <table:table-cell table:number-columns-repeated="2" table:style-name="ce1"/>
          <table:table-cell office:value-type="float" office:value="32.666537750549601" table:formula="of:=[.E64]+0" table:style-name="ce3">
            <text:p>32.67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31.964466519583233</text:span></text:p>
          </table:table-cell>
          <table:table-cell table:number-columns-repeated="2" table:style-name="ce1"/>
          <table:table-cell office:value-type="string" office:string-value="31.964466519583233" table:formula="of:=RIGHT([.B65];LEN([.B65])-4)" table:style-name="ce3">
            <text:p>31.964466519583233</text:p>
          </table:table-cell>
          <table:table-cell table:number-columns-repeated="2" table:style-name="ce1"/>
          <table:table-cell office:value-type="float" office:value="31.964466519583201" table:formula="of:=[.E65]+0" table:style-name="ce3">
            <text:p>31.96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7.82431304812219</text:span></text:p>
          </table:table-cell>
          <table:table-cell table:number-columns-repeated="2" table:style-name="ce1"/>
          <table:table-cell office:value-type="string" office:string-value="37.82431304812219" table:formula="of:=RIGHT([.B66];LEN([.B66])-4)" table:style-name="ce3">
            <text:p>37.82431304812219</text:p>
          </table:table-cell>
          <table:table-cell table:number-columns-repeated="2" table:style-name="ce1"/>
          <table:table-cell office:value-type="float" office:value="37.8243130481221" table:formula="of:=[.E66]+0" table:style-name="ce3">
            <text:p>37.82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34.69080773345379</text:span></text:p>
          </table:table-cell>
          <table:table-cell table:number-columns-repeated="2" table:style-name="ce1"/>
          <table:table-cell office:value-type="string" office:string-value="34.69080773345379" table:formula="of:=RIGHT([.B67];LEN([.B67])-4)" table:style-name="ce3">
            <text:p>34.69080773345379</text:p>
          </table:table-cell>
          <table:table-cell table:number-columns-repeated="2" table:style-name="ce1"/>
          <table:table-cell office:value-type="float" office:value="34.690807733453703" table:formula="of:=[.E67]+0" table:style-name="ce3">
            <text:p>34.69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31.180437429705968</text:span></text:p>
          </table:table-cell>
          <table:table-cell table:number-columns-repeated="2" table:style-name="ce1"/>
          <table:table-cell office:value-type="string" office:string-value="31.180437429705968" table:formula="of:=RIGHT([.B68];LEN([.B68])-4)" table:style-name="ce3">
            <text:p>31.180437429705968</text:p>
          </table:table-cell>
          <table:table-cell table:number-columns-repeated="2" table:style-name="ce1"/>
          <table:table-cell office:value-type="float" office:value="31.180437429705901" table:formula="of:=[.E68]+0" table:style-name="ce3">
            <text:p>31.18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1.87871434330791</text:span></text:p>
          </table:table-cell>
          <table:table-cell table:number-columns-repeated="2" table:style-name="ce1"/>
          <table:table-cell office:value-type="string" office:string-value="41.87871434330791" table:formula="of:=RIGHT([.B69];LEN([.B69])-4)" table:style-name="ce3">
            <text:p>41.87871434330791</text:p>
          </table:table-cell>
          <table:table-cell table:number-columns-repeated="2" table:style-name="ce1"/>
          <table:table-cell office:value-type="float" office:value="41.878714343307898" table:formula="of:=[.E69]+0" table:style-name="ce3">
            <text:p>41.88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36.0539652862321</text:span></text:p>
          </table:table-cell>
          <table:table-cell table:number-columns-repeated="2" table:style-name="ce1"/>
          <table:table-cell office:value-type="string" office:string-value="36.0539652862321" table:formula="of:=RIGHT([.B70];LEN([.B70])-4)" table:style-name="ce3">
            <text:p>36.0539652862321</text:p>
          </table:table-cell>
          <table:table-cell table:number-columns-repeated="2" table:style-name="ce1"/>
          <table:table-cell office:value-type="float" office:value="36.053965286232099" table:formula="of:=[.E70]+0" table:style-name="ce3">
            <text:p>36.05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2.76932613561091</text:span></text:p>
          </table:table-cell>
          <table:table-cell table:number-columns-repeated="2" table:style-name="ce1"/>
          <table:table-cell office:value-type="string" office:string-value="32.76932613561091" table:formula="of:=RIGHT([.B71];LEN([.B71])-4)" table:style-name="ce3">
            <text:p>32.76932613561091</text:p>
          </table:table-cell>
          <table:table-cell table:number-columns-repeated="2" table:style-name="ce1"/>
          <table:table-cell office:value-type="float" office:value="32.769326135610903" table:formula="of:=[.E71]+0" table:style-name="ce3">
            <text:p>32.77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36.56096640805363</text:span></text:p>
          </table:table-cell>
          <table:table-cell table:number-columns-repeated="2" table:style-name="ce1"/>
          <table:table-cell office:value-type="string" office:string-value="36.56096640805363" table:formula="of:=RIGHT([.B72];LEN([.B72])-4)" table:style-name="ce3">
            <text:p>36.56096640805363</text:p>
          </table:table-cell>
          <table:table-cell table:number-columns-repeated="2" table:style-name="ce1"/>
          <table:table-cell office:value-type="float" office:value="36.560966408053602" table:formula="of:=[.E72]+0" table:style-name="ce3">
            <text:p>36.56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38.92071008692348</text:span></text:p>
          </table:table-cell>
          <table:table-cell table:number-columns-repeated="2" table:style-name="ce1"/>
          <table:table-cell office:value-type="string" office:string-value="38.92071008692348" table:formula="of:=RIGHT([.B73];LEN([.B73])-4)" table:style-name="ce3">
            <text:p>38.92071008692348</text:p>
          </table:table-cell>
          <table:table-cell table:number-columns-repeated="2" table:style-name="ce1"/>
          <table:table-cell office:value-type="float" office:value="38.9207100869234" table:formula="of:=[.E73]+0" table:style-name="ce3">
            <text:p>38.92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8.462627731081426</text:span></text:p>
          </table:table-cell>
          <table:table-cell table:number-columns-repeated="2" table:style-name="ce1"/>
          <table:table-cell office:value-type="string" office:string-value="38.462627731081426" table:formula="of:=RIGHT([.B74];LEN([.B74])-4)" table:style-name="ce3">
            <text:p>38.462627731081426</text:p>
          </table:table-cell>
          <table:table-cell table:number-columns-repeated="2" table:style-name="ce1"/>
          <table:table-cell office:value-type="float" office:value="38.462627731081398" table:formula="of:=[.E74]+0" table:style-name="ce3">
            <text:p>38.46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43.30570531420456</text:span></text:p>
          </table:table-cell>
          <table:table-cell table:number-columns-repeated="2" table:style-name="ce1"/>
          <table:table-cell office:value-type="string" office:string-value="43.30570531420456" table:formula="of:=RIGHT([.B75];LEN([.B75])-4)" table:style-name="ce3">
            <text:p>43.30570531420456</text:p>
          </table:table-cell>
          <table:table-cell table:number-columns-repeated="2" table:style-name="ce1"/>
          <table:table-cell office:value-type="float" office:value="43.305705314204502" table:formula="of:=[.E75]+0" table:style-name="ce3">
            <text:p>43.31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37.108511687393936</text:span></text:p>
          </table:table-cell>
          <table:table-cell table:number-columns-repeated="2" table:style-name="ce1"/>
          <table:table-cell office:value-type="string" office:string-value="37.108511687393936" table:formula="of:=RIGHT([.B76];LEN([.B76])-4)" table:style-name="ce3">
            <text:p>37.108511687393936</text:p>
          </table:table-cell>
          <table:table-cell table:number-columns-repeated="2" table:style-name="ce1"/>
          <table:table-cell office:value-type="float" office:value="37.1085116873939" table:formula="of:=[.E76]+0" table:style-name="ce3">
            <text:p>37.11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39.11774658807466</text:span></text:p>
          </table:table-cell>
          <table:table-cell table:number-columns-repeated="2" table:style-name="ce1"/>
          <table:table-cell office:value-type="string" office:string-value="39.11774658807466" table:formula="of:=RIGHT([.B77];LEN([.B77])-4)" table:style-name="ce3">
            <text:p>39.11774658807466</text:p>
          </table:table-cell>
          <table:table-cell table:number-columns-repeated="2" table:style-name="ce1"/>
          <table:table-cell office:value-type="float" office:value="39.117746588074603" table:formula="of:=[.E77]+0" table:style-name="ce3">
            <text:p>39.12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6.44983792992954</text:span></text:p>
          </table:table-cell>
          <table:table-cell table:number-columns-repeated="2" table:style-name="ce1"/>
          <table:table-cell office:value-type="string" office:string-value="36.44983792992954" table:formula="of:=RIGHT([.B78];LEN([.B78])-4)" table:style-name="ce3">
            <text:p>36.44983792992954</text:p>
          </table:table-cell>
          <table:table-cell table:number-columns-repeated="2" table:style-name="ce1"/>
          <table:table-cell office:value-type="float" office:value="36.449837929929501" table:formula="of:=[.E78]+0" table:style-name="ce3">
            <text:p>36.45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2.65673590461344</text:span></text:p>
          </table:table-cell>
          <table:table-cell table:number-columns-repeated="2" table:style-name="ce1"/>
          <table:table-cell office:value-type="string" office:string-value="42.65673590461344" table:formula="of:=RIGHT([.B79];LEN([.B79])-4)" table:style-name="ce3">
            <text:p>42.65673590461344</text:p>
          </table:table-cell>
          <table:table-cell table:number-columns-repeated="2" table:style-name="ce1"/>
          <table:table-cell office:value-type="float" office:value="42.656735904613399" table:formula="of:=[.E79]+0" table:style-name="ce3">
            <text:p>42.66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37.521740139735904</text:span></text:p>
          </table:table-cell>
          <table:table-cell table:number-columns-repeated="2" table:style-name="ce1"/>
          <table:table-cell office:value-type="string" office:string-value="37.521740139735904" table:formula="of:=RIGHT([.B80];LEN([.B80])-4)" table:style-name="ce3">
            <text:p>37.521740139735904</text:p>
          </table:table-cell>
          <table:table-cell table:number-columns-repeated="2" table:style-name="ce1"/>
          <table:table-cell office:value-type="float" office:value="37.521740139735897" table:formula="of:=[.E80]+0" table:style-name="ce3">
            <text:p>37.52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2.9766438711475</text:span></text:p>
          </table:table-cell>
          <table:table-cell table:number-columns-repeated="2" table:style-name="ce1"/>
          <table:table-cell office:value-type="string" office:string-value="32.9766438711475" table:formula="of:=RIGHT([.B81];LEN([.B81])-4)" table:style-name="ce3">
            <text:p>32.9766438711475</text:p>
          </table:table-cell>
          <table:table-cell table:number-columns-repeated="2" table:style-name="ce1"/>
          <table:table-cell office:value-type="float" office:value="32.976643871147502" table:formula="of:=[.E81]+0" table:style-name="ce3">
            <text:p>32.98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31.491785126064713</text:span></text:p>
          </table:table-cell>
          <table:table-cell table:number-columns-repeated="2" table:style-name="ce1"/>
          <table:table-cell office:value-type="string" office:string-value="31.491785126064713" table:formula="of:=RIGHT([.B82];LEN([.B82])-4)" table:style-name="ce3">
            <text:p>31.491785126064713</text:p>
          </table:table-cell>
          <table:table-cell table:number-columns-repeated="2" table:style-name="ce1"/>
          <table:table-cell office:value-type="float" office:value="31.491785126064698" table:formula="of:=[.E82]+0" table:style-name="ce3">
            <text:p>31.49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41.66672918467633</text:span></text:p>
          </table:table-cell>
          <table:table-cell table:number-columns-repeated="2" table:style-name="ce1"/>
          <table:table-cell office:value-type="string" office:string-value="41.66672918467633" table:formula="of:=RIGHT([.B83];LEN([.B83])-4)" table:style-name="ce3">
            <text:p>41.66672918467633</text:p>
          </table:table-cell>
          <table:table-cell table:number-columns-repeated="2" table:style-name="ce1"/>
          <table:table-cell office:value-type="float" office:value="41.666729184676299" table:formula="of:=[.E83]+0" table:style-name="ce3">
            <text:p>41.67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38.327477798265434</text:span></text:p>
          </table:table-cell>
          <table:table-cell table:number-columns-repeated="2" table:style-name="ce1"/>
          <table:table-cell office:value-type="string" office:string-value="38.327477798265434" table:formula="of:=RIGHT([.B84];LEN([.B84])-4)" table:style-name="ce3">
            <text:p>38.327477798265434</text:p>
          </table:table-cell>
          <table:table-cell table:number-columns-repeated="2" table:style-name="ce1"/>
          <table:table-cell office:value-type="float" office:value="38.327477798265399" table:formula="of:=[.E84]+0" table:style-name="ce3">
            <text:p>38.33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36.18690708235382</text:span></text:p>
          </table:table-cell>
          <table:table-cell table:number-columns-repeated="2" table:style-name="ce1"/>
          <table:table-cell office:value-type="string" office:string-value="36.18690708235382" table:formula="of:=RIGHT([.B85];LEN([.B85])-4)" table:style-name="ce3">
            <text:p>36.18690708235382</text:p>
          </table:table-cell>
          <table:table-cell table:number-columns-repeated="2" table:style-name="ce1"/>
          <table:table-cell office:value-type="float" office:value="36.186907082353798" table:formula="of:=[.E85]+0" table:style-name="ce3">
            <text:p>36.19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39.24362431682595</text:span></text:p>
          </table:table-cell>
          <table:table-cell table:number-columns-repeated="2" table:style-name="ce1"/>
          <table:table-cell office:value-type="string" office:string-value="39.24362431682595" table:formula="of:=RIGHT([.B86];LEN([.B86])-4)" table:style-name="ce3">
            <text:p>39.24362431682595</text:p>
          </table:table-cell>
          <table:table-cell table:number-columns-repeated="2" table:style-name="ce1"/>
          <table:table-cell office:value-type="float" office:value="39.243624316825901" table:formula="of:=[.E86]+0" table:style-name="ce3">
            <text:p>39.24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45.73895086440716</text:span></text:p>
          </table:table-cell>
          <table:table-cell table:number-columns-repeated="2" table:style-name="ce1"/>
          <table:table-cell office:value-type="string" office:string-value="45.73895086440716" table:formula="of:=RIGHT([.B87];LEN([.B87])-4)" table:style-name="ce3">
            <text:p>45.73895086440716</text:p>
          </table:table-cell>
          <table:table-cell table:number-columns-repeated="2" table:style-name="ce1"/>
          <table:table-cell office:value-type="float" office:value="45.738950864407101" table:formula="of:=[.E87]+0" table:style-name="ce3">
            <text:p>45.74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32.261352815751934</text:span></text:p>
          </table:table-cell>
          <table:table-cell table:number-columns-repeated="2" table:style-name="ce1"/>
          <table:table-cell office:value-type="string" office:string-value="32.261352815751934" table:formula="of:=RIGHT([.B88];LEN([.B88])-4)" table:style-name="ce3">
            <text:p>32.261352815751934</text:p>
          </table:table-cell>
          <table:table-cell table:number-columns-repeated="2" table:style-name="ce1"/>
          <table:table-cell office:value-type="float" office:value="32.261352815751899" table:formula="of:=[.E88]+0" table:style-name="ce3">
            <text:p>32.26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32.653364050672025</text:span></text:p>
          </table:table-cell>
          <table:table-cell table:number-columns-repeated="2" table:style-name="ce1"/>
          <table:table-cell office:value-type="string" office:string-value="32.653364050672025" table:formula="of:=RIGHT([.B89];LEN([.B89])-4)" table:style-name="ce3">
            <text:p>32.653364050672025</text:p>
          </table:table-cell>
          <table:table-cell table:number-columns-repeated="2" table:style-name="ce1"/>
          <table:table-cell office:value-type="float" office:value="32.653364050672003" table:formula="of:=[.E89]+0" table:style-name="ce3">
            <text:p>32.65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38.808391890746826</text:span></text:p>
          </table:table-cell>
          <table:table-cell table:number-columns-repeated="2" table:style-name="ce1"/>
          <table:table-cell office:value-type="string" office:string-value="38.808391890746826" table:formula="of:=RIGHT([.B90];LEN([.B90])-4)" table:style-name="ce3">
            <text:p>38.808391890746826</text:p>
          </table:table-cell>
          <table:table-cell table:number-columns-repeated="2" table:style-name="ce1"/>
          <table:table-cell office:value-type="float" office:value="38.808391890746798" table:formula="of:=[.E90]+0" table:style-name="ce3">
            <text:p>38.81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28.122743442867183</text:span></text:p>
          </table:table-cell>
          <table:table-cell table:number-columns-repeated="2" table:style-name="ce1"/>
          <table:table-cell office:value-type="string" office:string-value="28.122743442867183" table:formula="of:=RIGHT([.B91];LEN([.B91])-4)" table:style-name="ce3">
            <text:p>28.122743442867183</text:p>
          </table:table-cell>
          <table:table-cell table:number-columns-repeated="2" table:style-name="ce1"/>
          <table:table-cell office:value-type="float" office:value="28.122743442867101" table:formula="of:=[.E91]+0" table:style-name="ce3">
            <text:p>28.12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32.89660804659694</text:span></text:p>
          </table:table-cell>
          <table:table-cell table:number-columns-repeated="2" table:style-name="ce1"/>
          <table:table-cell office:value-type="string" office:string-value="32.89660804659694" table:formula="of:=RIGHT([.B92];LEN([.B92])-4)" table:style-name="ce3">
            <text:p>32.89660804659694</text:p>
          </table:table-cell>
          <table:table-cell table:number-columns-repeated="2" table:style-name="ce1"/>
          <table:table-cell office:value-type="float" office:value="32.896608046596903" table:formula="of:=[.E92]+0" table:style-name="ce3">
            <text:p>32.90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37.79472429909794</text:span></text:p>
          </table:table-cell>
          <table:table-cell table:number-columns-repeated="2" table:style-name="ce1"/>
          <table:table-cell office:value-type="string" office:string-value="37.79472429909794" table:formula="of:=RIGHT([.B93];LEN([.B93])-4)" table:style-name="ce3">
            <text:p>37.79472429909794</text:p>
          </table:table-cell>
          <table:table-cell table:number-columns-repeated="2" table:style-name="ce1"/>
          <table:table-cell office:value-type="float" office:value="37.794724299097901" table:formula="of:=[.E93]+0" table:style-name="ce3">
            <text:p>37.7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37.33337217652389</text:span></text:p>
          </table:table-cell>
          <table:table-cell table:number-columns-repeated="2" table:style-name="ce1"/>
          <table:table-cell office:value-type="string" office:string-value="37.33337217652389" table:formula="of:=RIGHT([.B94];LEN([.B94])-4)" table:style-name="ce3">
            <text:p>37.33337217652389</text:p>
          </table:table-cell>
          <table:table-cell table:number-columns-repeated="2" table:style-name="ce1"/>
          <table:table-cell office:value-type="float" office:value="37.333372176523802" table:formula="of:=[.E94]+0" table:style-name="ce3">
            <text:p>37.33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41.126833162429264</text:span></text:p>
          </table:table-cell>
          <table:table-cell table:number-columns-repeated="2" table:style-name="ce1"/>
          <table:table-cell office:value-type="string" office:string-value="41.126833162429264" table:formula="of:=RIGHT([.B95];LEN([.B95])-4)" table:style-name="ce3">
            <text:p>41.126833162429264</text:p>
          </table:table-cell>
          <table:table-cell table:number-columns-repeated="2" table:style-name="ce1"/>
          <table:table-cell office:value-type="float" office:value="41.1268331624292" table:formula="of:=[.E95]+0" table:style-name="ce3">
            <text:p>41.13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37.93289130382355</text:span></text:p>
          </table:table-cell>
          <table:table-cell table:number-columns-repeated="2" table:style-name="ce1"/>
          <table:table-cell office:value-type="string" office:string-value="37.93289130382355" table:formula="of:=RIGHT([.B96];LEN([.B96])-4)" table:style-name="ce3">
            <text:p>37.93289130382355</text:p>
          </table:table-cell>
          <table:table-cell table:number-columns-repeated="2" table:style-name="ce1"/>
          <table:table-cell office:value-type="float" office:value="37.932891303823503" table:formula="of:=[.E96]+0" table:style-name="ce3">
            <text:p>37.93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37.52802605503135</text:span></text:p>
          </table:table-cell>
          <table:table-cell table:number-columns-repeated="2" table:style-name="ce1"/>
          <table:table-cell office:value-type="string" office:string-value="37.52802605503135" table:formula="of:=RIGHT([.B97];LEN([.B97])-4)" table:style-name="ce3">
            <text:p>37.52802605503135</text:p>
          </table:table-cell>
          <table:table-cell table:number-columns-repeated="2" table:style-name="ce1"/>
          <table:table-cell office:value-type="float" office:value="37.528026055031297" table:formula="of:=[.E97]+0" table:style-name="ce3">
            <text:p>37.5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33.62482387629964</text:span></text:p>
          </table:table-cell>
          <table:table-cell table:number-columns-repeated="2" table:style-name="ce1"/>
          <table:table-cell office:value-type="string" office:string-value="33.62482387629964" table:formula="of:=RIGHT([.B98];LEN([.B98])-4)" table:style-name="ce3">
            <text:p>33.62482387629964</text:p>
          </table:table-cell>
          <table:table-cell table:number-columns-repeated="2" table:style-name="ce1"/>
          <table:table-cell office:value-type="float" office:value="33.624823876299601" table:formula="of:=[.E98]+0" table:style-name="ce3">
            <text:p>33.62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33.28815292228829</text:span></text:p>
          </table:table-cell>
          <table:table-cell table:number-columns-repeated="2" table:style-name="ce1"/>
          <table:table-cell office:value-type="string" office:string-value="33.28815292228829" table:formula="of:=RIGHT([.B99];LEN([.B99])-4)" table:style-name="ce3">
            <text:p>33.28815292228829</text:p>
          </table:table-cell>
          <table:table-cell table:number-columns-repeated="2" table:style-name="ce1"/>
          <table:table-cell office:value-type="float" office:value="33.288152922288198" table:formula="of:=[.E99]+0" table:style-name="ce3">
            <text:p>33.29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37.53004990397931</text:span></text:p>
          </table:table-cell>
          <table:table-cell table:number-columns-repeated="2" table:style-name="ce1"/>
          <table:table-cell office:value-type="string" office:string-value="37.53004990397931" table:formula="of:=RIGHT([.B100];LEN([.B100])-4)" table:style-name="ce3">
            <text:p>37.53004990397931</text:p>
          </table:table-cell>
          <table:table-cell table:number-columns-repeated="2" table:style-name="ce1"/>
          <table:table-cell office:value-type="float" office:value="37.530049903979297" table:formula="of:=[.E100]+0" table:style-name="ce3">
            <text:p>37.5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37.03654208239318</text:span></text:p>
          </table:table-cell>
          <table:table-cell table:number-columns-repeated="2" table:style-name="ce1"/>
          <table:table-cell office:value-type="string" office:string-value="37.03654208239318" table:formula="of:=RIGHT([.B101];LEN([.B101])-4)" table:style-name="ce3">
            <text:p>37.03654208239318</text:p>
          </table:table-cell>
          <table:table-cell table:number-columns-repeated="2" table:style-name="ce1"/>
          <table:table-cell office:value-type="float" office:value="37.036542082393098" table:formula="of:=[.E101]+0" table:style-name="ce3">
            <text:p>37.04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37.84155760150897</text:span></text:p>
          </table:table-cell>
          <table:table-cell table:number-columns-repeated="2" table:style-name="ce1"/>
          <table:table-cell office:value-type="string" office:string-value="37.84155760150897" table:formula="of:=RIGHT([.B102];LEN([.B102])-4)" table:style-name="ce3">
            <text:p>37.84155760150897</text:p>
          </table:table-cell>
          <table:table-cell table:number-columns-repeated="2" table:style-name="ce1"/>
          <table:table-cell office:value-type="float" office:value="37.841557601508903" table:formula="of:=[.E102]+0" table:style-name="ce3">
            <text:p>37.84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0.44097683280617</text:span></text:p>
          </table:table-cell>
          <table:table-cell table:number-columns-repeated="2" table:style-name="ce1"/>
          <table:table-cell office:value-type="string" office:string-value="40.44097683280617" table:formula="of:=RIGHT([.B103];LEN([.B103])-4)" table:style-name="ce3">
            <text:p>40.44097683280617</text:p>
          </table:table-cell>
          <table:table-cell table:number-columns-repeated="2" table:style-name="ce1"/>
          <table:table-cell office:value-type="float" office:value="40.440976832806101" table:formula="of:=[.E103]+0" table:style-name="ce3">
            <text:p>40.44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38.7559280257331</text:span></text:p>
          </table:table-cell>
          <table:table-cell table:number-columns-repeated="2" table:style-name="ce1"/>
          <table:table-cell office:value-type="string" office:string-value="38.7559280257331" table:formula="of:=RIGHT([.B104];LEN([.B104])-4)" table:style-name="ce3">
            <text:p>38.7559280257331</text:p>
          </table:table-cell>
          <table:table-cell table:number-columns-repeated="2" table:style-name="ce1"/>
          <table:table-cell office:value-type="float" office:value="38.755928025733098" table:formula="of:=[.E104]+0" table:style-name="ce3">
            <text:p>38.76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36.860779010903435</text:span></text:p>
          </table:table-cell>
          <table:table-cell table:number-columns-repeated="2" table:style-name="ce1"/>
          <table:table-cell office:value-type="string" office:string-value="36.860779010903435" table:formula="of:=RIGHT([.B105];LEN([.B105])-5)" table:style-name="ce3">
            <text:p>36.860779010903435</text:p>
          </table:table-cell>
          <table:table-cell table:number-columns-repeated="2" table:style-name="ce1"/>
          <table:table-cell office:value-type="float" office:value="36.8607790109034" table:formula="of:=[.E105]+0" table:style-name="ce3">
            <text:p>36.86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5.8365874150682</text:span></text:p>
          </table:table-cell>
          <table:table-cell table:number-columns-repeated="2" table:style-name="ce1"/>
          <table:table-cell office:value-type="string" office:string-value="35.8365874150682" table:formula="of:=RIGHT([.B106];LEN([.B106])-5)" table:style-name="ce3">
            <text:p>35.8365874150682</text:p>
          </table:table-cell>
          <table:table-cell table:number-columns-repeated="2" table:style-name="ce1"/>
          <table:table-cell office:value-type="float" office:value="35.836587415068202" table:formula="of:=[.E106]+0" table:style-name="ce3">
            <text:p>35.84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40.37934025303215</text:span></text:p>
          </table:table-cell>
          <table:table-cell table:number-columns-repeated="2" table:style-name="ce1"/>
          <table:table-cell office:value-type="string" office:string-value="40.37934025303215" table:formula="of:=RIGHT([.B107];LEN([.B107])-5)" table:style-name="ce3">
            <text:p>40.37934025303215</text:p>
          </table:table-cell>
          <table:table-cell table:number-columns-repeated="2" table:style-name="ce1"/>
          <table:table-cell office:value-type="float" office:value="40.379340253032098" table:formula="of:=[.E107]+0" table:style-name="ce3">
            <text:p>40.38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48.194527466588085</text:span></text:p>
          </table:table-cell>
          <table:table-cell table:number-columns-repeated="2" table:style-name="ce1"/>
          <table:table-cell office:value-type="string" office:string-value="48.194527466588085" table:formula="of:=RIGHT([.B108];LEN([.B108])-5)" table:style-name="ce3">
            <text:p>48.194527466588085</text:p>
          </table:table-cell>
          <table:table-cell table:number-columns-repeated="2" table:style-name="ce1"/>
          <table:table-cell office:value-type="float" office:value="48.194527466587999" table:formula="of:=[.E108]+0" table:style-name="ce3">
            <text:p>48.19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43.919357634904934</text:span></text:p>
          </table:table-cell>
          <table:table-cell table:number-columns-repeated="2" table:style-name="ce1"/>
          <table:table-cell office:value-type="string" office:string-value="43.919357634904934" table:formula="of:=RIGHT([.B109];LEN([.B109])-5)" table:style-name="ce3">
            <text:p>43.919357634904934</text:p>
          </table:table-cell>
          <table:table-cell table:number-columns-repeated="2" table:style-name="ce1"/>
          <table:table-cell office:value-type="float" office:value="43.919357634904898" table:formula="of:=[.E109]+0" table:style-name="ce3">
            <text:p>43.92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6.88046726924397</text:span></text:p>
          </table:table-cell>
          <table:table-cell table:number-columns-repeated="2" table:style-name="ce1"/>
          <table:table-cell office:value-type="string" office:string-value="46.88046726924397" table:formula="of:=RIGHT([.B110];LEN([.B110])-5)" table:style-name="ce3">
            <text:p>46.88046726924397</text:p>
          </table:table-cell>
          <table:table-cell table:number-columns-repeated="2" table:style-name="ce1"/>
          <table:table-cell office:value-type="float" office:value="46.880467269243901" table:formula="of:=[.E110]+0" table:style-name="ce3">
            <text:p>46.88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38.67925237166229</text:span></text:p>
          </table:table-cell>
          <table:table-cell table:number-columns-repeated="2" table:style-name="ce1"/>
          <table:table-cell office:value-type="string" office:string-value="38.67925237166229" table:formula="of:=RIGHT([.B111];LEN([.B111])-5)" table:style-name="ce3">
            <text:p>38.67925237166229</text:p>
          </table:table-cell>
          <table:table-cell table:number-columns-repeated="2" table:style-name="ce1"/>
          <table:table-cell office:value-type="float" office:value="38.679252371662201" table:formula="of:=[.E111]+0" table:style-name="ce3">
            <text:p>38.68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34.7218559872915</text:span></text:p>
          </table:table-cell>
          <table:table-cell table:number-columns-repeated="2" table:style-name="ce1"/>
          <table:table-cell office:value-type="string" office:string-value="34.7218559872915" table:formula="of:=RIGHT([.B112];LEN([.B112])-5)" table:style-name="ce3">
            <text:p>34.7218559872915</text:p>
          </table:table-cell>
          <table:table-cell table:number-columns-repeated="2" table:style-name="ce1"/>
          <table:table-cell office:value-type="float" office:value="34.721855987291498" table:formula="of:=[.E112]+0" table:style-name="ce3">
            <text:p>34.72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39.40247188432724</text:span></text:p>
          </table:table-cell>
          <table:table-cell table:number-columns-repeated="2" table:style-name="ce1"/>
          <table:table-cell office:value-type="string" office:string-value="39.40247188432724" table:formula="of:=RIGHT([.B113];LEN([.B113])-5)" table:style-name="ce3">
            <text:p>39.40247188432724</text:p>
          </table:table-cell>
          <table:table-cell table:number-columns-repeated="2" table:style-name="ce1"/>
          <table:table-cell office:value-type="float" office:value="39.402471884327198" table:formula="of:=[.E113]+0" table:style-name="ce3">
            <text:p>39.40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0.676606635067884</text:span></text:p>
          </table:table-cell>
          <table:table-cell table:number-columns-repeated="2" table:style-name="ce1"/>
          <table:table-cell office:value-type="string" office:string-value="40.676606635067884" table:formula="of:=RIGHT([.B114];LEN([.B114])-5)" table:style-name="ce3">
            <text:p>40.676606635067884</text:p>
          </table:table-cell>
          <table:table-cell table:number-columns-repeated="2" table:style-name="ce1"/>
          <table:table-cell office:value-type="float" office:value="40.676606635067799" table:formula="of:=[.E114]+0" table:style-name="ce3">
            <text:p>40.68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37.63594768194249</text:span></text:p>
          </table:table-cell>
          <table:table-cell table:number-columns-repeated="2" table:style-name="ce1"/>
          <table:table-cell office:value-type="string" office:string-value="37.63594768194249" table:formula="of:=RIGHT([.B115];LEN([.B115])-5)" table:style-name="ce3">
            <text:p>37.63594768194249</text:p>
          </table:table-cell>
          <table:table-cell table:number-columns-repeated="2" table:style-name="ce1"/>
          <table:table-cell office:value-type="float" office:value="37.635947681942397" table:formula="of:=[.E115]+0" table:style-name="ce3">
            <text:p>37.64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36.98499842744229</text:span></text:p>
          </table:table-cell>
          <table:table-cell table:number-columns-repeated="2" table:style-name="ce1"/>
          <table:table-cell office:value-type="string" office:string-value="36.98499842744229" table:formula="of:=RIGHT([.B116];LEN([.B116])-5)" table:style-name="ce3">
            <text:p>36.98499842744229</text:p>
          </table:table-cell>
          <table:table-cell table:number-columns-repeated="2" table:style-name="ce1"/>
          <table:table-cell office:value-type="float" office:value="36.9849984274422" table:formula="of:=[.E116]+0" table:style-name="ce3">
            <text:p>36.98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37.759959253306775</text:span></text:p>
          </table:table-cell>
          <table:table-cell table:number-columns-repeated="2" table:style-name="ce1"/>
          <table:table-cell office:value-type="string" office:string-value="37.759959253306775" table:formula="of:=RIGHT([.B117];LEN([.B117])-5)" table:style-name="ce3">
            <text:p>37.759959253306775</text:p>
          </table:table-cell>
          <table:table-cell table:number-columns-repeated="2" table:style-name="ce1"/>
          <table:table-cell office:value-type="float" office:value="37.759959253306697" table:formula="of:=[.E117]+0" table:style-name="ce3">
            <text:p>37.76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38.97031066555983</text:span></text:p>
          </table:table-cell>
          <table:table-cell table:number-columns-repeated="2" table:style-name="ce1"/>
          <table:table-cell office:value-type="string" office:string-value="38.97031066555983" table:formula="of:=RIGHT([.B118];LEN([.B118])-5)" table:style-name="ce3">
            <text:p>38.97031066555983</text:p>
          </table:table-cell>
          <table:table-cell table:number-columns-repeated="2" table:style-name="ce1"/>
          <table:table-cell office:value-type="float" office:value="38.970310665559801" table:formula="of:=[.E118]+0" table:style-name="ce3">
            <text:p>38.9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37.02568545696623</text:span></text:p>
          </table:table-cell>
          <table:table-cell table:number-columns-repeated="2" table:style-name="ce1"/>
          <table:table-cell office:value-type="string" office:string-value="37.02568545696623" table:formula="of:=RIGHT([.B119];LEN([.B119])-5)" table:style-name="ce3">
            <text:p>37.02568545696623</text:p>
          </table:table-cell>
          <table:table-cell table:number-columns-repeated="2" table:style-name="ce1"/>
          <table:table-cell office:value-type="float" office:value="37.025685456966201" table:formula="of:=[.E119]+0" table:style-name="ce3">
            <text:p>37.0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39.94636136504537</text:span></text:p>
          </table:table-cell>
          <table:table-cell table:number-columns-repeated="2" table:style-name="ce1"/>
          <table:table-cell office:value-type="string" office:string-value="39.94636136504537" table:formula="of:=RIGHT([.B120];LEN([.B120])-5)" table:style-name="ce3">
            <text:p>39.94636136504537</text:p>
          </table:table-cell>
          <table:table-cell table:number-columns-repeated="2" table:style-name="ce1"/>
          <table:table-cell office:value-type="float" office:value="39.946361365045298" table:formula="of:=[.E120]+0" table:style-name="ce3">
            <text:p>39.9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38.827152115143896</text:span></text:p>
          </table:table-cell>
          <table:table-cell table:number-columns-repeated="2" table:style-name="ce1"/>
          <table:table-cell office:value-type="string" office:string-value="38.827152115143896" table:formula="of:=RIGHT([.B121];LEN([.B121])-5)" table:style-name="ce3">
            <text:p>38.827152115143896</text:p>
          </table:table-cell>
          <table:table-cell table:number-columns-repeated="2" table:style-name="ce1"/>
          <table:table-cell office:value-type="float" office:value="38.827152115143797" table:formula="of:=[.E121]+0" table:style-name="ce3">
            <text:p>38.8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39.78865457906393</text:span></text:p>
          </table:table-cell>
          <table:table-cell table:number-columns-repeated="2" table:style-name="ce1"/>
          <table:table-cell office:value-type="string" office:string-value="39.78865457906393" table:formula="of:=RIGHT([.B122];LEN([.B122])-5)" table:style-name="ce3">
            <text:p>39.78865457906393</text:p>
          </table:table-cell>
          <table:table-cell table:number-columns-repeated="2" table:style-name="ce1"/>
          <table:table-cell office:value-type="float" office:value="39.788654579063902" table:formula="of:=[.E122]+0" table:style-name="ce3">
            <text:p>39.7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34.006072366365096</text:span></text:p>
          </table:table-cell>
          <table:table-cell table:number-columns-repeated="2" table:style-name="ce1"/>
          <table:table-cell office:value-type="string" office:string-value="34.006072366365096" table:formula="of:=RIGHT([.B123];LEN([.B123])-5)" table:style-name="ce3">
            <text:p>34.006072366365096</text:p>
          </table:table-cell>
          <table:table-cell table:number-columns-repeated="2" table:style-name="ce1"/>
          <table:table-cell office:value-type="float" office:value="34.006072366364997" table:formula="of:=[.E123]+0" table:style-name="ce3">
            <text:p>34.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31.656268082738343</text:span></text:p>
          </table:table-cell>
          <table:table-cell table:number-columns-repeated="2" table:style-name="ce1"/>
          <table:table-cell office:value-type="string" office:string-value="31.656268082738343" table:formula="of:=RIGHT([.B124];LEN([.B124])-5)" table:style-name="ce3">
            <text:p>31.656268082738343</text:p>
          </table:table-cell>
          <table:table-cell table:number-columns-repeated="2" table:style-name="ce1"/>
          <table:table-cell office:value-type="float" office:value="31.656268082738301" table:formula="of:=[.E124]+0" table:style-name="ce3">
            <text:p>31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44.40922352816878</text:span></text:p>
          </table:table-cell>
          <table:table-cell table:number-columns-repeated="2" table:style-name="ce1"/>
          <table:table-cell office:value-type="string" office:string-value="44.40922352816878" table:formula="of:=RIGHT([.B125];LEN([.B125])-5)" table:style-name="ce3">
            <text:p>44.40922352816878</text:p>
          </table:table-cell>
          <table:table-cell table:number-columns-repeated="2" table:style-name="ce1"/>
          <table:table-cell office:value-type="float" office:value="44.409223528168702" table:formula="of:=[.E125]+0" table:style-name="ce3">
            <text:p>44.4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35.35877823924411</text:span></text:p>
          </table:table-cell>
          <table:table-cell table:number-columns-repeated="2" table:style-name="ce1"/>
          <table:table-cell office:value-type="string" office:string-value="35.35877823924411" table:formula="of:=RIGHT([.B126];LEN([.B126])-5)" table:style-name="ce3">
            <text:p>35.35877823924411</text:p>
          </table:table-cell>
          <table:table-cell table:number-columns-repeated="2" table:style-name="ce1"/>
          <table:table-cell office:value-type="float" office:value="35.358778239244103" table:formula="of:=[.E126]+0" table:style-name="ce3">
            <text:p>35.3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33.3074231061887</text:span></text:p>
          </table:table-cell>
          <table:table-cell table:number-columns-repeated="2" table:style-name="ce1"/>
          <table:table-cell office:value-type="string" office:string-value="33.3074231061887" table:formula="of:=RIGHT([.B127];LEN([.B127])-5)" table:style-name="ce3">
            <text:p>33.3074231061887</text:p>
          </table:table-cell>
          <table:table-cell table:number-columns-repeated="2" table:style-name="ce1"/>
          <table:table-cell office:value-type="float" office:value="33.307423106188701" table:formula="of:=[.E127]+0" table:style-name="ce3">
            <text:p>33.3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38.701976546098614</text:span></text:p>
          </table:table-cell>
          <table:table-cell table:number-columns-repeated="2" table:style-name="ce1"/>
          <table:table-cell office:value-type="string" office:string-value="38.701976546098614" table:formula="of:=RIGHT([.B128];LEN([.B128])-5)" table:style-name="ce3">
            <text:p>38.701976546098614</text:p>
          </table:table-cell>
          <table:table-cell table:number-columns-repeated="2" table:style-name="ce1"/>
          <table:table-cell office:value-type="float" office:value="38.701976546098599" table:formula="of:=[.E128]+0" table:style-name="ce3">
            <text:p>38.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1.233608465565865</text:span></text:p>
          </table:table-cell>
          <table:table-cell table:number-columns-repeated="2" table:style-name="ce1"/>
          <table:table-cell office:value-type="string" office:string-value="41.233608465565865" table:formula="of:=RIGHT([.B129];LEN([.B129])-5)" table:style-name="ce3">
            <text:p>41.233608465565865</text:p>
          </table:table-cell>
          <table:table-cell table:number-columns-repeated="2" table:style-name="ce1"/>
          <table:table-cell office:value-type="float" office:value="41.233608465565801" table:formula="of:=[.E129]+0" table:style-name="ce3">
            <text:p>41.2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40.48454727030015</text:span></text:p>
          </table:table-cell>
          <table:table-cell table:number-columns-repeated="2" table:style-name="ce1"/>
          <table:table-cell office:value-type="string" office:string-value="40.48454727030015" table:formula="of:=RIGHT([.B130];LEN([.B130])-5)" table:style-name="ce3">
            <text:p>40.48454727030015</text:p>
          </table:table-cell>
          <table:table-cell table:number-columns-repeated="2" table:style-name="ce1"/>
          <table:table-cell office:value-type="float" office:value="40.484547270300098" table:formula="of:=[.E130]+0" table:style-name="ce3">
            <text:p>40.4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4.22457605105828</text:span></text:p>
          </table:table-cell>
          <table:table-cell table:number-columns-repeated="2" table:style-name="ce1"/>
          <table:table-cell office:value-type="string" office:string-value="44.22457605105828" table:formula="of:=RIGHT([.B131];LEN([.B131])-5)" table:style-name="ce3">
            <text:p>44.22457605105828</text:p>
          </table:table-cell>
          <table:table-cell table:number-columns-repeated="2" table:style-name="ce1"/>
          <table:table-cell office:value-type="float" office:value="44.2245760510582" table:formula="of:=[.E131]+0" table:style-name="ce3">
            <text:p>44.2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45.3658745205354</text:span></text:p>
          </table:table-cell>
          <table:table-cell table:number-columns-repeated="2" table:style-name="ce1"/>
          <table:table-cell office:value-type="string" office:string-value="45.3658745205354" table:formula="of:=RIGHT([.B132];LEN([.B132])-5)" table:style-name="ce3">
            <text:p>45.3658745205354</text:p>
          </table:table-cell>
          <table:table-cell table:number-columns-repeated="2" table:style-name="ce1"/>
          <table:table-cell office:value-type="float" office:value="45.365874520535399" table:formula="of:=[.E132]+0" table:style-name="ce3">
            <text:p>45.3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44.89563209881355</text:span></text:p>
          </table:table-cell>
          <table:table-cell table:number-columns-repeated="2" table:style-name="ce1"/>
          <table:table-cell office:value-type="string" office:string-value="44.89563209881355" table:formula="of:=RIGHT([.B133];LEN([.B133])-5)" table:style-name="ce3">
            <text:p>44.89563209881355</text:p>
          </table:table-cell>
          <table:table-cell table:number-columns-repeated="2" table:style-name="ce1"/>
          <table:table-cell office:value-type="float" office:value="44.8956320988135" table:formula="of:=[.E133]+0" table:style-name="ce3">
            <text:p>44.9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38.19497276036431</text:span></text:p>
          </table:table-cell>
          <table:table-cell table:number-columns-repeated="2" table:style-name="ce1"/>
          <table:table-cell office:value-type="string" office:string-value="38.19497276036431" table:formula="of:=RIGHT([.B134];LEN([.B134])-5)" table:style-name="ce3">
            <text:p>38.19497276036431</text:p>
          </table:table-cell>
          <table:table-cell table:number-columns-repeated="2" table:style-name="ce1"/>
          <table:table-cell office:value-type="float" office:value="38.194972760364301" table:formula="of:=[.E134]+0" table:style-name="ce3">
            <text:p>38.1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43.291559323113646</text:span></text:p>
          </table:table-cell>
          <table:table-cell table:number-columns-repeated="2" table:style-name="ce1"/>
          <table:table-cell office:value-type="string" office:string-value="43.291559323113646" table:formula="of:=RIGHT([.B135];LEN([.B135])-5)" table:style-name="ce3">
            <text:p>43.291559323113646</text:p>
          </table:table-cell>
          <table:table-cell table:number-columns-repeated="2" table:style-name="ce1"/>
          <table:table-cell office:value-type="float" office:value="43.291559323113603" table:formula="of:=[.E135]+0" table:style-name="ce3">
            <text:p>43.2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36.12584247055798</text:span></text:p>
          </table:table-cell>
          <table:table-cell table:number-columns-repeated="2" table:style-name="ce1"/>
          <table:table-cell office:value-type="string" office:string-value="36.12584247055798" table:formula="of:=RIGHT([.B136];LEN([.B136])-5)" table:style-name="ce3">
            <text:p>36.12584247055798</text:p>
          </table:table-cell>
          <table:table-cell table:number-columns-repeated="2" table:style-name="ce1"/>
          <table:table-cell office:value-type="float" office:value="36.125842470557899" table:formula="of:=[.E136]+0" table:style-name="ce3">
            <text:p>36.1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6.24457201307127</text:span></text:p>
          </table:table-cell>
          <table:table-cell table:number-columns-repeated="2" table:style-name="ce1"/>
          <table:table-cell office:value-type="string" office:string-value="46.24457201307127" table:formula="of:=RIGHT([.B137];LEN([.B137])-5)" table:style-name="ce3">
            <text:p>46.24457201307127</text:p>
          </table:table-cell>
          <table:table-cell table:number-columns-repeated="2" table:style-name="ce1"/>
          <table:table-cell office:value-type="float" office:value="46.244572013071199" table:formula="of:=[.E137]+0" table:style-name="ce3">
            <text:p>46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34.92968196836431</text:span></text:p>
          </table:table-cell>
          <table:table-cell table:number-columns-repeated="2" table:style-name="ce1"/>
          <table:table-cell office:value-type="string" office:string-value="34.92968196836431" table:formula="of:=RIGHT([.B138];LEN([.B138])-5)" table:style-name="ce3">
            <text:p>34.92968196836431</text:p>
          </table:table-cell>
          <table:table-cell table:number-columns-repeated="2" table:style-name="ce1"/>
          <table:table-cell office:value-type="float" office:value="34.929681968364299" table:formula="of:=[.E138]+0" table:style-name="ce3">
            <text:p>34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36.43400030604395</text:span></text:p>
          </table:table-cell>
          <table:table-cell table:number-columns-repeated="2" table:style-name="ce1"/>
          <table:table-cell office:value-type="string" office:string-value="36.43400030604395" table:formula="of:=RIGHT([.B139];LEN([.B139])-5)" table:style-name="ce3">
            <text:p>36.43400030604395</text:p>
          </table:table-cell>
          <table:table-cell table:number-columns-repeated="2" table:style-name="ce1"/>
          <table:table-cell office:value-type="float" office:value="36.434000306043899" table:formula="of:=[.E139]+0" table:style-name="ce3">
            <text:p>36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39.93025566094126</text:span></text:p>
          </table:table-cell>
          <table:table-cell table:number-columns-repeated="2" table:style-name="ce1"/>
          <table:table-cell office:value-type="string" office:string-value="39.93025566094126" table:formula="of:=RIGHT([.B140];LEN([.B140])-5)" table:style-name="ce3">
            <text:p>39.93025566094126</text:p>
          </table:table-cell>
          <table:table-cell table:number-columns-repeated="2" table:style-name="ce1"/>
          <table:table-cell office:value-type="float" office:value="39.930255660941199" table:formula="of:=[.E140]+0" table:style-name="ce3">
            <text:p>39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37.73535421818492</text:span></text:p>
          </table:table-cell>
          <table:table-cell table:number-columns-repeated="2" table:style-name="ce1"/>
          <table:table-cell office:value-type="string" office:string-value="37.73535421818492" table:formula="of:=RIGHT([.B141];LEN([.B141])-5)" table:style-name="ce3">
            <text:p>37.73535421818492</text:p>
          </table:table-cell>
          <table:table-cell table:number-columns-repeated="2" table:style-name="ce1"/>
          <table:table-cell office:value-type="float" office:value="37.735354218184902" table:formula="of:=[.E141]+0" table:style-name="ce3">
            <text:p>37.7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37.42698566772921</text:span></text:p>
          </table:table-cell>
          <table:table-cell table:number-columns-repeated="2" table:style-name="ce1"/>
          <table:table-cell office:value-type="string" office:string-value="37.42698566772921" table:formula="of:=RIGHT([.B142];LEN([.B142])-5)" table:style-name="ce3">
            <text:p>37.42698566772921</text:p>
          </table:table-cell>
          <table:table-cell table:number-columns-repeated="2" table:style-name="ce1"/>
          <table:table-cell office:value-type="float" office:value="37.426985667729198" table:formula="of:=[.E142]+0" table:style-name="ce3">
            <text:p>37.4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37.768864360501766</text:span></text:p>
          </table:table-cell>
          <table:table-cell table:number-columns-repeated="2" table:style-name="ce1"/>
          <table:table-cell office:value-type="string" office:string-value="37.768864360501766" table:formula="of:=RIGHT([.B143];LEN([.B143])-5)" table:style-name="ce3">
            <text:p>37.768864360501766</text:p>
          </table:table-cell>
          <table:table-cell table:number-columns-repeated="2" table:style-name="ce1"/>
          <table:table-cell office:value-type="float" office:value="37.768864360501702" table:formula="of:=[.E143]+0" table:style-name="ce3">
            <text:p>37.7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38.31234061321688</text:span></text:p>
          </table:table-cell>
          <table:table-cell table:number-columns-repeated="2" table:style-name="ce1"/>
          <table:table-cell office:value-type="string" office:string-value="38.31234061321688" table:formula="of:=RIGHT([.B144];LEN([.B144])-5)" table:style-name="ce3">
            <text:p>38.31234061321688</text:p>
          </table:table-cell>
          <table:table-cell table:number-columns-repeated="2" table:style-name="ce1"/>
          <table:table-cell office:value-type="float" office:value="38.312340613216797" table:formula="of:=[.E144]+0" table:style-name="ce3">
            <text:p>38.3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32.49521681483604</text:span></text:p>
          </table:table-cell>
          <table:table-cell table:number-columns-repeated="2" table:style-name="ce1"/>
          <table:table-cell office:value-type="string" office:string-value="32.49521681483604" table:formula="of:=RIGHT([.B145];LEN([.B145])-5)" table:style-name="ce3">
            <text:p>32.49521681483604</text:p>
          </table:table-cell>
          <table:table-cell table:number-columns-repeated="2" table:style-name="ce1"/>
          <table:table-cell office:value-type="float" office:value="32.495216814835999" table:formula="of:=[.E145]+0" table:style-name="ce3">
            <text:p>32.5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26.932844826766626</text:span></text:p>
          </table:table-cell>
          <table:table-cell table:number-columns-repeated="2" table:style-name="ce1"/>
          <table:table-cell office:value-type="string" office:string-value="26.932844826766626" table:formula="of:=RIGHT([.B146];LEN([.B146])-5)" table:style-name="ce3">
            <text:p>26.932844826766626</text:p>
          </table:table-cell>
          <table:table-cell table:number-columns-repeated="2" table:style-name="ce1"/>
          <table:table-cell office:value-type="float" office:value="26.932844826766601" table:formula="of:=[.E146]+0" table:style-name="ce3">
            <text:p>26.9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32.51449399859577</text:span></text:p>
          </table:table-cell>
          <table:table-cell table:number-columns-repeated="2" table:style-name="ce1"/>
          <table:table-cell office:value-type="string" office:string-value="32.51449399859577" table:formula="of:=RIGHT([.B147];LEN([.B147])-5)" table:style-name="ce3">
            <text:p>32.51449399859577</text:p>
          </table:table-cell>
          <table:table-cell table:number-columns-repeated="2" table:style-name="ce1"/>
          <table:table-cell office:value-type="float" office:value="32.514493998595697" table:formula="of:=[.E147]+0" table:style-name="ce3">
            <text:p>32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35.67782770704024</text:span></text:p>
          </table:table-cell>
          <table:table-cell table:number-columns-repeated="2" table:style-name="ce1"/>
          <table:table-cell office:value-type="string" office:string-value="35.67782770704024" table:formula="of:=RIGHT([.B148];LEN([.B148])-5)" table:style-name="ce3">
            <text:p>35.67782770704024</text:p>
          </table:table-cell>
          <table:table-cell table:number-columns-repeated="2" table:style-name="ce1"/>
          <table:table-cell office:value-type="float" office:value="35.677827707040201" table:formula="of:=[.E148]+0" table:style-name="ce3">
            <text:p>35.6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2.594284864074965</text:span></text:p>
          </table:table-cell>
          <table:table-cell table:number-columns-repeated="2" table:style-name="ce1"/>
          <table:table-cell office:value-type="string" office:string-value="42.594284864074965" table:formula="of:=RIGHT([.B149];LEN([.B149])-5)" table:style-name="ce3">
            <text:p>42.594284864074965</text:p>
          </table:table-cell>
          <table:table-cell table:number-columns-repeated="2" table:style-name="ce1"/>
          <table:table-cell office:value-type="float" office:value="42.594284864074901" table:formula="of:=[.E149]+0" table:style-name="ce3">
            <text:p>42.5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37.09662299612186</text:span></text:p>
          </table:table-cell>
          <table:table-cell table:number-columns-repeated="2" table:style-name="ce1"/>
          <table:table-cell office:value-type="string" office:string-value="37.09662299612186" table:formula="of:=RIGHT([.B150];LEN([.B150])-5)" table:style-name="ce3">
            <text:p>37.09662299612186</text:p>
          </table:table-cell>
          <table:table-cell table:number-columns-repeated="2" table:style-name="ce1"/>
          <table:table-cell office:value-type="float" office:value="37.096622996121802" table:formula="of:=[.E150]+0" table:style-name="ce3">
            <text:p>37.1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36.16785030542775</text:span></text:p>
          </table:table-cell>
          <table:table-cell table:number-columns-repeated="2" table:style-name="ce1"/>
          <table:table-cell office:value-type="string" office:string-value="36.16785030542775" table:formula="of:=RIGHT([.B151];LEN([.B151])-5)" table:style-name="ce3">
            <text:p>36.16785030542775</text:p>
          </table:table-cell>
          <table:table-cell table:number-columns-repeated="2" table:style-name="ce1"/>
          <table:table-cell office:value-type="float" office:value="36.167850305427699" table:formula="of:=[.E151]+0" table:style-name="ce3">
            <text:p>36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44.74819691303283</text:span></text:p>
          </table:table-cell>
          <table:table-cell table:number-columns-repeated="2" table:style-name="ce1"/>
          <table:table-cell office:value-type="string" office:string-value="44.74819691303283" table:formula="of:=RIGHT([.B152];LEN([.B152])-5)" table:style-name="ce3">
            <text:p>44.74819691303283</text:p>
          </table:table-cell>
          <table:table-cell table:number-columns-repeated="2" table:style-name="ce1"/>
          <table:table-cell office:value-type="float" office:value="44.7481969130328" table:formula="of:=[.E152]+0" table:style-name="ce3">
            <text:p>44.7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37.78034472424996</text:span></text:p>
          </table:table-cell>
          <table:table-cell table:number-columns-repeated="2" table:style-name="ce1"/>
          <table:table-cell office:value-type="string" office:string-value="37.78034472424996" table:formula="of:=RIGHT([.B153];LEN([.B153])-5)" table:style-name="ce3">
            <text:p>37.78034472424996</text:p>
          </table:table-cell>
          <table:table-cell table:number-columns-repeated="2" table:style-name="ce1"/>
          <table:table-cell office:value-type="float" office:value="37.7803447242499" table:formula="of:=[.E153]+0" table:style-name="ce3">
            <text:p>37.7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37.75290584292016</text:span></text:p>
          </table:table-cell>
          <table:table-cell table:number-columns-repeated="2" table:style-name="ce1"/>
          <table:table-cell office:value-type="string" office:string-value="37.75290584292016" table:formula="of:=RIGHT([.B154];LEN([.B154])-5)" table:style-name="ce3">
            <text:p>37.75290584292016</text:p>
          </table:table-cell>
          <table:table-cell table:number-columns-repeated="2" table:style-name="ce1"/>
          <table:table-cell office:value-type="float" office:value="37.7529058429201" table:formula="of:=[.E154]+0" table:style-name="ce3">
            <text:p>37.7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38.892521675567</text:span></text:p>
          </table:table-cell>
          <table:table-cell table:number-columns-repeated="2" table:style-name="ce1"/>
          <table:table-cell office:value-type="string" office:string-value="38.892521675567" table:formula="of:=RIGHT([.B155];LEN([.B155])-5)" table:style-name="ce3">
            <text:p>38.892521675567</text:p>
          </table:table-cell>
          <table:table-cell table:number-columns-repeated="2" table:style-name="ce1"/>
          <table:table-cell office:value-type="float" office:value="38.892521675566996" table:formula="of:=[.E155]+0" table:style-name="ce3">
            <text:p>38.89</text:p>
          </table:table-cell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  <table:table table:name="sheet_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round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0<text:span text:style-name="T1">: </text:span><text:span text:style-name="T2">3.336207145586203</text:span></text:p>
          </table:table-cell>
          <table:table-cell table:number-columns-repeated="2" table:style-name="ce1"/>
          <table:table-cell office:value-type="string" office:string-value="3.336207145586203" table:formula="of:=RIGHT([.B5];LEN([.B5])-3)" table:style-name="ce3">
            <text:p>3.336207145586203</text:p>
          </table:table-cell>
          <table:table-cell table:number-columns-repeated="2" table:style-name="ce1"/>
          <table:table-cell office:value-type="float" office:value="3.3362071455861999" table:formula="of:=[.E5]+0" table:style-name="ce3">
            <text:p>3.34</text:p>
          </table:table-cell>
          <table:table-cell/>
          <table:table-cell table:style-name="ce1">
            <draw:frame draw:z-index="1" draw:id="id1" draw:style-name="a1" draw:name="Chart 1" svg:x="0.65833in" svg:y="0in" svg:width="9.56667in" svg:height="5.2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2" table:formula="of:=[.A5]+1" table:style-name="ce1">
            <text:p>2</text:p>
          </table:table-cell>
          <table:table-cell office:value-type="string" table:style-name="ce2">
            <text:p>1<text:span text:style-name="T1">: </text:span><text:span text:style-name="T2">7.487146896793466</text:span></text:p>
          </table:table-cell>
          <table:table-cell table:number-columns-repeated="2" table:style-name="ce1"/>
          <table:table-cell office:value-type="string" office:string-value="7.487146896793466" table:formula="of:=RIGHT([.B6];LEN([.B6])-3)" table:style-name="ce3">
            <text:p>7.487146896793466</text:p>
          </table:table-cell>
          <table:table-cell table:number-columns-repeated="2" table:style-name="ce1"/>
          <table:table-cell office:value-type="float" office:value="7.48714689679346" table:formula="of:=[.E6]+0" table:style-name="ce3">
            <text:p>7.49</text:p>
          </table:table-cell>
          <table:table-cell table:number-columns-repeated="16376"/>
        </table:table-row>
        <table:table-row table:style-name="ro1">
          <table:table-cell office:value-type="float" office:value="3" table:formula="of:=[.A6]+1" table:style-name="ce1">
            <text:p>3</text:p>
          </table:table-cell>
          <table:table-cell office:value-type="string" table:style-name="ce2">
            <text:p>2<text:span text:style-name="T1">: </text:span><text:span text:style-name="T2">7.726963634345784</text:span></text:p>
          </table:table-cell>
          <table:table-cell table:number-columns-repeated="2" table:style-name="ce1"/>
          <table:table-cell office:value-type="string" office:string-value="7.726963634345784" table:formula="of:=RIGHT([.B7];LEN([.B7])-3)" table:style-name="ce3">
            <text:p>7.726963634345784</text:p>
          </table:table-cell>
          <table:table-cell table:number-columns-repeated="2" table:style-name="ce1"/>
          <table:table-cell office:value-type="float" office:value="7.7269636343457799" table:formula="of:=[.E7]+0" table:style-name="ce3">
            <text:p>7.73</text:p>
          </table:table-cell>
          <table:table-cell table:number-columns-repeated="16376"/>
        </table:table-row>
        <table:table-row table:style-name="ro1">
          <table:table-cell office:value-type="float" office:value="4" table:formula="of:=[.A7]+1" table:style-name="ce1">
            <text:p>4</text:p>
          </table:table-cell>
          <table:table-cell office:value-type="string" table:style-name="ce2">
            <text:p>3<text:span text:style-name="T1">: </text:span><text:span text:style-name="T2">15.779567140559518</text:span></text:p>
          </table:table-cell>
          <table:table-cell table:number-columns-repeated="2" table:style-name="ce1"/>
          <table:table-cell office:value-type="string" office:string-value="15.779567140559518" table:formula="of:=RIGHT([.B8];LEN([.B8])-3)" table:style-name="ce3">
            <text:p>15.779567140559518</text:p>
          </table:table-cell>
          <table:table-cell table:number-columns-repeated="2" table:style-name="ce1"/>
          <table:table-cell office:value-type="float" office:value="15.7795671405595" table:formula="of:=[.E8]+0" table:style-name="ce3">
            <text:p>15.78</text:p>
          </table:table-cell>
          <table:table-cell table:number-columns-repeated="16376"/>
        </table:table-row>
        <table:table-row table:style-name="ro1">
          <table:table-cell office:value-type="float" office:value="5" table:formula="of:=[.A8]+1" table:style-name="ce1">
            <text:p>5</text:p>
          </table:table-cell>
          <table:table-cell office:value-type="string" table:style-name="ce2">
            <text:p>4<text:span text:style-name="T1">: </text:span><text:span text:style-name="T2">13.7795325493488</text:span></text:p>
          </table:table-cell>
          <table:table-cell table:number-columns-repeated="2" table:style-name="ce1"/>
          <table:table-cell office:value-type="string" office:string-value="13.7795325493488" table:formula="of:=RIGHT([.B9];LEN([.B9])-3)" table:style-name="ce3">
            <text:p>13.7795325493488</text:p>
          </table:table-cell>
          <table:table-cell table:number-columns-repeated="2" table:style-name="ce1"/>
          <table:table-cell office:value-type="float" office:value="13.779532549348801" table:formula="of:=[.E9]+0" table:style-name="ce3">
            <text:p>13.78</text:p>
          </table:table-cell>
          <table:table-cell table:number-columns-repeated="16376"/>
        </table:table-row>
        <table:table-row table:style-name="ro1">
          <table:table-cell office:value-type="float" office:value="6" table:formula="of:=[.A9]+1" table:style-name="ce1">
            <text:p>6</text:p>
          </table:table-cell>
          <table:table-cell office:value-type="string" table:style-name="ce2">
            <text:p>5<text:span text:style-name="T1">: </text:span><text:span text:style-name="T2">11.66591879093281</text:span></text:p>
          </table:table-cell>
          <table:table-cell table:number-columns-repeated="2" table:style-name="ce1"/>
          <table:table-cell office:value-type="string" office:string-value="11.66591879093281" table:formula="of:=RIGHT([.B10];LEN([.B10])-3)" table:style-name="ce3">
            <text:p>11.66591879093281</text:p>
          </table:table-cell>
          <table:table-cell table:number-columns-repeated="2" table:style-name="ce1"/>
          <table:table-cell office:value-type="float" office:value="11.6659187909328" table:formula="of:=[.E10]+0" table:style-name="ce3">
            <text:p>11.67</text:p>
          </table:table-cell>
          <table:table-cell table:number-columns-repeated="16376"/>
        </table:table-row>
        <table:table-row table:style-name="ro1">
          <table:table-cell office:value-type="float" office:value="7" table:formula="of:=[.A10]+1" table:style-name="ce1">
            <text:p>7</text:p>
          </table:table-cell>
          <table:table-cell office:value-type="string" table:style-name="ce2">
            <text:p>6<text:span text:style-name="T1">: </text:span><text:span text:style-name="T2">15.245724248863388</text:span></text:p>
          </table:table-cell>
          <table:table-cell table:number-columns-repeated="2" table:style-name="ce1"/>
          <table:table-cell office:value-type="string" office:string-value="15.245724248863388" table:formula="of:=RIGHT([.B11];LEN([.B11])-3)" table:style-name="ce3">
            <text:p>15.245724248863388</text:p>
          </table:table-cell>
          <table:table-cell table:number-columns-repeated="2" table:style-name="ce1"/>
          <table:table-cell office:value-type="float" office:value="15.245724248863301" table:formula="of:=[.E11]+0" table:style-name="ce3">
            <text:p>15.25</text:p>
          </table:table-cell>
          <table:table-cell table:number-columns-repeated="16376"/>
        </table:table-row>
        <table:table-row table:style-name="ro1">
          <table:table-cell office:value-type="float" office:value="8" table:formula="of:=[.A11]+1" table:style-name="ce1">
            <text:p>8</text:p>
          </table:table-cell>
          <table:table-cell office:value-type="string" table:style-name="ce2">
            <text:p>7<text:span text:style-name="T1">: </text:span><text:span text:style-name="T2">16.30736335716404</text:span></text:p>
          </table:table-cell>
          <table:table-cell table:number-columns-repeated="2" table:style-name="ce1"/>
          <table:table-cell office:value-type="string" office:string-value="16.30736335716404" table:formula="of:=RIGHT([.B12];LEN([.B12])-3)" table:style-name="ce3">
            <text:p>16.30736335716404</text:p>
          </table:table-cell>
          <table:table-cell table:number-columns-repeated="2" table:style-name="ce1"/>
          <table:table-cell office:value-type="float" office:value="16.307363357164" table:formula="of:=[.E12]+0" table:style-name="ce3">
            <text:p>16.31</text:p>
          </table:table-cell>
          <table:table-cell table:number-columns-repeated="16376"/>
        </table:table-row>
        <table:table-row table:style-name="ro1">
          <table:table-cell office:value-type="float" office:value="9" table:formula="of:=[.A12]+1" table:style-name="ce1">
            <text:p>9</text:p>
          </table:table-cell>
          <table:table-cell office:value-type="string" table:style-name="ce2">
            <text:p>8<text:span text:style-name="T1">: </text:span><text:span text:style-name="T2">14.344795578203266</text:span></text:p>
          </table:table-cell>
          <table:table-cell table:number-columns-repeated="2" table:style-name="ce1"/>
          <table:table-cell office:value-type="string" office:string-value="14.344795578203266" table:formula="of:=RIGHT([.B13];LEN([.B13])-3)" table:style-name="ce3">
            <text:p>14.344795578203266</text:p>
          </table:table-cell>
          <table:table-cell table:number-columns-repeated="2" table:style-name="ce1"/>
          <table:table-cell office:value-type="float" office:value="14.3447955782032" table:formula="of:=[.E13]+0" table:style-name="ce3">
            <text:p>14.34</text:p>
          </table:table-cell>
          <table:table-cell table:number-columns-repeated="16376"/>
        </table:table-row>
        <table:table-row table:style-name="ro1">
          <table:table-cell office:value-type="float" office:value="10" table:formula="of:=[.A13]+1" table:style-name="ce1">
            <text:p>10</text:p>
          </table:table-cell>
          <table:table-cell office:value-type="string" table:style-name="ce2">
            <text:p>9<text:span text:style-name="T1">: </text:span><text:span text:style-name="T2">14.372911453108362</text:span></text:p>
          </table:table-cell>
          <table:table-cell table:number-columns-repeated="2" table:style-name="ce1"/>
          <table:table-cell office:value-type="string" office:string-value="14.372911453108362" table:formula="of:=RIGHT([.B14];LEN([.B14])-3)" table:style-name="ce3">
            <text:p>14.372911453108362</text:p>
          </table:table-cell>
          <table:table-cell table:number-columns-repeated="2" table:style-name="ce1"/>
          <table:table-cell office:value-type="float" office:value="14.3729114531083" table:formula="of:=[.E14]+0" table:style-name="ce3">
            <text:p>14.37</text:p>
          </table:table-cell>
          <table:table-cell table:number-columns-repeated="16376"/>
        </table:table-row>
        <table:table-row table:style-name="ro1">
          <table:table-cell office:value-type="float" office:value="11" table:formula="of:=[.A14]+1" table:style-name="ce1">
            <text:p>11</text:p>
          </table:table-cell>
          <table:table-cell office:value-type="string" table:style-name="ce2">
            <text:p>10<text:span text:style-name="T1">: </text:span><text:span text:style-name="T2">19.385524806551913</text:span></text:p>
          </table:table-cell>
          <table:table-cell table:number-columns-repeated="2" table:style-name="ce1"/>
          <table:table-cell office:value-type="string" office:string-value="19.385524806551913" table:formula="of:=RIGHT([.B15];LEN([.B15])-4)" table:style-name="ce3">
            <text:p>19.385524806551913</text:p>
          </table:table-cell>
          <table:table-cell table:number-columns-repeated="2" table:style-name="ce1"/>
          <table:table-cell office:value-type="float" office:value="19.385524806551899" table:formula="of:=[.E15]+0" table:style-name="ce3">
            <text:p>19.39</text:p>
          </table:table-cell>
          <table:table-cell table:number-columns-repeated="16376"/>
        </table:table-row>
        <table:table-row table:style-name="ro1">
          <table:table-cell office:value-type="float" office:value="12" table:formula="of:=[.A15]+1" table:style-name="ce1">
            <text:p>12</text:p>
          </table:table-cell>
          <table:table-cell office:value-type="string" table:style-name="ce2">
            <text:p>11<text:span text:style-name="T1">: </text:span><text:span text:style-name="T2">10.848085725594277</text:span></text:p>
          </table:table-cell>
          <table:table-cell table:number-columns-repeated="2" table:style-name="ce1"/>
          <table:table-cell office:value-type="string" office:string-value="10.848085725594277" table:formula="of:=RIGHT([.B16];LEN([.B16])-4)" table:style-name="ce3">
            <text:p>10.848085725594277</text:p>
          </table:table-cell>
          <table:table-cell table:number-columns-repeated="2" table:style-name="ce1"/>
          <table:table-cell office:value-type="float" office:value="10.848085725594199" table:formula="of:=[.E16]+0" table:style-name="ce3">
            <text:p>10.85</text:p>
          </table:table-cell>
          <table:table-cell table:number-columns-repeated="16376"/>
        </table:table-row>
        <table:table-row table:style-name="ro1">
          <table:table-cell office:value-type="float" office:value="13" table:formula="of:=[.A16]+1" table:style-name="ce1">
            <text:p>13</text:p>
          </table:table-cell>
          <table:table-cell office:value-type="string" table:style-name="ce2">
            <text:p>12<text:span text:style-name="T1">: </text:span><text:span text:style-name="T2">17.683689811994753</text:span></text:p>
          </table:table-cell>
          <table:table-cell table:number-columns-repeated="2" table:style-name="ce1"/>
          <table:table-cell office:value-type="string" office:string-value="17.683689811994753" table:formula="of:=RIGHT([.B17];LEN([.B17])-4)" table:style-name="ce3">
            <text:p>17.683689811994753</text:p>
          </table:table-cell>
          <table:table-cell table:number-columns-repeated="2" table:style-name="ce1"/>
          <table:table-cell office:value-type="float" office:value="17.6836898119947" table:formula="of:=[.E17]+0" table:style-name="ce3">
            <text:p>17.68</text:p>
          </table:table-cell>
          <table:table-cell table:number-columns-repeated="16376"/>
        </table:table-row>
        <table:table-row table:style-name="ro1">
          <table:table-cell office:value-type="float" office:value="14" table:formula="of:=[.A17]+1" table:style-name="ce1">
            <text:p>14</text:p>
          </table:table-cell>
          <table:table-cell office:value-type="string" table:style-name="ce2">
            <text:p>13<text:span text:style-name="T1">: </text:span><text:span text:style-name="T2">15.799167709321168</text:span></text:p>
          </table:table-cell>
          <table:table-cell table:number-columns-repeated="2" table:style-name="ce1"/>
          <table:table-cell office:value-type="string" office:string-value="15.799167709321168" table:formula="of:=RIGHT([.B18];LEN([.B18])-4)" table:style-name="ce3">
            <text:p>15.799167709321168</text:p>
          </table:table-cell>
          <table:table-cell table:number-columns-repeated="2" table:style-name="ce1"/>
          <table:table-cell office:value-type="float" office:value="15.7991677093211" table:formula="of:=[.E18]+0" table:style-name="ce3">
            <text:p>15.80</text:p>
          </table:table-cell>
          <table:table-cell table:number-columns-repeated="16376"/>
        </table:table-row>
        <table:table-row table:style-name="ro1">
          <table:table-cell office:value-type="float" office:value="15" table:formula="of:=[.A18]+1" table:style-name="ce1">
            <text:p>15</text:p>
          </table:table-cell>
          <table:table-cell office:value-type="string" table:style-name="ce2">
            <text:p>14<text:span text:style-name="T1">: </text:span><text:span text:style-name="T2">14.981865934508567</text:span></text:p>
          </table:table-cell>
          <table:table-cell table:number-columns-repeated="2" table:style-name="ce1"/>
          <table:table-cell office:value-type="string" office:string-value="14.981865934508567" table:formula="of:=RIGHT([.B19];LEN([.B19])-4)" table:style-name="ce3">
            <text:p>14.981865934508567</text:p>
          </table:table-cell>
          <table:table-cell table:number-columns-repeated="2" table:style-name="ce1"/>
          <table:table-cell office:value-type="float" office:value="14.9818659345085" table:formula="of:=[.E19]+0" table:style-name="ce3">
            <text:p>14.98</text:p>
          </table:table-cell>
          <table:table-cell table:number-columns-repeated="16376"/>
        </table:table-row>
        <table:table-row table:style-name="ro1">
          <table:table-cell office:value-type="float" office:value="16" table:formula="of:=[.A19]+1" table:style-name="ce1">
            <text:p>16</text:p>
          </table:table-cell>
          <table:table-cell office:value-type="string" table:style-name="ce2">
            <text:p>15<text:span text:style-name="T1">: </text:span><text:span text:style-name="T2">14.911284407865086</text:span></text:p>
          </table:table-cell>
          <table:table-cell table:number-columns-repeated="2" table:style-name="ce1"/>
          <table:table-cell office:value-type="string" office:string-value="14.911284407865086" table:formula="of:=RIGHT([.B20];LEN([.B20])-4)" table:style-name="ce3">
            <text:p>14.911284407865086</text:p>
          </table:table-cell>
          <table:table-cell table:number-columns-repeated="2" table:style-name="ce1"/>
          <table:table-cell office:value-type="float" office:value="14.911284407865001" table:formula="of:=[.E20]+0" table:style-name="ce3">
            <text:p>14.91</text:p>
          </table:table-cell>
          <table:table-cell table:number-columns-repeated="16376"/>
        </table:table-row>
        <table:table-row table:style-name="ro1">
          <table:table-cell office:value-type="float" office:value="17" table:formula="of:=[.A20]+1" table:style-name="ce1">
            <text:p>17</text:p>
          </table:table-cell>
          <table:table-cell office:value-type="string" table:style-name="ce2">
            <text:p>16<text:span text:style-name="T1">: </text:span><text:span text:style-name="T2">10.314334357669022</text:span></text:p>
          </table:table-cell>
          <table:table-cell table:number-columns-repeated="2" table:style-name="ce1"/>
          <table:table-cell office:value-type="string" office:string-value="10.314334357669022" table:formula="of:=RIGHT([.B21];LEN([.B21])-4)" table:style-name="ce3">
            <text:p>10.314334357669022</text:p>
          </table:table-cell>
          <table:table-cell table:number-columns-repeated="2" table:style-name="ce1"/>
          <table:table-cell office:value-type="float" office:value="10.314334357669001" table:formula="of:=[.E21]+0" table:style-name="ce3">
            <text:p>10.31</text:p>
          </table:table-cell>
          <table:table-cell table:number-columns-repeated="16376"/>
        </table:table-row>
        <table:table-row table:style-name="ro1">
          <table:table-cell office:value-type="float" office:value="18" table:formula="of:=[.A21]+1" table:style-name="ce1">
            <text:p>18</text:p>
          </table:table-cell>
          <table:table-cell office:value-type="string" table:style-name="ce2">
            <text:p>17<text:span text:style-name="T1">: </text:span><text:span text:style-name="T2">15.65528430978765</text:span></text:p>
          </table:table-cell>
          <table:table-cell table:number-columns-repeated="2" table:style-name="ce1"/>
          <table:table-cell office:value-type="string" office:string-value="15.65528430978765" table:formula="of:=RIGHT([.B22];LEN([.B22])-4)" table:style-name="ce3">
            <text:p>15.65528430978765</text:p>
          </table:table-cell>
          <table:table-cell table:number-columns-repeated="2" table:style-name="ce1"/>
          <table:table-cell office:value-type="float" office:value="15.6552843097876" table:formula="of:=[.E22]+0" table:style-name="ce3">
            <text:p>15.66</text:p>
          </table:table-cell>
          <table:table-cell table:number-columns-repeated="16376"/>
        </table:table-row>
        <table:table-row table:style-name="ro1">
          <table:table-cell office:value-type="float" office:value="19" table:formula="of:=[.A22]+1" table:style-name="ce1">
            <text:p>19</text:p>
          </table:table-cell>
          <table:table-cell office:value-type="string" table:style-name="ce2">
            <text:p>18<text:span text:style-name="T1">: </text:span><text:span text:style-name="T2">17.253168097293997</text:span></text:p>
          </table:table-cell>
          <table:table-cell table:number-columns-repeated="2" table:style-name="ce1"/>
          <table:table-cell office:value-type="string" office:string-value="17.253168097293997" table:formula="of:=RIGHT([.B23];LEN([.B23])-4)" table:style-name="ce3">
            <text:p>17.253168097293997</text:p>
          </table:table-cell>
          <table:table-cell table:number-columns-repeated="2" table:style-name="ce1"/>
          <table:table-cell office:value-type="float" office:value="17.253168097293901" table:formula="of:=[.E23]+0" table:style-name="ce3">
            <text:p>17.25</text:p>
          </table:table-cell>
          <table:table-cell table:number-columns-repeated="16376"/>
        </table:table-row>
        <table:table-row table:style-name="ro1">
          <table:table-cell office:value-type="float" office:value="20" table:formula="of:=[.A23]+1" table:style-name="ce1">
            <text:p>20</text:p>
          </table:table-cell>
          <table:table-cell office:value-type="string" table:style-name="ce2">
            <text:p>19<text:span text:style-name="T1">: </text:span><text:span text:style-name="T2">17.078200153570673</text:span></text:p>
          </table:table-cell>
          <table:table-cell table:number-columns-repeated="2" table:style-name="ce1"/>
          <table:table-cell office:value-type="string" office:string-value="17.078200153570673" table:formula="of:=RIGHT([.B24];LEN([.B24])-4)" table:style-name="ce3">
            <text:p>17.078200153570673</text:p>
          </table:table-cell>
          <table:table-cell table:number-columns-repeated="2" table:style-name="ce1"/>
          <table:table-cell office:value-type="float" office:value="17.078200153570599" table:formula="of:=[.E24]+0" table:style-name="ce3">
            <text:p>17.08</text:p>
          </table:table-cell>
          <table:table-cell table:number-columns-repeated="16376"/>
        </table:table-row>
        <table:table-row table:style-name="ro1">
          <table:table-cell office:value-type="float" office:value="21" table:formula="of:=[.A24]+1" table:style-name="ce1">
            <text:p>21</text:p>
          </table:table-cell>
          <table:table-cell office:value-type="string" table:style-name="ce2">
            <text:p>20<text:span text:style-name="T1">: </text:span><text:span text:style-name="T2">17.27867326413717</text:span></text:p>
          </table:table-cell>
          <table:table-cell table:number-columns-repeated="2" table:style-name="ce1"/>
          <table:table-cell office:value-type="string" office:string-value="17.27867326413717" table:formula="of:=RIGHT([.B25];LEN([.B25])-4)" table:style-name="ce3">
            <text:p>17.27867326413717</text:p>
          </table:table-cell>
          <table:table-cell table:number-columns-repeated="2" table:style-name="ce1"/>
          <table:table-cell office:value-type="float" office:value="17.278673264137101" table:formula="of:=[.E25]+0" table:style-name="ce3">
            <text:p>17.28</text:p>
          </table:table-cell>
          <table:table-cell table:number-columns-repeated="16376"/>
        </table:table-row>
        <table:table-row table:style-name="ro1">
          <table:table-cell office:value-type="float" office:value="22" table:formula="of:=[.A25]+1" table:style-name="ce1">
            <text:p>22</text:p>
          </table:table-cell>
          <table:table-cell office:value-type="string" table:style-name="ce2">
            <text:p>21<text:span text:style-name="T1">: </text:span><text:span text:style-name="T2">17.19843525456384</text:span></text:p>
          </table:table-cell>
          <table:table-cell table:number-columns-repeated="2" table:style-name="ce1"/>
          <table:table-cell office:value-type="string" office:string-value="17.19843525456384" table:formula="of:=RIGHT([.B26];LEN([.B26])-4)" table:style-name="ce3">
            <text:p>17.19843525456384</text:p>
          </table:table-cell>
          <table:table-cell table:number-columns-repeated="2" table:style-name="ce1"/>
          <table:table-cell office:value-type="float" office:value="17.198435254563801" table:formula="of:=[.E26]+0" table:style-name="ce3">
            <text:p>17.20</text:p>
          </table:table-cell>
          <table:table-cell table:number-columns-repeated="16376"/>
        </table:table-row>
        <table:table-row table:style-name="ro1">
          <table:table-cell office:value-type="float" office:value="23" table:formula="of:=[.A26]+1" table:style-name="ce1">
            <text:p>23</text:p>
          </table:table-cell>
          <table:table-cell office:value-type="string" table:style-name="ce2">
            <text:p>22<text:span text:style-name="T1">: </text:span><text:span text:style-name="T2">16.110267885665902</text:span></text:p>
          </table:table-cell>
          <table:table-cell table:number-columns-repeated="2" table:style-name="ce1"/>
          <table:table-cell office:value-type="string" office:string-value="16.110267885665902" table:formula="of:=RIGHT([.B27];LEN([.B27])-4)" table:style-name="ce3">
            <text:p>16.110267885665902</text:p>
          </table:table-cell>
          <table:table-cell table:number-columns-repeated="2" table:style-name="ce1"/>
          <table:table-cell office:value-type="float" office:value="16.110267885665898" table:formula="of:=[.E27]+0" table:style-name="ce3">
            <text:p>16.11</text:p>
          </table:table-cell>
          <table:table-cell table:number-columns-repeated="16376"/>
        </table:table-row>
        <table:table-row table:style-name="ro1">
          <table:table-cell office:value-type="float" office:value="24" table:formula="of:=[.A27]+1" table:style-name="ce1">
            <text:p>24</text:p>
          </table:table-cell>
          <table:table-cell office:value-type="string" table:style-name="ce2">
            <text:p>23<text:span text:style-name="T1">: </text:span><text:span text:style-name="T2">22.788742947458736</text:span></text:p>
          </table:table-cell>
          <table:table-cell table:number-columns-repeated="2" table:style-name="ce1"/>
          <table:table-cell office:value-type="string" office:string-value="22.788742947458736" table:formula="of:=RIGHT([.B28];LEN([.B28])-4)" table:style-name="ce3">
            <text:p>22.788742947458736</text:p>
          </table:table-cell>
          <table:table-cell table:number-columns-repeated="2" table:style-name="ce1"/>
          <table:table-cell office:value-type="float" office:value="22.788742947458701" table:formula="of:=[.E28]+0" table:style-name="ce3">
            <text:p>22.79</text:p>
          </table:table-cell>
          <table:table-cell table:number-columns-repeated="16376"/>
        </table:table-row>
        <table:table-row table:style-name="ro1">
          <table:table-cell office:value-type="float" office:value="25" table:formula="of:=[.A28]+1" table:style-name="ce1">
            <text:p>25</text:p>
          </table:table-cell>
          <table:table-cell office:value-type="string" table:style-name="ce2">
            <text:p>24<text:span text:style-name="T1">: </text:span><text:span text:style-name="T2">23.921811704641254</text:span></text:p>
          </table:table-cell>
          <table:table-cell table:number-columns-repeated="2" table:style-name="ce1"/>
          <table:table-cell office:value-type="string" office:string-value="23.921811704641254" table:formula="of:=RIGHT([.B29];LEN([.B29])-4)" table:style-name="ce3">
            <text:p>23.921811704641254</text:p>
          </table:table-cell>
          <table:table-cell table:number-columns-repeated="2" table:style-name="ce1"/>
          <table:table-cell office:value-type="float" office:value="23.9218117046412" table:formula="of:=[.E29]+0" table:style-name="ce3">
            <text:p>23.92</text:p>
          </table:table-cell>
          <table:table-cell table:number-columns-repeated="16376"/>
        </table:table-row>
        <table:table-row table:style-name="ro1">
          <table:table-cell office:value-type="float" office:value="26" table:formula="of:=[.A29]+1" table:style-name="ce1">
            <text:p>26</text:p>
          </table:table-cell>
          <table:table-cell office:value-type="string" table:style-name="ce2">
            <text:p>25<text:span text:style-name="T1">: </text:span><text:span text:style-name="T2">25.289493952480107</text:span></text:p>
          </table:table-cell>
          <table:table-cell table:number-columns-repeated="2" table:style-name="ce1"/>
          <table:table-cell office:value-type="string" office:string-value="25.289493952480107" table:formula="of:=RIGHT([.B30];LEN([.B30])-4)" table:style-name="ce3">
            <text:p>25.289493952480107</text:p>
          </table:table-cell>
          <table:table-cell table:number-columns-repeated="2" table:style-name="ce1"/>
          <table:table-cell office:value-type="float" office:value="25.2894939524801" table:formula="of:=[.E30]+0" table:style-name="ce3">
            <text:p>25.29</text:p>
          </table:table-cell>
          <table:table-cell table:number-columns-repeated="16376"/>
        </table:table-row>
        <table:table-row table:style-name="ro1">
          <table:table-cell office:value-type="float" office:value="27" table:formula="of:=[.A30]+1" table:style-name="ce1">
            <text:p>27</text:p>
          </table:table-cell>
          <table:table-cell office:value-type="string" table:style-name="ce2">
            <text:p>26<text:span text:style-name="T1">: </text:span><text:span text:style-name="T2">29.399197914422654</text:span></text:p>
          </table:table-cell>
          <table:table-cell table:number-columns-repeated="2" table:style-name="ce1"/>
          <table:table-cell office:value-type="string" office:string-value="29.399197914422654" table:formula="of:=RIGHT([.B31];LEN([.B31])-4)" table:style-name="ce3">
            <text:p>29.399197914422654</text:p>
          </table:table-cell>
          <table:table-cell table:number-columns-repeated="2" table:style-name="ce1"/>
          <table:table-cell office:value-type="float" office:value="29.399197914422601" table:formula="of:=[.E31]+0" table:style-name="ce3">
            <text:p>29.40</text:p>
          </table:table-cell>
          <table:table-cell table:number-columns-repeated="16376"/>
        </table:table-row>
        <table:table-row table:style-name="ro1">
          <table:table-cell office:value-type="float" office:value="28" table:formula="of:=[.A31]+1" table:style-name="ce1">
            <text:p>28</text:p>
          </table:table-cell>
          <table:table-cell office:value-type="string" table:style-name="ce2">
            <text:p>27<text:span text:style-name="T1">: </text:span><text:span text:style-name="T2">28.81452828826597</text:span></text:p>
          </table:table-cell>
          <table:table-cell table:number-columns-repeated="2" table:style-name="ce1"/>
          <table:table-cell office:value-type="string" office:string-value="28.81452828826597" table:formula="of:=RIGHT([.B32];LEN([.B32])-4)" table:style-name="ce3">
            <text:p>28.81452828826597</text:p>
          </table:table-cell>
          <table:table-cell table:number-columns-repeated="2" table:style-name="ce1"/>
          <table:table-cell office:value-type="float" office:value="28.814528288265901" table:formula="of:=[.E32]+0" table:style-name="ce3">
            <text:p>28.81</text:p>
          </table:table-cell>
          <table:table-cell table:number-columns-repeated="16376"/>
        </table:table-row>
        <table:table-row table:style-name="ro1">
          <table:table-cell office:value-type="float" office:value="29" table:formula="of:=[.A32]+1" table:style-name="ce1">
            <text:p>29</text:p>
          </table:table-cell>
          <table:table-cell office:value-type="string" table:style-name="ce2">
            <text:p>28<text:span text:style-name="T1">: </text:span><text:span text:style-name="T2">23.614569187817402</text:span></text:p>
          </table:table-cell>
          <table:table-cell table:number-columns-repeated="2" table:style-name="ce1"/>
          <table:table-cell office:value-type="string" office:string-value="23.614569187817402" table:formula="of:=RIGHT([.B33];LEN([.B33])-4)" table:style-name="ce3">
            <text:p>23.614569187817402</text:p>
          </table:table-cell>
          <table:table-cell table:number-columns-repeated="2" table:style-name="ce1"/>
          <table:table-cell office:value-type="float" office:value="23.614569187817398" table:formula="of:=[.E33]+0" table:style-name="ce3">
            <text:p>23.61</text:p>
          </table:table-cell>
          <table:table-cell table:number-columns-repeated="16376"/>
        </table:table-row>
        <table:table-row table:style-name="ro1">
          <table:table-cell office:value-type="float" office:value="30" table:formula="of:=[.A33]+1" table:style-name="ce1">
            <text:p>30</text:p>
          </table:table-cell>
          <table:table-cell office:value-type="string" table:style-name="ce2">
            <text:p>29<text:span text:style-name="T1">: </text:span><text:span text:style-name="T2">34.771433932437546</text:span></text:p>
          </table:table-cell>
          <table:table-cell table:number-columns-repeated="2" table:style-name="ce1"/>
          <table:table-cell office:value-type="string" office:string-value="34.771433932437546" table:formula="of:=RIGHT([.B34];LEN([.B34])-4)" table:style-name="ce3">
            <text:p>34.771433932437546</text:p>
          </table:table-cell>
          <table:table-cell table:number-columns-repeated="2" table:style-name="ce1"/>
          <table:table-cell office:value-type="float" office:value="34.771433932437503" table:formula="of:=[.E34]+0" table:style-name="ce3">
            <text:p>34.77</text:p>
          </table:table-cell>
          <table:table-cell table:number-columns-repeated="16376"/>
        </table:table-row>
        <table:table-row table:style-name="ro1">
          <table:table-cell office:value-type="float" office:value="31" table:formula="of:=[.A34]+1" table:style-name="ce1">
            <text:p>31</text:p>
          </table:table-cell>
          <table:table-cell office:value-type="string" table:style-name="ce2">
            <text:p>30<text:span text:style-name="T1">: </text:span><text:span text:style-name="T2">27.274672012667423</text:span></text:p>
          </table:table-cell>
          <table:table-cell table:number-columns-repeated="2" table:style-name="ce1"/>
          <table:table-cell office:value-type="string" office:string-value="27.274672012667423" table:formula="of:=RIGHT([.B35];LEN([.B35])-4)" table:style-name="ce3">
            <text:p>27.274672012667423</text:p>
          </table:table-cell>
          <table:table-cell table:number-columns-repeated="2" table:style-name="ce1"/>
          <table:table-cell office:value-type="float" office:value="27.274672012667398" table:formula="of:=[.E35]+0" table:style-name="ce3">
            <text:p>27.27</text:p>
          </table:table-cell>
          <table:table-cell table:number-columns-repeated="16376"/>
        </table:table-row>
        <table:table-row table:style-name="ro1">
          <table:table-cell office:value-type="float" office:value="32" table:formula="of:=[.A35]+1" table:style-name="ce1">
            <text:p>32</text:p>
          </table:table-cell>
          <table:table-cell office:value-type="string" table:style-name="ce2">
            <text:p>31<text:span text:style-name="T1">: </text:span><text:span text:style-name="T2">24.836389611350373</text:span></text:p>
          </table:table-cell>
          <table:table-cell table:number-columns-repeated="2" table:style-name="ce1"/>
          <table:table-cell office:value-type="string" office:string-value="24.836389611350373" table:formula="of:=RIGHT([.B36];LEN([.B36])-4)" table:style-name="ce3">
            <text:p>24.836389611350373</text:p>
          </table:table-cell>
          <table:table-cell table:number-columns-repeated="2" table:style-name="ce1"/>
          <table:table-cell office:value-type="float" office:value="24.836389611350299" table:formula="of:=[.E36]+0" table:style-name="ce3">
            <text:p>24.84</text:p>
          </table:table-cell>
          <table:table-cell table:number-columns-repeated="16376"/>
        </table:table-row>
        <table:table-row table:style-name="ro1">
          <table:table-cell office:value-type="float" office:value="33" table:formula="of:=[.A36]+1" table:style-name="ce1">
            <text:p>33</text:p>
          </table:table-cell>
          <table:table-cell office:value-type="string" table:style-name="ce2">
            <text:p>32<text:span text:style-name="T1">: </text:span><text:span text:style-name="T2">26.17978927390783</text:span></text:p>
          </table:table-cell>
          <table:table-cell table:number-columns-repeated="2" table:style-name="ce1"/>
          <table:table-cell office:value-type="string" office:string-value="26.17978927390783" table:formula="of:=RIGHT([.B37];LEN([.B37])-4)" table:style-name="ce3">
            <text:p>26.17978927390783</text:p>
          </table:table-cell>
          <table:table-cell table:number-columns-repeated="2" table:style-name="ce1"/>
          <table:table-cell office:value-type="float" office:value="26.179789273907801" table:formula="of:=[.E37]+0" table:style-name="ce3">
            <text:p>26.18</text:p>
          </table:table-cell>
          <table:table-cell table:number-columns-repeated="16376"/>
        </table:table-row>
        <table:table-row table:style-name="ro1">
          <table:table-cell office:value-type="float" office:value="34" table:formula="of:=[.A37]+1" table:style-name="ce1">
            <text:p>34</text:p>
          </table:table-cell>
          <table:table-cell office:value-type="string" table:style-name="ce2">
            <text:p>33<text:span text:style-name="T1">: </text:span><text:span text:style-name="T2">29.949469744289996</text:span></text:p>
          </table:table-cell>
          <table:table-cell table:number-columns-repeated="2" table:style-name="ce1"/>
          <table:table-cell office:value-type="string" office:string-value="29.949469744289996" table:formula="of:=RIGHT([.B38];LEN([.B38])-4)" table:style-name="ce3">
            <text:p>29.949469744289996</text:p>
          </table:table-cell>
          <table:table-cell table:number-columns-repeated="2" table:style-name="ce1"/>
          <table:table-cell office:value-type="float" office:value="29.9494697442899" table:formula="of:=[.E38]+0" table:style-name="ce3">
            <text:p>29.95</text:p>
          </table:table-cell>
          <table:table-cell table:number-columns-repeated="16376"/>
        </table:table-row>
        <table:table-row table:style-name="ro1">
          <table:table-cell office:value-type="float" office:value="35" table:formula="of:=[.A38]+1" table:style-name="ce1">
            <text:p>35</text:p>
          </table:table-cell>
          <table:table-cell office:value-type="string" table:style-name="ce2">
            <text:p>34<text:span text:style-name="T1">: </text:span><text:span text:style-name="T2">45.31984922443809</text:span></text:p>
          </table:table-cell>
          <table:table-cell table:number-columns-repeated="2" table:style-name="ce1"/>
          <table:table-cell office:value-type="string" office:string-value="45.31984922443809" table:formula="of:=RIGHT([.B39];LEN([.B39])-4)" table:style-name="ce3">
            <text:p>45.31984922443809</text:p>
          </table:table-cell>
          <table:table-cell table:number-columns-repeated="2" table:style-name="ce1"/>
          <table:table-cell office:value-type="float" office:value="45.319849224438002" table:formula="of:=[.E39]+0" table:style-name="ce3">
            <text:p>45.32</text:p>
          </table:table-cell>
          <table:table-cell table:number-columns-repeated="16376"/>
        </table:table-row>
        <table:table-row table:style-name="ro1">
          <table:table-cell office:value-type="float" office:value="36" table:formula="of:=[.A39]+1" table:style-name="ce1">
            <text:p>36</text:p>
          </table:table-cell>
          <table:table-cell office:value-type="string" table:style-name="ce2">
            <text:p>35<text:span text:style-name="T1">: </text:span><text:span text:style-name="T2">34.983047966988764</text:span></text:p>
          </table:table-cell>
          <table:table-cell table:number-columns-repeated="2" table:style-name="ce1"/>
          <table:table-cell office:value-type="string" office:string-value="34.983047966988764" table:formula="of:=RIGHT([.B40];LEN([.B40])-4)" table:style-name="ce3">
            <text:p>34.983047966988764</text:p>
          </table:table-cell>
          <table:table-cell table:number-columns-repeated="2" table:style-name="ce1"/>
          <table:table-cell office:value-type="float" office:value="34.9830479669887" table:formula="of:=[.E40]+0" table:style-name="ce3">
            <text:p>34.98</text:p>
          </table:table-cell>
          <table:table-cell table:number-columns-repeated="16376"/>
        </table:table-row>
        <table:table-row table:style-name="ro1">
          <table:table-cell office:value-type="float" office:value="37" table:formula="of:=[.A40]+1" table:style-name="ce1">
            <text:p>37</text:p>
          </table:table-cell>
          <table:table-cell office:value-type="string" table:style-name="ce2">
            <text:p>36<text:span text:style-name="T1">: </text:span><text:span text:style-name="T2">36.29945853646239</text:span></text:p>
          </table:table-cell>
          <table:table-cell table:number-columns-repeated="2" table:style-name="ce1"/>
          <table:table-cell office:value-type="string" office:string-value="36.29945853646239" table:formula="of:=RIGHT([.B41];LEN([.B41])-4)" table:style-name="ce3">
            <text:p>36.29945853646239</text:p>
          </table:table-cell>
          <table:table-cell table:number-columns-repeated="2" table:style-name="ce1"/>
          <table:table-cell office:value-type="float" office:value="36.299458536462303" table:formula="of:=[.E41]+0" table:style-name="ce3">
            <text:p>36.30</text:p>
          </table:table-cell>
          <table:table-cell table:number-columns-repeated="16376"/>
        </table:table-row>
        <table:table-row table:style-name="ro1">
          <table:table-cell office:value-type="float" office:value="38" table:formula="of:=[.A41]+1" table:style-name="ce1">
            <text:p>38</text:p>
          </table:table-cell>
          <table:table-cell office:value-type="string" table:style-name="ce2">
            <text:p>37<text:span text:style-name="T1">: </text:span><text:span text:style-name="T2">31.606090017075736</text:span></text:p>
          </table:table-cell>
          <table:table-cell table:number-columns-repeated="2" table:style-name="ce1"/>
          <table:table-cell office:value-type="string" office:string-value="31.606090017075736" table:formula="of:=RIGHT([.B42];LEN([.B42])-4)" table:style-name="ce3">
            <text:p>31.606090017075736</text:p>
          </table:table-cell>
          <table:table-cell table:number-columns-repeated="2" table:style-name="ce1"/>
          <table:table-cell office:value-type="float" office:value="31.606090017075701" table:formula="of:=[.E42]+0" table:style-name="ce3">
            <text:p>31.61</text:p>
          </table:table-cell>
          <table:table-cell table:number-columns-repeated="16376"/>
        </table:table-row>
        <table:table-row table:style-name="ro1">
          <table:table-cell office:value-type="float" office:value="39" table:formula="of:=[.A42]+1" table:style-name="ce1">
            <text:p>39</text:p>
          </table:table-cell>
          <table:table-cell office:value-type="string" table:style-name="ce2">
            <text:p>38<text:span text:style-name="T1">: </text:span><text:span text:style-name="T2">29.505336099727725</text:span></text:p>
          </table:table-cell>
          <table:table-cell table:number-columns-repeated="2" table:style-name="ce1"/>
          <table:table-cell office:value-type="string" office:string-value="29.505336099727725" table:formula="of:=RIGHT([.B43];LEN([.B43])-4)" table:style-name="ce3">
            <text:p>29.505336099727725</text:p>
          </table:table-cell>
          <table:table-cell table:number-columns-repeated="2" table:style-name="ce1"/>
          <table:table-cell office:value-type="float" office:value="29.5053360997277" table:formula="of:=[.E43]+0" table:style-name="ce3">
            <text:p>29.51</text:p>
          </table:table-cell>
          <table:table-cell table:number-columns-repeated="16376"/>
        </table:table-row>
        <table:table-row table:style-name="ro1">
          <table:table-cell office:value-type="float" office:value="40" table:formula="of:=[.A43]+1" table:style-name="ce1">
            <text:p>40</text:p>
          </table:table-cell>
          <table:table-cell office:value-type="string" table:style-name="ce2">
            <text:p>39<text:span text:style-name="T1">: </text:span><text:span text:style-name="T2">31.13048271365214</text:span></text:p>
          </table:table-cell>
          <table:table-cell table:number-columns-repeated="2" table:style-name="ce1"/>
          <table:table-cell office:value-type="string" office:string-value="31.13048271365214" table:formula="of:=RIGHT([.B44];LEN([.B44])-4)" table:style-name="ce3">
            <text:p>31.13048271365214</text:p>
          </table:table-cell>
          <table:table-cell table:number-columns-repeated="2" table:style-name="ce1"/>
          <table:table-cell office:value-type="float" office:value="31.1304827136521" table:formula="of:=[.E44]+0" table:style-name="ce3">
            <text:p>31.13</text:p>
          </table:table-cell>
          <table:table-cell table:number-columns-repeated="16376"/>
        </table:table-row>
        <table:table-row table:style-name="ro1">
          <table:table-cell office:value-type="float" office:value="41" table:formula="of:=[.A44]+1" table:style-name="ce1">
            <text:p>41</text:p>
          </table:table-cell>
          <table:table-cell office:value-type="string" table:style-name="ce2">
            <text:p>40<text:span text:style-name="T1">: </text:span><text:span text:style-name="T2">20.43126312988432</text:span></text:p>
          </table:table-cell>
          <table:table-cell table:number-columns-repeated="2" table:style-name="ce1"/>
          <table:table-cell office:value-type="string" office:string-value="20.43126312988432" table:formula="of:=RIGHT([.B45];LEN([.B45])-4)" table:style-name="ce3">
            <text:p>20.43126312988432</text:p>
          </table:table-cell>
          <table:table-cell table:number-columns-repeated="2" table:style-name="ce1"/>
          <table:table-cell office:value-type="float" office:value="20.4312631298843" table:formula="of:=[.E45]+0" table:style-name="ce3">
            <text:p>20.43</text:p>
          </table:table-cell>
          <table:table-cell table:number-columns-repeated="16376"/>
        </table:table-row>
        <table:table-row table:style-name="ro1">
          <table:table-cell office:value-type="float" office:value="42" table:formula="of:=[.A45]+1" table:style-name="ce1">
            <text:p>42</text:p>
          </table:table-cell>
          <table:table-cell office:value-type="string" table:style-name="ce2">
            <text:p>41<text:span text:style-name="T1">: </text:span><text:span text:style-name="T2">37.377814361387905</text:span></text:p>
          </table:table-cell>
          <table:table-cell table:number-columns-repeated="2" table:style-name="ce1"/>
          <table:table-cell office:value-type="string" office:string-value="37.377814361387905" table:formula="of:=RIGHT([.B46];LEN([.B46])-4)" table:style-name="ce3">
            <text:p>37.377814361387905</text:p>
          </table:table-cell>
          <table:table-cell table:number-columns-repeated="2" table:style-name="ce1"/>
          <table:table-cell office:value-type="float" office:value="37.377814361387898" table:formula="of:=[.E46]+0" table:style-name="ce3">
            <text:p>37.38</text:p>
          </table:table-cell>
          <table:table-cell table:number-columns-repeated="16376"/>
        </table:table-row>
        <table:table-row table:style-name="ro1">
          <table:table-cell office:value-type="float" office:value="43" table:formula="of:=[.A46]+1" table:style-name="ce1">
            <text:p>43</text:p>
          </table:table-cell>
          <table:table-cell office:value-type="string" table:style-name="ce2">
            <text:p>42<text:span text:style-name="T1">: </text:span><text:span text:style-name="T2">36.6815473137235</text:span></text:p>
          </table:table-cell>
          <table:table-cell table:number-columns-repeated="2" table:style-name="ce1"/>
          <table:table-cell office:value-type="string" office:string-value="36.6815473137235" table:formula="of:=RIGHT([.B47];LEN([.B47])-4)" table:style-name="ce3">
            <text:p>36.6815473137235</text:p>
          </table:table-cell>
          <table:table-cell table:number-columns-repeated="2" table:style-name="ce1"/>
          <table:table-cell office:value-type="float" office:value="36.681547313723499" table:formula="of:=[.E47]+0" table:style-name="ce3">
            <text:p>36.68</text:p>
          </table:table-cell>
          <table:table-cell table:number-columns-repeated="16376"/>
        </table:table-row>
        <table:table-row table:style-name="ro1">
          <table:table-cell office:value-type="float" office:value="44" table:formula="of:=[.A47]+1" table:style-name="ce1">
            <text:p>44</text:p>
          </table:table-cell>
          <table:table-cell office:value-type="string" table:style-name="ce2">
            <text:p>43<text:span text:style-name="T1">: </text:span><text:span text:style-name="T2">34.559453678154014</text:span></text:p>
          </table:table-cell>
          <table:table-cell table:number-columns-repeated="2" table:style-name="ce1"/>
          <table:table-cell office:value-type="string" office:string-value="34.559453678154014" table:formula="of:=RIGHT([.B48];LEN([.B48])-4)" table:style-name="ce3">
            <text:p>34.559453678154014</text:p>
          </table:table-cell>
          <table:table-cell table:number-columns-repeated="2" table:style-name="ce1"/>
          <table:table-cell office:value-type="float" office:value="34.559453678154" table:formula="of:=[.E48]+0" table:style-name="ce3">
            <text:p>34.56</text:p>
          </table:table-cell>
          <table:table-cell table:number-columns-repeated="16376"/>
        </table:table-row>
        <table:table-row table:style-name="ro1">
          <table:table-cell office:value-type="float" office:value="45" table:formula="of:=[.A48]+1" table:style-name="ce1">
            <text:p>45</text:p>
          </table:table-cell>
          <table:table-cell office:value-type="string" table:style-name="ce2">
            <text:p>44<text:span text:style-name="T1">: </text:span><text:span text:style-name="T2">34.585178293197615</text:span></text:p>
          </table:table-cell>
          <table:table-cell table:number-columns-repeated="2" table:style-name="ce1"/>
          <table:table-cell office:value-type="string" office:string-value="34.585178293197615" table:formula="of:=RIGHT([.B49];LEN([.B49])-4)" table:style-name="ce3">
            <text:p>34.585178293197615</text:p>
          </table:table-cell>
          <table:table-cell table:number-columns-repeated="2" table:style-name="ce1"/>
          <table:table-cell office:value-type="float" office:value="34.5851782931976" table:formula="of:=[.E49]+0" table:style-name="ce3">
            <text:p>34.59</text:p>
          </table:table-cell>
          <table:table-cell table:number-columns-repeated="16376"/>
        </table:table-row>
        <table:table-row table:style-name="ro1">
          <table:table-cell office:value-type="float" office:value="46" table:formula="of:=[.A49]+1" table:style-name="ce1">
            <text:p>46</text:p>
          </table:table-cell>
          <table:table-cell office:value-type="string" table:style-name="ce2">
            <text:p>45<text:span text:style-name="T1">: </text:span><text:span text:style-name="T2">47.74264553069554</text:span></text:p>
          </table:table-cell>
          <table:table-cell table:number-columns-repeated="2" table:style-name="ce1"/>
          <table:table-cell office:value-type="string" office:string-value="47.74264553069554" table:formula="of:=RIGHT([.B50];LEN([.B50])-4)" table:style-name="ce3">
            <text:p>47.74264553069554</text:p>
          </table:table-cell>
          <table:table-cell table:number-columns-repeated="2" table:style-name="ce1"/>
          <table:table-cell office:value-type="float" office:value="47.742645530695498" table:formula="of:=[.E50]+0" table:style-name="ce3">
            <text:p>47.74</text:p>
          </table:table-cell>
          <table:table-cell table:number-columns-repeated="16376"/>
        </table:table-row>
        <table:table-row table:style-name="ro1">
          <table:table-cell office:value-type="float" office:value="47" table:formula="of:=[.A50]+1" table:style-name="ce1">
            <text:p>47</text:p>
          </table:table-cell>
          <table:table-cell office:value-type="string" table:style-name="ce2">
            <text:p>46<text:span text:style-name="T1">: </text:span><text:span text:style-name="T2">36.80382045873608</text:span></text:p>
          </table:table-cell>
          <table:table-cell table:number-columns-repeated="2" table:style-name="ce1"/>
          <table:table-cell office:value-type="string" office:string-value="36.80382045873608" table:formula="of:=RIGHT([.B51];LEN([.B51])-4)" table:style-name="ce3">
            <text:p>36.80382045873608</text:p>
          </table:table-cell>
          <table:table-cell table:number-columns-repeated="2" table:style-name="ce1"/>
          <table:table-cell office:value-type="float" office:value="36.803820458735998" table:formula="of:=[.E51]+0" table:style-name="ce3">
            <text:p>36.80</text:p>
          </table:table-cell>
          <table:table-cell table:number-columns-repeated="16376"/>
        </table:table-row>
        <table:table-row table:style-name="ro1">
          <table:table-cell office:value-type="float" office:value="48" table:formula="of:=[.A51]+1" table:style-name="ce1">
            <text:p>48</text:p>
          </table:table-cell>
          <table:table-cell office:value-type="string" table:style-name="ce2">
            <text:p>47<text:span text:style-name="T1">: </text:span><text:span text:style-name="T2">32.325539699059</text:span></text:p>
          </table:table-cell>
          <table:table-cell table:number-columns-repeated="2" table:style-name="ce1"/>
          <table:table-cell office:value-type="string" office:string-value="32.325539699059" table:formula="of:=RIGHT([.B52];LEN([.B52])-4)" table:style-name="ce3">
            <text:p>32.325539699059</text:p>
          </table:table-cell>
          <table:table-cell table:number-columns-repeated="2" table:style-name="ce1"/>
          <table:table-cell office:value-type="float" office:value="32.325539699059" table:formula="of:=[.E52]+0" table:style-name="ce3">
            <text:p>32.33</text:p>
          </table:table-cell>
          <table:table-cell table:number-columns-repeated="16376"/>
        </table:table-row>
        <table:table-row table:style-name="ro1">
          <table:table-cell office:value-type="float" office:value="49" table:formula="of:=[.A52]+1" table:style-name="ce1">
            <text:p>49</text:p>
          </table:table-cell>
          <table:table-cell office:value-type="string" table:style-name="ce2">
            <text:p>48<text:span text:style-name="T1">: </text:span><text:span text:style-name="T2">38.36537965192947</text:span></text:p>
          </table:table-cell>
          <table:table-cell table:number-columns-repeated="2" table:style-name="ce1"/>
          <table:table-cell office:value-type="string" office:string-value="38.36537965192947" table:formula="of:=RIGHT([.B53];LEN([.B53])-4)" table:style-name="ce3">
            <text:p>38.36537965192947</text:p>
          </table:table-cell>
          <table:table-cell table:number-columns-repeated="2" table:style-name="ce1"/>
          <table:table-cell office:value-type="float" office:value="38.365379651929402" table:formula="of:=[.E53]+0" table:style-name="ce3">
            <text:p>38.37</text:p>
          </table:table-cell>
          <table:table-cell table:number-columns-repeated="16376"/>
        </table:table-row>
        <table:table-row table:style-name="ro1">
          <table:table-cell office:value-type="float" office:value="50" table:formula="of:=[.A53]+1" table:style-name="ce1">
            <text:p>50</text:p>
          </table:table-cell>
          <table:table-cell office:value-type="string" table:style-name="ce2">
            <text:p>49<text:span text:style-name="T1">: </text:span><text:span text:style-name="T2">32.680009917422566</text:span></text:p>
          </table:table-cell>
          <table:table-cell table:number-columns-repeated="2" table:style-name="ce1"/>
          <table:table-cell office:value-type="string" office:string-value="32.680009917422566" table:formula="of:=RIGHT([.B54];LEN([.B54])-4)" table:style-name="ce3">
            <text:p>32.680009917422566</text:p>
          </table:table-cell>
          <table:table-cell table:number-columns-repeated="2" table:style-name="ce1"/>
          <table:table-cell office:value-type="float" office:value="32.680009917422502" table:formula="of:=[.E54]+0" table:style-name="ce3">
            <text:p>32.68</text:p>
          </table:table-cell>
          <table:table-cell table:number-columns-repeated="16376"/>
        </table:table-row>
        <table:table-row table:style-name="ro1">
          <table:table-cell office:value-type="float" office:value="51" table:formula="of:=[.A54]+1" table:style-name="ce1">
            <text:p>51</text:p>
          </table:table-cell>
          <table:table-cell office:value-type="string" table:style-name="ce2">
            <text:p>50<text:span text:style-name="T1">: </text:span><text:span text:style-name="T2">36.371966224705474</text:span></text:p>
          </table:table-cell>
          <table:table-cell table:number-columns-repeated="2" table:style-name="ce1"/>
          <table:table-cell office:value-type="string" office:string-value="36.371966224705474" table:formula="of:=RIGHT([.B55];LEN([.B55])-4)" table:style-name="ce3">
            <text:p>36.371966224705474</text:p>
          </table:table-cell>
          <table:table-cell table:number-columns-repeated="2" table:style-name="ce1"/>
          <table:table-cell office:value-type="float" office:value="36.371966224705403" table:formula="of:=[.E55]+0" table:style-name="ce3">
            <text:p>36.37</text:p>
          </table:table-cell>
          <table:table-cell table:number-columns-repeated="16376"/>
        </table:table-row>
        <table:table-row table:style-name="ro1">
          <table:table-cell office:value-type="float" office:value="52" table:formula="of:=[.A55]+1" table:style-name="ce1">
            <text:p>52</text:p>
          </table:table-cell>
          <table:table-cell office:value-type="string" table:style-name="ce2">
            <text:p>51<text:span text:style-name="T1">: </text:span><text:span text:style-name="T2">34.8478378575728</text:span></text:p>
          </table:table-cell>
          <table:table-cell table:number-columns-repeated="2" table:style-name="ce1"/>
          <table:table-cell office:value-type="string" office:string-value="34.8478378575728" table:formula="of:=RIGHT([.B56];LEN([.B56])-4)" table:style-name="ce3">
            <text:p>34.8478378575728</text:p>
          </table:table-cell>
          <table:table-cell table:number-columns-repeated="2" table:style-name="ce1"/>
          <table:table-cell office:value-type="float" office:value="34.847837857572799" table:formula="of:=[.E56]+0" table:style-name="ce3">
            <text:p>34.85</text:p>
          </table:table-cell>
          <table:table-cell table:number-columns-repeated="16376"/>
        </table:table-row>
        <table:table-row table:style-name="ro1">
          <table:table-cell office:value-type="float" office:value="53" table:formula="of:=[.A56]+1" table:style-name="ce1">
            <text:p>53</text:p>
          </table:table-cell>
          <table:table-cell office:value-type="string" table:style-name="ce2">
            <text:p>52<text:span text:style-name="T1">: </text:span><text:span text:style-name="T2">44.03839520584931</text:span></text:p>
          </table:table-cell>
          <table:table-cell table:number-columns-repeated="2" table:style-name="ce1"/>
          <table:table-cell office:value-type="string" office:string-value="44.03839520584931" table:formula="of:=RIGHT([.B57];LEN([.B57])-4)" table:style-name="ce3">
            <text:p>44.03839520584931</text:p>
          </table:table-cell>
          <table:table-cell table:number-columns-repeated="2" table:style-name="ce1"/>
          <table:table-cell office:value-type="float" office:value="44.038395205849298" table:formula="of:=[.E57]+0" table:style-name="ce3">
            <text:p>44.04</text:p>
          </table:table-cell>
          <table:table-cell table:number-columns-repeated="16376"/>
        </table:table-row>
        <table:table-row table:style-name="ro1">
          <table:table-cell office:value-type="float" office:value="54" table:formula="of:=[.A57]+1" table:style-name="ce1">
            <text:p>54</text:p>
          </table:table-cell>
          <table:table-cell office:value-type="string" table:style-name="ce2">
            <text:p>53<text:span text:style-name="T1">: </text:span><text:span text:style-name="T2">36.73331224616423</text:span></text:p>
          </table:table-cell>
          <table:table-cell table:number-columns-repeated="2" table:style-name="ce1"/>
          <table:table-cell office:value-type="string" office:string-value="36.73331224616423" table:formula="of:=RIGHT([.B58];LEN([.B58])-4)" table:style-name="ce3">
            <text:p>36.73331224616423</text:p>
          </table:table-cell>
          <table:table-cell table:number-columns-repeated="2" table:style-name="ce1"/>
          <table:table-cell office:value-type="float" office:value="36.733312246164203" table:formula="of:=[.E58]+0" table:style-name="ce3">
            <text:p>36.73</text:p>
          </table:table-cell>
          <table:table-cell table:number-columns-repeated="16376"/>
        </table:table-row>
        <table:table-row table:style-name="ro1">
          <table:table-cell office:value-type="float" office:value="55" table:formula="of:=[.A58]+1" table:style-name="ce1">
            <text:p>55</text:p>
          </table:table-cell>
          <table:table-cell office:value-type="string" table:style-name="ce2">
            <text:p>54<text:span text:style-name="T1">: </text:span><text:span text:style-name="T2">40.246535344719874</text:span></text:p>
          </table:table-cell>
          <table:table-cell table:number-columns-repeated="2" table:style-name="ce1"/>
          <table:table-cell office:value-type="string" office:string-value="40.246535344719874" table:formula="of:=RIGHT([.B59];LEN([.B59])-4)" table:style-name="ce3">
            <text:p>40.246535344719874</text:p>
          </table:table-cell>
          <table:table-cell table:number-columns-repeated="2" table:style-name="ce1"/>
          <table:table-cell office:value-type="float" office:value="40.246535344719803" table:formula="of:=[.E59]+0" table:style-name="ce3">
            <text:p>40.25</text:p>
          </table:table-cell>
          <table:table-cell table:number-columns-repeated="16376"/>
        </table:table-row>
        <table:table-row table:style-name="ro1">
          <table:table-cell office:value-type="float" office:value="56" table:formula="of:=[.A59]+1" table:style-name="ce1">
            <text:p>56</text:p>
          </table:table-cell>
          <table:table-cell office:value-type="string" table:style-name="ce2">
            <text:p>55<text:span text:style-name="T1">: </text:span><text:span text:style-name="T2">42.02232844104194</text:span></text:p>
          </table:table-cell>
          <table:table-cell table:number-columns-repeated="2" table:style-name="ce1"/>
          <table:table-cell office:value-type="string" office:string-value="42.02232844104194" table:formula="of:=RIGHT([.B60];LEN([.B60])-4)" table:style-name="ce3">
            <text:p>42.02232844104194</text:p>
          </table:table-cell>
          <table:table-cell table:number-columns-repeated="2" table:style-name="ce1"/>
          <table:table-cell office:value-type="float" office:value="42.0223284410419" table:formula="of:=[.E60]+0" table:style-name="ce3">
            <text:p>42.02</text:p>
          </table:table-cell>
          <table:table-cell table:number-columns-repeated="16376"/>
        </table:table-row>
        <table:table-row table:style-name="ro1">
          <table:table-cell office:value-type="float" office:value="57" table:formula="of:=[.A60]+1" table:style-name="ce1">
            <text:p>57</text:p>
          </table:table-cell>
          <table:table-cell office:value-type="string" table:style-name="ce2">
            <text:p>56<text:span text:style-name="T1">: </text:span><text:span text:style-name="T2">45.43420854735699</text:span></text:p>
          </table:table-cell>
          <table:table-cell table:number-columns-repeated="2" table:style-name="ce1"/>
          <table:table-cell office:value-type="string" office:string-value="45.43420854735699" table:formula="of:=RIGHT([.B61];LEN([.B61])-4)" table:style-name="ce3">
            <text:p>45.43420854735699</text:p>
          </table:table-cell>
          <table:table-cell table:number-columns-repeated="2" table:style-name="ce1"/>
          <table:table-cell office:value-type="float" office:value="45.434208547356903" table:formula="of:=[.E61]+0" table:style-name="ce3">
            <text:p>45.43</text:p>
          </table:table-cell>
          <table:table-cell table:number-columns-repeated="16376"/>
        </table:table-row>
        <table:table-row table:style-name="ro1">
          <table:table-cell office:value-type="float" office:value="58" table:formula="of:=[.A61]+1" table:style-name="ce1">
            <text:p>58</text:p>
          </table:table-cell>
          <table:table-cell office:value-type="string" table:style-name="ce2">
            <text:p>57<text:span text:style-name="T1">: </text:span><text:span text:style-name="T2">40.61305929053479</text:span></text:p>
          </table:table-cell>
          <table:table-cell table:number-columns-repeated="2" table:style-name="ce1"/>
          <table:table-cell office:value-type="string" office:string-value="40.61305929053479" table:formula="of:=RIGHT([.B62];LEN([.B62])-4)" table:style-name="ce3">
            <text:p>40.61305929053479</text:p>
          </table:table-cell>
          <table:table-cell table:number-columns-repeated="2" table:style-name="ce1"/>
          <table:table-cell office:value-type="float" office:value="40.6130592905347" table:formula="of:=[.E62]+0" table:style-name="ce3">
            <text:p>40.61</text:p>
          </table:table-cell>
          <table:table-cell table:number-columns-repeated="16376"/>
        </table:table-row>
        <table:table-row table:style-name="ro1">
          <table:table-cell office:value-type="float" office:value="59" table:formula="of:=[.A62]+1" table:style-name="ce1">
            <text:p>59</text:p>
          </table:table-cell>
          <table:table-cell office:value-type="string" table:style-name="ce2">
            <text:p>58<text:span text:style-name="T1">: </text:span><text:span text:style-name="T2">47.846757447325125</text:span></text:p>
          </table:table-cell>
          <table:table-cell table:number-columns-repeated="2" table:style-name="ce1"/>
          <table:table-cell office:value-type="string" office:string-value="47.846757447325125" table:formula="of:=RIGHT([.B63];LEN([.B63])-4)" table:style-name="ce3">
            <text:p>47.846757447325125</text:p>
          </table:table-cell>
          <table:table-cell table:number-columns-repeated="2" table:style-name="ce1"/>
          <table:table-cell office:value-type="float" office:value="47.846757447325103" table:formula="of:=[.E63]+0" table:style-name="ce3">
            <text:p>47.85</text:p>
          </table:table-cell>
          <table:table-cell table:number-columns-repeated="16376"/>
        </table:table-row>
        <table:table-row table:style-name="ro1">
          <table:table-cell office:value-type="float" office:value="60" table:formula="of:=[.A63]+1" table:style-name="ce1">
            <text:p>60</text:p>
          </table:table-cell>
          <table:table-cell office:value-type="string" table:style-name="ce2">
            <text:p>59<text:span text:style-name="T1">: </text:span><text:span text:style-name="T2">30.08104210566692</text:span></text:p>
          </table:table-cell>
          <table:table-cell table:number-columns-repeated="2" table:style-name="ce1"/>
          <table:table-cell office:value-type="string" office:string-value="30.08104210566692" table:formula="of:=RIGHT([.B64];LEN([.B64])-4)" table:style-name="ce3">
            <text:p>30.08104210566692</text:p>
          </table:table-cell>
          <table:table-cell table:number-columns-repeated="2" table:style-name="ce1"/>
          <table:table-cell office:value-type="float" office:value="30.081042105666899" table:formula="of:=[.E64]+0" table:style-name="ce3">
            <text:p>30.08</text:p>
          </table:table-cell>
          <table:table-cell table:number-columns-repeated="16376"/>
        </table:table-row>
        <table:table-row table:style-name="ro1">
          <table:table-cell office:value-type="float" office:value="61" table:formula="of:=[.A64]+1" table:style-name="ce1">
            <text:p>61</text:p>
          </table:table-cell>
          <table:table-cell office:value-type="string" table:style-name="ce2">
            <text:p>60<text:span text:style-name="T1">: </text:span><text:span text:style-name="T2">40.79326070282928</text:span></text:p>
          </table:table-cell>
          <table:table-cell table:number-columns-repeated="2" table:style-name="ce1"/>
          <table:table-cell office:value-type="string" office:string-value="40.79326070282928" table:formula="of:=RIGHT([.B65];LEN([.B65])-4)" table:style-name="ce3">
            <text:p>40.79326070282928</text:p>
          </table:table-cell>
          <table:table-cell table:number-columns-repeated="2" table:style-name="ce1"/>
          <table:table-cell office:value-type="float" office:value="40.793260702829201" table:formula="of:=[.E65]+0" table:style-name="ce3">
            <text:p>40.79</text:p>
          </table:table-cell>
          <table:table-cell table:number-columns-repeated="16376"/>
        </table:table-row>
        <table:table-row table:style-name="ro1">
          <table:table-cell office:value-type="float" office:value="62" table:formula="of:=[.A65]+1" table:style-name="ce1">
            <text:p>62</text:p>
          </table:table-cell>
          <table:table-cell office:value-type="string" table:style-name="ce2">
            <text:p>61<text:span text:style-name="T1">: </text:span><text:span text:style-name="T2">39.15408218160451</text:span></text:p>
          </table:table-cell>
          <table:table-cell table:number-columns-repeated="2" table:style-name="ce1"/>
          <table:table-cell office:value-type="string" office:string-value="39.15408218160451" table:formula="of:=RIGHT([.B66];LEN([.B66])-4)" table:style-name="ce3">
            <text:p>39.15408218160451</text:p>
          </table:table-cell>
          <table:table-cell table:number-columns-repeated="2" table:style-name="ce1"/>
          <table:table-cell office:value-type="float" office:value="39.154082181604501" table:formula="of:=[.E66]+0" table:style-name="ce3">
            <text:p>39.15</text:p>
          </table:table-cell>
          <table:table-cell table:number-columns-repeated="16376"/>
        </table:table-row>
        <table:table-row table:style-name="ro1">
          <table:table-cell office:value-type="float" office:value="63" table:formula="of:=[.A66]+1" table:style-name="ce1">
            <text:p>63</text:p>
          </table:table-cell>
          <table:table-cell office:value-type="string" table:style-name="ce2">
            <text:p>62<text:span text:style-name="T1">: </text:span><text:span text:style-name="T2">55.358547749397054</text:span></text:p>
          </table:table-cell>
          <table:table-cell table:number-columns-repeated="2" table:style-name="ce1"/>
          <table:table-cell office:value-type="string" office:string-value="55.358547749397054" table:formula="of:=RIGHT([.B67];LEN([.B67])-4)" table:style-name="ce3">
            <text:p>55.358547749397054</text:p>
          </table:table-cell>
          <table:table-cell table:number-columns-repeated="2" table:style-name="ce1"/>
          <table:table-cell office:value-type="float" office:value="55.358547749396998" table:formula="of:=[.E67]+0" table:style-name="ce3">
            <text:p>55.36</text:p>
          </table:table-cell>
          <table:table-cell table:number-columns-repeated="16376"/>
        </table:table-row>
        <table:table-row table:style-name="ro1">
          <table:table-cell office:value-type="float" office:value="64" table:formula="of:=[.A67]+1" table:style-name="ce1">
            <text:p>64</text:p>
          </table:table-cell>
          <table:table-cell office:value-type="string" table:style-name="ce2">
            <text:p>63<text:span text:style-name="T1">: </text:span><text:span text:style-name="T2">52.062713680577886</text:span></text:p>
          </table:table-cell>
          <table:table-cell table:number-columns-repeated="2" table:style-name="ce1"/>
          <table:table-cell office:value-type="string" office:string-value="52.062713680577886" table:formula="of:=RIGHT([.B68];LEN([.B68])-4)" table:style-name="ce3">
            <text:p>52.062713680577886</text:p>
          </table:table-cell>
          <table:table-cell table:number-columns-repeated="2" table:style-name="ce1"/>
          <table:table-cell office:value-type="float" office:value="52.062713680577801" table:formula="of:=[.E68]+0" table:style-name="ce3">
            <text:p>52.06</text:p>
          </table:table-cell>
          <table:table-cell table:number-columns-repeated="16376"/>
        </table:table-row>
        <table:table-row table:style-name="ro1">
          <table:table-cell office:value-type="float" office:value="65" table:formula="of:=[.A68]+1" table:style-name="ce1">
            <text:p>65</text:p>
          </table:table-cell>
          <table:table-cell office:value-type="string" table:style-name="ce2">
            <text:p>64<text:span text:style-name="T1">: </text:span><text:span text:style-name="T2">40.94404174143206</text:span></text:p>
          </table:table-cell>
          <table:table-cell table:number-columns-repeated="2" table:style-name="ce1"/>
          <table:table-cell office:value-type="string" office:string-value="40.94404174143206" table:formula="of:=RIGHT([.B69];LEN([.B69])-4)" table:style-name="ce3">
            <text:p>40.94404174143206</text:p>
          </table:table-cell>
          <table:table-cell table:number-columns-repeated="2" table:style-name="ce1"/>
          <table:table-cell office:value-type="float" office:value="40.944041741432002" table:formula="of:=[.E69]+0" table:style-name="ce3">
            <text:p>40.94</text:p>
          </table:table-cell>
          <table:table-cell table:number-columns-repeated="16376"/>
        </table:table-row>
        <table:table-row table:style-name="ro1">
          <table:table-cell office:value-type="float" office:value="66" table:formula="of:=[.A69]+1" table:style-name="ce1">
            <text:p>66</text:p>
          </table:table-cell>
          <table:table-cell office:value-type="string" table:style-name="ce2">
            <text:p>65<text:span text:style-name="T1">: </text:span><text:span text:style-name="T2">32.26016822064993</text:span></text:p>
          </table:table-cell>
          <table:table-cell table:number-columns-repeated="2" table:style-name="ce1"/>
          <table:table-cell office:value-type="string" office:string-value="32.26016822064993" table:formula="of:=RIGHT([.B70];LEN([.B70])-4)" table:style-name="ce3">
            <text:p>32.26016822064993</text:p>
          </table:table-cell>
          <table:table-cell table:number-columns-repeated="2" table:style-name="ce1"/>
          <table:table-cell office:value-type="float" office:value="32.260168220649902" table:formula="of:=[.E70]+0" table:style-name="ce3">
            <text:p>32.26</text:p>
          </table:table-cell>
          <table:table-cell table:number-columns-repeated="16376"/>
        </table:table-row>
        <table:table-row table:style-name="ro1">
          <table:table-cell office:value-type="float" office:value="67" table:formula="of:=[.A70]+1" table:style-name="ce1">
            <text:p>67</text:p>
          </table:table-cell>
          <table:table-cell office:value-type="string" table:style-name="ce2">
            <text:p>66<text:span text:style-name="T1">: </text:span><text:span text:style-name="T2">33.17663383618371</text:span></text:p>
          </table:table-cell>
          <table:table-cell table:number-columns-repeated="2" table:style-name="ce1"/>
          <table:table-cell office:value-type="string" office:string-value="33.17663383618371" table:formula="of:=RIGHT([.B71];LEN([.B71])-4)" table:style-name="ce3">
            <text:p>33.17663383618371</text:p>
          </table:table-cell>
          <table:table-cell table:number-columns-repeated="2" table:style-name="ce1"/>
          <table:table-cell office:value-type="float" office:value="33.176633836183697" table:formula="of:=[.E71]+0" table:style-name="ce3">
            <text:p>33.18</text:p>
          </table:table-cell>
          <table:table-cell table:number-columns-repeated="16376"/>
        </table:table-row>
        <table:table-row table:style-name="ro1">
          <table:table-cell office:value-type="float" office:value="68" table:formula="of:=[.A71]+1" table:style-name="ce1">
            <text:p>68</text:p>
          </table:table-cell>
          <table:table-cell office:value-type="string" table:style-name="ce2">
            <text:p>67<text:span text:style-name="T1">: </text:span><text:span text:style-name="T2">36.1415262047169</text:span></text:p>
          </table:table-cell>
          <table:table-cell table:number-columns-repeated="2" table:style-name="ce1"/>
          <table:table-cell office:value-type="string" office:string-value="36.1415262047169" table:formula="of:=RIGHT([.B72];LEN([.B72])-4)" table:style-name="ce3">
            <text:p>36.1415262047169</text:p>
          </table:table-cell>
          <table:table-cell table:number-columns-repeated="2" table:style-name="ce1"/>
          <table:table-cell office:value-type="float" office:value="36.141526204716897" table:formula="of:=[.E72]+0" table:style-name="ce3">
            <text:p>36.14</text:p>
          </table:table-cell>
          <table:table-cell table:number-columns-repeated="16376"/>
        </table:table-row>
        <table:table-row table:style-name="ro1">
          <table:table-cell office:value-type="float" office:value="69" table:formula="of:=[.A72]+1" table:style-name="ce1">
            <text:p>69</text:p>
          </table:table-cell>
          <table:table-cell office:value-type="string" table:style-name="ce2">
            <text:p>68<text:span text:style-name="T1">: </text:span><text:span text:style-name="T2">44.85380853181397</text:span></text:p>
          </table:table-cell>
          <table:table-cell table:number-columns-repeated="2" table:style-name="ce1"/>
          <table:table-cell office:value-type="string" office:string-value="44.85380853181397" table:formula="of:=RIGHT([.B73];LEN([.B73])-4)" table:style-name="ce3">
            <text:p>44.85380853181397</text:p>
          </table:table-cell>
          <table:table-cell table:number-columns-repeated="2" table:style-name="ce1"/>
          <table:table-cell office:value-type="float" office:value="44.853808531813897" table:formula="of:=[.E73]+0" table:style-name="ce3">
            <text:p>44.85</text:p>
          </table:table-cell>
          <table:table-cell table:number-columns-repeated="16376"/>
        </table:table-row>
        <table:table-row table:style-name="ro1">
          <table:table-cell office:value-type="float" office:value="70" table:formula="of:=[.A73]+1" table:style-name="ce1">
            <text:p>70</text:p>
          </table:table-cell>
          <table:table-cell office:value-type="string" table:style-name="ce2">
            <text:p>69<text:span text:style-name="T1">: </text:span><text:span text:style-name="T2">34.503114089628006</text:span></text:p>
          </table:table-cell>
          <table:table-cell table:number-columns-repeated="2" table:style-name="ce1"/>
          <table:table-cell office:value-type="string" office:string-value="34.503114089628006" table:formula="of:=RIGHT([.B74];LEN([.B74])-4)" table:style-name="ce3">
            <text:p>34.503114089628006</text:p>
          </table:table-cell>
          <table:table-cell table:number-columns-repeated="2" table:style-name="ce1"/>
          <table:table-cell office:value-type="float" office:value="34.503114089627999" table:formula="of:=[.E74]+0" table:style-name="ce3">
            <text:p>34.50</text:p>
          </table:table-cell>
          <table:table-cell table:number-columns-repeated="16376"/>
        </table:table-row>
        <table:table-row table:style-name="ro1">
          <table:table-cell office:value-type="float" office:value="71" table:formula="of:=[.A74]+1" table:style-name="ce1">
            <text:p>71</text:p>
          </table:table-cell>
          <table:table-cell office:value-type="string" table:style-name="ce2">
            <text:p>70<text:span text:style-name="T1">: </text:span><text:span text:style-name="T2">30.57559035198789</text:span></text:p>
          </table:table-cell>
          <table:table-cell table:number-columns-repeated="2" table:style-name="ce1"/>
          <table:table-cell office:value-type="string" office:string-value="30.57559035198789" table:formula="of:=RIGHT([.B75];LEN([.B75])-4)" table:style-name="ce3">
            <text:p>30.57559035198789</text:p>
          </table:table-cell>
          <table:table-cell table:number-columns-repeated="2" table:style-name="ce1"/>
          <table:table-cell office:value-type="float" office:value="30.575590351987799" table:formula="of:=[.E75]+0" table:style-name="ce3">
            <text:p>30.58</text:p>
          </table:table-cell>
          <table:table-cell table:number-columns-repeated="16376"/>
        </table:table-row>
        <table:table-row table:style-name="ro1">
          <table:table-cell office:value-type="float" office:value="72" table:formula="of:=[.A75]+1" table:style-name="ce1">
            <text:p>72</text:p>
          </table:table-cell>
          <table:table-cell office:value-type="string" table:style-name="ce2">
            <text:p>71<text:span text:style-name="T1">: </text:span><text:span text:style-name="T2">28.004393328063497</text:span></text:p>
          </table:table-cell>
          <table:table-cell table:number-columns-repeated="2" table:style-name="ce1"/>
          <table:table-cell office:value-type="string" office:string-value="28.004393328063497" table:formula="of:=RIGHT([.B76];LEN([.B76])-4)" table:style-name="ce3">
            <text:p>28.004393328063497</text:p>
          </table:table-cell>
          <table:table-cell table:number-columns-repeated="2" table:style-name="ce1"/>
          <table:table-cell office:value-type="float" office:value="28.004393328063401" table:formula="of:=[.E76]+0" table:style-name="ce3">
            <text:p>28.00</text:p>
          </table:table-cell>
          <table:table-cell table:number-columns-repeated="16376"/>
        </table:table-row>
        <table:table-row table:style-name="ro1">
          <table:table-cell office:value-type="float" office:value="73" table:formula="of:=[.A76]+1" table:style-name="ce1">
            <text:p>73</text:p>
          </table:table-cell>
          <table:table-cell office:value-type="string" table:style-name="ce2">
            <text:p>72<text:span text:style-name="T1">: </text:span><text:span text:style-name="T2">40.870566265770435</text:span></text:p>
          </table:table-cell>
          <table:table-cell table:number-columns-repeated="2" table:style-name="ce1"/>
          <table:table-cell office:value-type="string" office:string-value="40.870566265770435" table:formula="of:=RIGHT([.B77];LEN([.B77])-4)" table:style-name="ce3">
            <text:p>40.870566265770435</text:p>
          </table:table-cell>
          <table:table-cell table:number-columns-repeated="2" table:style-name="ce1"/>
          <table:table-cell office:value-type="float" office:value="40.8705662657704" table:formula="of:=[.E77]+0" table:style-name="ce3">
            <text:p>40.87</text:p>
          </table:table-cell>
          <table:table-cell table:number-columns-repeated="16376"/>
        </table:table-row>
        <table:table-row table:style-name="ro1">
          <table:table-cell office:value-type="float" office:value="74" table:formula="of:=[.A77]+1" table:style-name="ce1">
            <text:p>74</text:p>
          </table:table-cell>
          <table:table-cell office:value-type="string" table:style-name="ce2">
            <text:p>73<text:span text:style-name="T1">: </text:span><text:span text:style-name="T2">39.84674256887738</text:span></text:p>
          </table:table-cell>
          <table:table-cell table:number-columns-repeated="2" table:style-name="ce1"/>
          <table:table-cell office:value-type="string" office:string-value="39.84674256887738" table:formula="of:=RIGHT([.B78];LEN([.B78])-4)" table:style-name="ce3">
            <text:p>39.84674256887738</text:p>
          </table:table-cell>
          <table:table-cell table:number-columns-repeated="2" table:style-name="ce1"/>
          <table:table-cell office:value-type="float" office:value="39.846742568877303" table:formula="of:=[.E78]+0" table:style-name="ce3">
            <text:p>39.85</text:p>
          </table:table-cell>
          <table:table-cell table:number-columns-repeated="16376"/>
        </table:table-row>
        <table:table-row table:style-name="ro1">
          <table:table-cell office:value-type="float" office:value="75" table:formula="of:=[.A78]+1" table:style-name="ce1">
            <text:p>75</text:p>
          </table:table-cell>
          <table:table-cell office:value-type="string" table:style-name="ce2">
            <text:p>74<text:span text:style-name="T1">: </text:span><text:span text:style-name="T2">49.02255936603296</text:span></text:p>
          </table:table-cell>
          <table:table-cell table:number-columns-repeated="2" table:style-name="ce1"/>
          <table:table-cell office:value-type="string" office:string-value="49.02255936603296" table:formula="of:=RIGHT([.B79];LEN([.B79])-4)" table:style-name="ce3">
            <text:p>49.02255936603296</text:p>
          </table:table-cell>
          <table:table-cell table:number-columns-repeated="2" table:style-name="ce1"/>
          <table:table-cell office:value-type="float" office:value="49.022559366032901" table:formula="of:=[.E79]+0" table:style-name="ce3">
            <text:p>49.02</text:p>
          </table:table-cell>
          <table:table-cell table:number-columns-repeated="16376"/>
        </table:table-row>
        <table:table-row table:style-name="ro1">
          <table:table-cell office:value-type="float" office:value="76" table:formula="of:=[.A79]+1" table:style-name="ce1">
            <text:p>76</text:p>
          </table:table-cell>
          <table:table-cell office:value-type="string" table:style-name="ce2">
            <text:p>75<text:span text:style-name="T1">: </text:span><text:span text:style-name="T2">55.548122708683856</text:span></text:p>
          </table:table-cell>
          <table:table-cell table:number-columns-repeated="2" table:style-name="ce1"/>
          <table:table-cell office:value-type="string" office:string-value="55.548122708683856" table:formula="of:=RIGHT([.B80];LEN([.B80])-4)" table:style-name="ce3">
            <text:p>55.548122708683856</text:p>
          </table:table-cell>
          <table:table-cell table:number-columns-repeated="2" table:style-name="ce1"/>
          <table:table-cell office:value-type="float" office:value="55.548122708683799" table:formula="of:=[.E80]+0" table:style-name="ce3">
            <text:p>55.55</text:p>
          </table:table-cell>
          <table:table-cell table:number-columns-repeated="16376"/>
        </table:table-row>
        <table:table-row table:style-name="ro1">
          <table:table-cell office:value-type="float" office:value="77" table:formula="of:=[.A80]+1" table:style-name="ce1">
            <text:p>77</text:p>
          </table:table-cell>
          <table:table-cell office:value-type="string" table:style-name="ce2">
            <text:p>76<text:span text:style-name="T1">: </text:span><text:span text:style-name="T2">34.95473940845916</text:span></text:p>
          </table:table-cell>
          <table:table-cell table:number-columns-repeated="2" table:style-name="ce1"/>
          <table:table-cell office:value-type="string" office:string-value="34.95473940845916" table:formula="of:=RIGHT([.B81];LEN([.B81])-4)" table:style-name="ce3">
            <text:p>34.95473940845916</text:p>
          </table:table-cell>
          <table:table-cell table:number-columns-repeated="2" table:style-name="ce1"/>
          <table:table-cell office:value-type="float" office:value="34.954739408459098" table:formula="of:=[.E81]+0" table:style-name="ce3">
            <text:p>34.95</text:p>
          </table:table-cell>
          <table:table-cell table:number-columns-repeated="16376"/>
        </table:table-row>
        <table:table-row table:style-name="ro1">
          <table:table-cell office:value-type="float" office:value="78" table:formula="of:=[.A81]+1" table:style-name="ce1">
            <text:p>78</text:p>
          </table:table-cell>
          <table:table-cell office:value-type="string" table:style-name="ce2">
            <text:p>77<text:span text:style-name="T1">: </text:span><text:span text:style-name="T2">41.09229400007719</text:span></text:p>
          </table:table-cell>
          <table:table-cell table:number-columns-repeated="2" table:style-name="ce1"/>
          <table:table-cell office:value-type="string" office:string-value="41.09229400007719" table:formula="of:=RIGHT([.B82];LEN([.B82])-4)" table:style-name="ce3">
            <text:p>41.09229400007719</text:p>
          </table:table-cell>
          <table:table-cell table:number-columns-repeated="2" table:style-name="ce1"/>
          <table:table-cell office:value-type="float" office:value="41.092294000077104" table:formula="of:=[.E82]+0" table:style-name="ce3">
            <text:p>41.09</text:p>
          </table:table-cell>
          <table:table-cell table:number-columns-repeated="16376"/>
        </table:table-row>
        <table:table-row table:style-name="ro1">
          <table:table-cell office:value-type="float" office:value="79" table:formula="of:=[.A82]+1" table:style-name="ce1">
            <text:p>79</text:p>
          </table:table-cell>
          <table:table-cell office:value-type="string" table:style-name="ce2">
            <text:p>78<text:span text:style-name="T1">: </text:span><text:span text:style-name="T2">51.43106588261138</text:span></text:p>
          </table:table-cell>
          <table:table-cell table:number-columns-repeated="2" table:style-name="ce1"/>
          <table:table-cell office:value-type="string" office:string-value="51.43106588261138" table:formula="of:=RIGHT([.B83];LEN([.B83])-4)" table:style-name="ce3">
            <text:p>51.43106588261138</text:p>
          </table:table-cell>
          <table:table-cell table:number-columns-repeated="2" table:style-name="ce1"/>
          <table:table-cell office:value-type="float" office:value="51.4310658826113" table:formula="of:=[.E83]+0" table:style-name="ce3">
            <text:p>51.43</text:p>
          </table:table-cell>
          <table:table-cell table:number-columns-repeated="16376"/>
        </table:table-row>
        <table:table-row table:style-name="ro1">
          <table:table-cell office:value-type="float" office:value="80" table:formula="of:=[.A83]+1" table:style-name="ce1">
            <text:p>80</text:p>
          </table:table-cell>
          <table:table-cell office:value-type="string" table:style-name="ce2">
            <text:p>79<text:span text:style-name="T1">: </text:span><text:span text:style-name="T2">52.64796951893858</text:span></text:p>
          </table:table-cell>
          <table:table-cell table:number-columns-repeated="2" table:style-name="ce1"/>
          <table:table-cell office:value-type="string" office:string-value="52.64796951893858" table:formula="of:=RIGHT([.B84];LEN([.B84])-4)" table:style-name="ce3">
            <text:p>52.64796951893858</text:p>
          </table:table-cell>
          <table:table-cell table:number-columns-repeated="2" table:style-name="ce1"/>
          <table:table-cell office:value-type="float" office:value="52.647969518938503" table:formula="of:=[.E84]+0" table:style-name="ce3">
            <text:p>52.65</text:p>
          </table:table-cell>
          <table:table-cell table:number-columns-repeated="16376"/>
        </table:table-row>
        <table:table-row table:style-name="ro1">
          <table:table-cell office:value-type="float" office:value="81" table:formula="of:=[.A84]+1" table:style-name="ce1">
            <text:p>81</text:p>
          </table:table-cell>
          <table:table-cell office:value-type="string" table:style-name="ce2">
            <text:p>80<text:span text:style-name="T1">: </text:span><text:span text:style-name="T2">49.31184877219495</text:span></text:p>
          </table:table-cell>
          <table:table-cell table:number-columns-repeated="2" table:style-name="ce1"/>
          <table:table-cell office:value-type="string" office:string-value="49.31184877219495" table:formula="of:=RIGHT([.B85];LEN([.B85])-4)" table:style-name="ce3">
            <text:p>49.31184877219495</text:p>
          </table:table-cell>
          <table:table-cell table:number-columns-repeated="2" table:style-name="ce1"/>
          <table:table-cell office:value-type="float" office:value="49.311848772194899" table:formula="of:=[.E85]+0" table:style-name="ce3">
            <text:p>49.31</text:p>
          </table:table-cell>
          <table:table-cell table:number-columns-repeated="16376"/>
        </table:table-row>
        <table:table-row table:style-name="ro1">
          <table:table-cell office:value-type="float" office:value="82" table:formula="of:=[.A85]+1" table:style-name="ce1">
            <text:p>82</text:p>
          </table:table-cell>
          <table:table-cell office:value-type="string" table:style-name="ce2">
            <text:p>81<text:span text:style-name="T1">: </text:span><text:span text:style-name="T2">61.543811401113715</text:span></text:p>
          </table:table-cell>
          <table:table-cell table:number-columns-repeated="2" table:style-name="ce1"/>
          <table:table-cell office:value-type="string" office:string-value="61.543811401113715" table:formula="of:=RIGHT([.B86];LEN([.B86])-4)" table:style-name="ce3">
            <text:p>61.543811401113715</text:p>
          </table:table-cell>
          <table:table-cell table:number-columns-repeated="2" table:style-name="ce1"/>
          <table:table-cell office:value-type="float" office:value="61.5438114011137" table:formula="of:=[.E86]+0" table:style-name="ce3">
            <text:p>61.54</text:p>
          </table:table-cell>
          <table:table-cell table:number-columns-repeated="16376"/>
        </table:table-row>
        <table:table-row table:style-name="ro1">
          <table:table-cell office:value-type="float" office:value="83" table:formula="of:=[.A86]+1" table:style-name="ce1">
            <text:p>83</text:p>
          </table:table-cell>
          <table:table-cell office:value-type="string" table:style-name="ce2">
            <text:p>82<text:span text:style-name="T1">: </text:span><text:span text:style-name="T2">58.281433025971296</text:span></text:p>
          </table:table-cell>
          <table:table-cell table:number-columns-repeated="2" table:style-name="ce1"/>
          <table:table-cell office:value-type="string" office:string-value="58.281433025971296" table:formula="of:=RIGHT([.B87];LEN([.B87])-4)" table:style-name="ce3">
            <text:p>58.281433025971296</text:p>
          </table:table-cell>
          <table:table-cell table:number-columns-repeated="2" table:style-name="ce1"/>
          <table:table-cell office:value-type="float" office:value="58.281433025971197" table:formula="of:=[.E87]+0" table:style-name="ce3">
            <text:p>58.28</text:p>
          </table:table-cell>
          <table:table-cell table:number-columns-repeated="16376"/>
        </table:table-row>
        <table:table-row table:style-name="ro1">
          <table:table-cell office:value-type="float" office:value="84" table:formula="of:=[.A87]+1" table:style-name="ce1">
            <text:p>84</text:p>
          </table:table-cell>
          <table:table-cell office:value-type="string" table:style-name="ce2">
            <text:p>83<text:span text:style-name="T1">: </text:span><text:span text:style-name="T2">57.00779878498055</text:span></text:p>
          </table:table-cell>
          <table:table-cell table:number-columns-repeated="2" table:style-name="ce1"/>
          <table:table-cell office:value-type="string" office:string-value="57.00779878498055" table:formula="of:=RIGHT([.B88];LEN([.B88])-4)" table:style-name="ce3">
            <text:p>57.00779878498055</text:p>
          </table:table-cell>
          <table:table-cell table:number-columns-repeated="2" table:style-name="ce1"/>
          <table:table-cell office:value-type="float" office:value="57.007798784980501" table:formula="of:=[.E88]+0" table:style-name="ce3">
            <text:p>57.01</text:p>
          </table:table-cell>
          <table:table-cell table:number-columns-repeated="16376"/>
        </table:table-row>
        <table:table-row table:style-name="ro1">
          <table:table-cell office:value-type="float" office:value="85" table:formula="of:=[.A88]+1" table:style-name="ce1">
            <text:p>85</text:p>
          </table:table-cell>
          <table:table-cell office:value-type="string" table:style-name="ce2">
            <text:p>84<text:span text:style-name="T1">: </text:span><text:span text:style-name="T2">56.88544465663311</text:span></text:p>
          </table:table-cell>
          <table:table-cell table:number-columns-repeated="2" table:style-name="ce1"/>
          <table:table-cell office:value-type="string" office:string-value="56.88544465663311" table:formula="of:=RIGHT([.B89];LEN([.B89])-4)" table:style-name="ce3">
            <text:p>56.88544465663311</text:p>
          </table:table-cell>
          <table:table-cell table:number-columns-repeated="2" table:style-name="ce1"/>
          <table:table-cell office:value-type="float" office:value="56.885444656633098" table:formula="of:=[.E89]+0" table:style-name="ce3">
            <text:p>56.89</text:p>
          </table:table-cell>
          <table:table-cell table:number-columns-repeated="16376"/>
        </table:table-row>
        <table:table-row table:style-name="ro1">
          <table:table-cell office:value-type="float" office:value="86" table:formula="of:=[.A89]+1" table:style-name="ce1">
            <text:p>86</text:p>
          </table:table-cell>
          <table:table-cell office:value-type="string" table:style-name="ce2">
            <text:p>85<text:span text:style-name="T1">: </text:span><text:span text:style-name="T2">50.559930102696725</text:span></text:p>
          </table:table-cell>
          <table:table-cell table:number-columns-repeated="2" table:style-name="ce1"/>
          <table:table-cell office:value-type="string" office:string-value="50.559930102696725" table:formula="of:=RIGHT([.B90];LEN([.B90])-4)" table:style-name="ce3">
            <text:p>50.559930102696725</text:p>
          </table:table-cell>
          <table:table-cell table:number-columns-repeated="2" table:style-name="ce1"/>
          <table:table-cell office:value-type="float" office:value="50.559930102696697" table:formula="of:=[.E90]+0" table:style-name="ce3">
            <text:p>50.56</text:p>
          </table:table-cell>
          <table:table-cell table:number-columns-repeated="16376"/>
        </table:table-row>
        <table:table-row table:style-name="ro1">
          <table:table-cell office:value-type="float" office:value="87" table:formula="of:=[.A90]+1" table:style-name="ce1">
            <text:p>87</text:p>
          </table:table-cell>
          <table:table-cell office:value-type="string" table:style-name="ce2">
            <text:p>86<text:span text:style-name="T1">: </text:span><text:span text:style-name="T2">60.09223443229214</text:span></text:p>
          </table:table-cell>
          <table:table-cell table:number-columns-repeated="2" table:style-name="ce1"/>
          <table:table-cell office:value-type="string" office:string-value="60.09223443229214" table:formula="of:=RIGHT([.B91];LEN([.B91])-4)" table:style-name="ce3">
            <text:p>60.09223443229214</text:p>
          </table:table-cell>
          <table:table-cell table:number-columns-repeated="2" table:style-name="ce1"/>
          <table:table-cell office:value-type="float" office:value="60.092234432292102" table:formula="of:=[.E91]+0" table:style-name="ce3">
            <text:p>60.09</text:p>
          </table:table-cell>
          <table:table-cell table:number-columns-repeated="16376"/>
        </table:table-row>
        <table:table-row table:style-name="ro1">
          <table:table-cell office:value-type="float" office:value="88" table:formula="of:=[.A91]+1" table:style-name="ce1">
            <text:p>88</text:p>
          </table:table-cell>
          <table:table-cell office:value-type="string" table:style-name="ce2">
            <text:p>87<text:span text:style-name="T1">: </text:span><text:span text:style-name="T2">60.087361230279576</text:span></text:p>
          </table:table-cell>
          <table:table-cell table:number-columns-repeated="2" table:style-name="ce1"/>
          <table:table-cell office:value-type="string" office:string-value="60.087361230279576" table:formula="of:=RIGHT([.B92];LEN([.B92])-4)" table:style-name="ce3">
            <text:p>60.087361230279576</text:p>
          </table:table-cell>
          <table:table-cell table:number-columns-repeated="2" table:style-name="ce1"/>
          <table:table-cell office:value-type="float" office:value="60.087361230279498" table:formula="of:=[.E92]+0" table:style-name="ce3">
            <text:p>60.09</text:p>
          </table:table-cell>
          <table:table-cell table:number-columns-repeated="16376"/>
        </table:table-row>
        <table:table-row table:style-name="ro1">
          <table:table-cell office:value-type="float" office:value="89" table:formula="of:=[.A92]+1" table:style-name="ce1">
            <text:p>89</text:p>
          </table:table-cell>
          <table:table-cell office:value-type="string" table:style-name="ce2">
            <text:p>88<text:span text:style-name="T1">: </text:span><text:span text:style-name="T2">68.58786836493066</text:span></text:p>
          </table:table-cell>
          <table:table-cell table:number-columns-repeated="2" table:style-name="ce1"/>
          <table:table-cell office:value-type="string" office:string-value="68.58786836493066" table:formula="of:=RIGHT([.B93];LEN([.B93])-4)" table:style-name="ce3">
            <text:p>68.58786836493066</text:p>
          </table:table-cell>
          <table:table-cell table:number-columns-repeated="2" table:style-name="ce1"/>
          <table:table-cell office:value-type="float" office:value="68.5878683649306" table:formula="of:=[.E93]+0" table:style-name="ce3">
            <text:p>68.59</text:p>
          </table:table-cell>
          <table:table-cell table:number-columns-repeated="16376"/>
        </table:table-row>
        <table:table-row table:style-name="ro1">
          <table:table-cell office:value-type="float" office:value="90" table:formula="of:=[.A93]+1" table:style-name="ce1">
            <text:p>90</text:p>
          </table:table-cell>
          <table:table-cell office:value-type="string" table:style-name="ce2">
            <text:p>89<text:span text:style-name="T1">: </text:span><text:span text:style-name="T2">65.04946863632269</text:span></text:p>
          </table:table-cell>
          <table:table-cell table:number-columns-repeated="2" table:style-name="ce1"/>
          <table:table-cell office:value-type="string" office:string-value="65.04946863632269" table:formula="of:=RIGHT([.B94];LEN([.B94])-4)" table:style-name="ce3">
            <text:p>65.04946863632269</text:p>
          </table:table-cell>
          <table:table-cell table:number-columns-repeated="2" table:style-name="ce1"/>
          <table:table-cell office:value-type="float" office:value="65.049468636322601" table:formula="of:=[.E94]+0" table:style-name="ce3">
            <text:p>65.05</text:p>
          </table:table-cell>
          <table:table-cell table:number-columns-repeated="16376"/>
        </table:table-row>
        <table:table-row table:style-name="ro1">
          <table:table-cell office:value-type="float" office:value="91" table:formula="of:=[.A94]+1" table:style-name="ce1">
            <text:p>91</text:p>
          </table:table-cell>
          <table:table-cell office:value-type="string" table:style-name="ce2">
            <text:p>90<text:span text:style-name="T1">: </text:span><text:span text:style-name="T2">48.89620630859331</text:span></text:p>
          </table:table-cell>
          <table:table-cell table:number-columns-repeated="2" table:style-name="ce1"/>
          <table:table-cell office:value-type="string" office:string-value="48.89620630859331" table:formula="of:=RIGHT([.B95];LEN([.B95])-4)" table:style-name="ce3">
            <text:p>48.89620630859331</text:p>
          </table:table-cell>
          <table:table-cell table:number-columns-repeated="2" table:style-name="ce1"/>
          <table:table-cell office:value-type="float" office:value="48.8962063085933" table:formula="of:=[.E95]+0" table:style-name="ce3">
            <text:p>48.90</text:p>
          </table:table-cell>
          <table:table-cell table:number-columns-repeated="16376"/>
        </table:table-row>
        <table:table-row table:style-name="ro1">
          <table:table-cell office:value-type="float" office:value="92" table:formula="of:=[.A95]+1" table:style-name="ce1">
            <text:p>92</text:p>
          </table:table-cell>
          <table:table-cell office:value-type="string" table:style-name="ce2">
            <text:p>91<text:span text:style-name="T1">: </text:span><text:span text:style-name="T2">57.5664198760576</text:span></text:p>
          </table:table-cell>
          <table:table-cell table:number-columns-repeated="2" table:style-name="ce1"/>
          <table:table-cell office:value-type="string" office:string-value="57.5664198760576" table:formula="of:=RIGHT([.B96];LEN([.B96])-4)" table:style-name="ce3">
            <text:p>57.5664198760576</text:p>
          </table:table-cell>
          <table:table-cell table:number-columns-repeated="2" table:style-name="ce1"/>
          <table:table-cell office:value-type="float" office:value="57.566419876057601" table:formula="of:=[.E96]+0" table:style-name="ce3">
            <text:p>57.57</text:p>
          </table:table-cell>
          <table:table-cell table:number-columns-repeated="16376"/>
        </table:table-row>
        <table:table-row table:style-name="ro1">
          <table:table-cell office:value-type="float" office:value="93" table:formula="of:=[.A96]+1" table:style-name="ce1">
            <text:p>93</text:p>
          </table:table-cell>
          <table:table-cell office:value-type="string" table:style-name="ce2">
            <text:p>92<text:span text:style-name="T1">: </text:span><text:span text:style-name="T2">54.33051747273966</text:span></text:p>
          </table:table-cell>
          <table:table-cell table:number-columns-repeated="2" table:style-name="ce1"/>
          <table:table-cell office:value-type="string" office:string-value="54.33051747273966" table:formula="of:=RIGHT([.B97];LEN([.B97])-4)" table:style-name="ce3">
            <text:p>54.33051747273966</text:p>
          </table:table-cell>
          <table:table-cell table:number-columns-repeated="2" table:style-name="ce1"/>
          <table:table-cell office:value-type="float" office:value="54.330517472739601" table:formula="of:=[.E97]+0" table:style-name="ce3">
            <text:p>54.33</text:p>
          </table:table-cell>
          <table:table-cell table:number-columns-repeated="16376"/>
        </table:table-row>
        <table:table-row table:style-name="ro1">
          <table:table-cell office:value-type="float" office:value="94" table:formula="of:=[.A97]+1" table:style-name="ce1">
            <text:p>94</text:p>
          </table:table-cell>
          <table:table-cell office:value-type="string" table:style-name="ce2">
            <text:p>93<text:span text:style-name="T1">: </text:span><text:span text:style-name="T2">57.88542328447951</text:span></text:p>
          </table:table-cell>
          <table:table-cell table:number-columns-repeated="2" table:style-name="ce1"/>
          <table:table-cell office:value-type="string" office:string-value="57.88542328447951" table:formula="of:=RIGHT([.B98];LEN([.B98])-4)" table:style-name="ce3">
            <text:p>57.88542328447951</text:p>
          </table:table-cell>
          <table:table-cell table:number-columns-repeated="2" table:style-name="ce1"/>
          <table:table-cell office:value-type="float" office:value="57.885423284479501" table:formula="of:=[.E98]+0" table:style-name="ce3">
            <text:p>57.89</text:p>
          </table:table-cell>
          <table:table-cell table:number-columns-repeated="16376"/>
        </table:table-row>
        <table:table-row table:style-name="ro1">
          <table:table-cell office:value-type="float" office:value="95" table:formula="of:=[.A98]+1" table:style-name="ce1">
            <text:p>95</text:p>
          </table:table-cell>
          <table:table-cell office:value-type="string" table:style-name="ce2">
            <text:p>94<text:span text:style-name="T1">: </text:span><text:span text:style-name="T2">53.358858387985535</text:span></text:p>
          </table:table-cell>
          <table:table-cell table:number-columns-repeated="2" table:style-name="ce1"/>
          <table:table-cell office:value-type="string" office:string-value="53.358858387985535" table:formula="of:=RIGHT([.B99];LEN([.B99])-4)" table:style-name="ce3">
            <text:p>53.358858387985535</text:p>
          </table:table-cell>
          <table:table-cell table:number-columns-repeated="2" table:style-name="ce1"/>
          <table:table-cell office:value-type="float" office:value="53.358858387985499" table:formula="of:=[.E99]+0" table:style-name="ce3">
            <text:p>53.36</text:p>
          </table:table-cell>
          <table:table-cell table:number-columns-repeated="16376"/>
        </table:table-row>
        <table:table-row table:style-name="ro1">
          <table:table-cell office:value-type="float" office:value="96" table:formula="of:=[.A99]+1" table:style-name="ce1">
            <text:p>96</text:p>
          </table:table-cell>
          <table:table-cell office:value-type="string" table:style-name="ce2">
            <text:p>95<text:span text:style-name="T1">: </text:span><text:span text:style-name="T2">45.53047263518356</text:span></text:p>
          </table:table-cell>
          <table:table-cell table:number-columns-repeated="2" table:style-name="ce1"/>
          <table:table-cell office:value-type="string" office:string-value="45.53047263518356" table:formula="of:=RIGHT([.B100];LEN([.B100])-4)" table:style-name="ce3">
            <text:p>45.53047263518356</text:p>
          </table:table-cell>
          <table:table-cell table:number-columns-repeated="2" table:style-name="ce1"/>
          <table:table-cell office:value-type="float" office:value="45.5304726351835" table:formula="of:=[.E100]+0" table:style-name="ce3">
            <text:p>45.53</text:p>
          </table:table-cell>
          <table:table-cell table:number-columns-repeated="16376"/>
        </table:table-row>
        <table:table-row table:style-name="ro1">
          <table:table-cell office:value-type="float" office:value="97" table:formula="of:=[.A100]+1" table:style-name="ce1">
            <text:p>97</text:p>
          </table:table-cell>
          <table:table-cell office:value-type="string" table:style-name="ce2">
            <text:p>96<text:span text:style-name="T1">: </text:span><text:span text:style-name="T2">36.61962806811614</text:span></text:p>
          </table:table-cell>
          <table:table-cell table:number-columns-repeated="2" table:style-name="ce1"/>
          <table:table-cell office:value-type="string" office:string-value="36.61962806811614" table:formula="of:=RIGHT([.B101];LEN([.B101])-4)" table:style-name="ce3">
            <text:p>36.61962806811614</text:p>
          </table:table-cell>
          <table:table-cell table:number-columns-repeated="2" table:style-name="ce1"/>
          <table:table-cell office:value-type="float" office:value="36.6196280681161" table:formula="of:=[.E101]+0" table:style-name="ce3">
            <text:p>36.62</text:p>
          </table:table-cell>
          <table:table-cell table:number-columns-repeated="16376"/>
        </table:table-row>
        <table:table-row table:style-name="ro1">
          <table:table-cell office:value-type="float" office:value="98" table:formula="of:=[.A101]+1" table:style-name="ce1">
            <text:p>98</text:p>
          </table:table-cell>
          <table:table-cell office:value-type="string" table:style-name="ce2">
            <text:p>97<text:span text:style-name="T1">: </text:span><text:span text:style-name="T2">50.75178929236972</text:span></text:p>
          </table:table-cell>
          <table:table-cell table:number-columns-repeated="2" table:style-name="ce1"/>
          <table:table-cell office:value-type="string" office:string-value="50.75178929236972" table:formula="of:=RIGHT([.B102];LEN([.B102])-4)" table:style-name="ce3">
            <text:p>50.75178929236972</text:p>
          </table:table-cell>
          <table:table-cell table:number-columns-repeated="2" table:style-name="ce1"/>
          <table:table-cell office:value-type="float" office:value="50.7517892923697" table:formula="of:=[.E102]+0" table:style-name="ce3">
            <text:p>50.75</text:p>
          </table:table-cell>
          <table:table-cell table:number-columns-repeated="16376"/>
        </table:table-row>
        <table:table-row table:style-name="ro1">
          <table:table-cell office:value-type="float" office:value="99" table:formula="of:=[.A102]+1" table:style-name="ce1">
            <text:p>99</text:p>
          </table:table-cell>
          <table:table-cell office:value-type="string" table:style-name="ce2">
            <text:p>98<text:span text:style-name="T1">: </text:span><text:span text:style-name="T2">47.26714666359146</text:span></text:p>
          </table:table-cell>
          <table:table-cell table:number-columns-repeated="2" table:style-name="ce1"/>
          <table:table-cell office:value-type="string" office:string-value="47.26714666359146" table:formula="of:=RIGHT([.B103];LEN([.B103])-4)" table:style-name="ce3">
            <text:p>47.26714666359146</text:p>
          </table:table-cell>
          <table:table-cell table:number-columns-repeated="2" table:style-name="ce1"/>
          <table:table-cell office:value-type="float" office:value="47.267146663591397" table:formula="of:=[.E103]+0" table:style-name="ce3">
            <text:p>47.27</text:p>
          </table:table-cell>
          <table:table-cell table:number-columns-repeated="16376"/>
        </table:table-row>
        <table:table-row table:style-name="ro1">
          <table:table-cell office:value-type="float" office:value="100" table:formula="of:=[.A103]+1" table:style-name="ce1">
            <text:p>100</text:p>
          </table:table-cell>
          <table:table-cell office:value-type="string" table:style-name="ce2">
            <text:p>99<text:span text:style-name="T1">: </text:span><text:span text:style-name="T2">51.14400837173791</text:span></text:p>
          </table:table-cell>
          <table:table-cell table:number-columns-repeated="2" table:style-name="ce1"/>
          <table:table-cell office:value-type="string" office:string-value="51.14400837173791" table:formula="of:=RIGHT([.B104];LEN([.B104])-4)" table:style-name="ce3">
            <text:p>51.14400837173791</text:p>
          </table:table-cell>
          <table:table-cell table:number-columns-repeated="2" table:style-name="ce1"/>
          <table:table-cell office:value-type="float" office:value="51.144008371737897" table:formula="of:=[.E104]+0" table:style-name="ce3">
            <text:p>51.14</text:p>
          </table:table-cell>
          <table:table-cell table:number-columns-repeated="16376"/>
        </table:table-row>
        <table:table-row table:style-name="ro1">
          <table:table-cell office:value-type="float" office:value="101" table:formula="of:=[.A104]+1" table:style-name="ce1">
            <text:p>101</text:p>
          </table:table-cell>
          <table:table-cell office:value-type="string" table:style-name="ce2">
            <text:p>100<text:span text:style-name="T1">: </text:span><text:span text:style-name="T2">53.31746811557433</text:span></text:p>
          </table:table-cell>
          <table:table-cell table:number-columns-repeated="2" table:style-name="ce1"/>
          <table:table-cell office:value-type="string" office:string-value="53.31746811557433" table:formula="of:=RIGHT([.B105];LEN([.B105])-5)" table:style-name="ce3">
            <text:p>53.31746811557433</text:p>
          </table:table-cell>
          <table:table-cell table:number-columns-repeated="2" table:style-name="ce1"/>
          <table:table-cell office:value-type="float" office:value="53.3174681155743" table:formula="of:=[.E105]+0" table:style-name="ce3">
            <text:p>53.32</text:p>
          </table:table-cell>
          <table:table-cell table:number-columns-repeated="16376"/>
        </table:table-row>
        <table:table-row table:style-name="ro1">
          <table:table-cell office:value-type="float" office:value="102" table:formula="of:=[.A105]+1" table:style-name="ce1">
            <text:p>102</text:p>
          </table:table-cell>
          <table:table-cell office:value-type="string" table:style-name="ce2">
            <text:p>101<text:span text:style-name="T1">: </text:span><text:span text:style-name="T2">38.2478263289879</text:span></text:p>
          </table:table-cell>
          <table:table-cell table:number-columns-repeated="2" table:style-name="ce1"/>
          <table:table-cell office:value-type="string" office:string-value="38.2478263289879" table:formula="of:=RIGHT([.B106];LEN([.B106])-5)" table:style-name="ce3">
            <text:p>38.2478263289879</text:p>
          </table:table-cell>
          <table:table-cell table:number-columns-repeated="2" table:style-name="ce1"/>
          <table:table-cell office:value-type="float" office:value="38.247826328987898" table:formula="of:=[.E106]+0" table:style-name="ce3">
            <text:p>38.25</text:p>
          </table:table-cell>
          <table:table-cell table:number-columns-repeated="16376"/>
        </table:table-row>
        <table:table-row table:style-name="ro1">
          <table:table-cell office:value-type="float" office:value="103" table:formula="of:=[.A106]+1" table:style-name="ce1">
            <text:p>103</text:p>
          </table:table-cell>
          <table:table-cell office:value-type="string" table:style-name="ce2">
            <text:p>102<text:span text:style-name="T1">: </text:span><text:span text:style-name="T2">38.87188107478125</text:span></text:p>
          </table:table-cell>
          <table:table-cell table:number-columns-repeated="2" table:style-name="ce1"/>
          <table:table-cell office:value-type="string" office:string-value="38.87188107478125" table:formula="of:=RIGHT([.B107];LEN([.B107])-5)" table:style-name="ce3">
            <text:p>38.87188107478125</text:p>
          </table:table-cell>
          <table:table-cell table:number-columns-repeated="2" table:style-name="ce1"/>
          <table:table-cell office:value-type="float" office:value="38.8718810747812" table:formula="of:=[.E107]+0" table:style-name="ce3">
            <text:p>38.87</text:p>
          </table:table-cell>
          <table:table-cell table:number-columns-repeated="16376"/>
        </table:table-row>
        <table:table-row table:style-name="ro1">
          <table:table-cell office:value-type="float" office:value="104" table:formula="of:=[.A107]+1" table:style-name="ce1">
            <text:p>104</text:p>
          </table:table-cell>
          <table:table-cell office:value-type="string" table:style-name="ce2">
            <text:p>103<text:span text:style-name="T1">: </text:span><text:span text:style-name="T2">57.513282954382035</text:span></text:p>
          </table:table-cell>
          <table:table-cell table:number-columns-repeated="2" table:style-name="ce1"/>
          <table:table-cell office:value-type="string" office:string-value="57.513282954382035" table:formula="of:=RIGHT([.B108];LEN([.B108])-5)" table:style-name="ce3">
            <text:p>57.513282954382035</text:p>
          </table:table-cell>
          <table:table-cell table:number-columns-repeated="2" table:style-name="ce1"/>
          <table:table-cell office:value-type="float" office:value="57.513282954381999" table:formula="of:=[.E108]+0" table:style-name="ce3">
            <text:p>57.51</text:p>
          </table:table-cell>
          <table:table-cell table:number-columns-repeated="16376"/>
        </table:table-row>
        <table:table-row table:style-name="ro1">
          <table:table-cell office:value-type="float" office:value="105" table:formula="of:=[.A108]+1" table:style-name="ce1">
            <text:p>105</text:p>
          </table:table-cell>
          <table:table-cell office:value-type="string" table:style-name="ce2">
            <text:p>104<text:span text:style-name="T1">: </text:span><text:span text:style-name="T2">54.911156576001375</text:span></text:p>
          </table:table-cell>
          <table:table-cell table:number-columns-repeated="2" table:style-name="ce1"/>
          <table:table-cell office:value-type="string" office:string-value="54.911156576001375" table:formula="of:=RIGHT([.B109];LEN([.B109])-5)" table:style-name="ce3">
            <text:p>54.911156576001375</text:p>
          </table:table-cell>
          <table:table-cell table:number-columns-repeated="2" table:style-name="ce1"/>
          <table:table-cell office:value-type="float" office:value="54.911156576001297" table:formula="of:=[.E109]+0" table:style-name="ce3">
            <text:p>54.91</text:p>
          </table:table-cell>
          <table:table-cell table:number-columns-repeated="16376"/>
        </table:table-row>
        <table:table-row table:style-name="ro1">
          <table:table-cell office:value-type="float" office:value="106" table:formula="of:=[.A109]+1" table:style-name="ce1">
            <text:p>106</text:p>
          </table:table-cell>
          <table:table-cell office:value-type="string" table:style-name="ce2">
            <text:p>105<text:span text:style-name="T1">: </text:span><text:span text:style-name="T2">49.81837625663993</text:span></text:p>
          </table:table-cell>
          <table:table-cell table:number-columns-repeated="2" table:style-name="ce1"/>
          <table:table-cell office:value-type="string" office:string-value="49.81837625663993" table:formula="of:=RIGHT([.B110];LEN([.B110])-5)" table:style-name="ce3">
            <text:p>49.81837625663993</text:p>
          </table:table-cell>
          <table:table-cell table:number-columns-repeated="2" table:style-name="ce1"/>
          <table:table-cell office:value-type="float" office:value="49.818376256639901" table:formula="of:=[.E110]+0" table:style-name="ce3">
            <text:p>49.82</text:p>
          </table:table-cell>
          <table:table-cell table:number-columns-repeated="16376"/>
        </table:table-row>
        <table:table-row table:style-name="ro1">
          <table:table-cell office:value-type="float" office:value="107" table:formula="of:=[.A110]+1" table:style-name="ce1">
            <text:p>107</text:p>
          </table:table-cell>
          <table:table-cell office:value-type="string" table:style-name="ce2">
            <text:p>106<text:span text:style-name="T1">: </text:span><text:span text:style-name="T2">45.90531263930453</text:span></text:p>
          </table:table-cell>
          <table:table-cell table:number-columns-repeated="2" table:style-name="ce1"/>
          <table:table-cell office:value-type="string" office:string-value="45.90531263930453" table:formula="of:=RIGHT([.B111];LEN([.B111])-5)" table:style-name="ce3">
            <text:p>45.90531263930453</text:p>
          </table:table-cell>
          <table:table-cell table:number-columns-repeated="2" table:style-name="ce1"/>
          <table:table-cell office:value-type="float" office:value="45.905312639304498" table:formula="of:=[.E111]+0" table:style-name="ce3">
            <text:p>45.91</text:p>
          </table:table-cell>
          <table:table-cell table:number-columns-repeated="16376"/>
        </table:table-row>
        <table:table-row table:style-name="ro1">
          <table:table-cell office:value-type="float" office:value="108" table:formula="of:=[.A111]+1" table:style-name="ce1">
            <text:p>108</text:p>
          </table:table-cell>
          <table:table-cell office:value-type="string" table:style-name="ce2">
            <text:p>107<text:span text:style-name="T1">: </text:span><text:span text:style-name="T2">51.72127662752266</text:span></text:p>
          </table:table-cell>
          <table:table-cell table:number-columns-repeated="2" table:style-name="ce1"/>
          <table:table-cell office:value-type="string" office:string-value="51.72127662752266" table:formula="of:=RIGHT([.B112];LEN([.B112])-5)" table:style-name="ce3">
            <text:p>51.72127662752266</text:p>
          </table:table-cell>
          <table:table-cell table:number-columns-repeated="2" table:style-name="ce1"/>
          <table:table-cell office:value-type="float" office:value="51.721276627522599" table:formula="of:=[.E112]+0" table:style-name="ce3">
            <text:p>51.72</text:p>
          </table:table-cell>
          <table:table-cell table:number-columns-repeated="16376"/>
        </table:table-row>
        <table:table-row table:style-name="ro1">
          <table:table-cell office:value-type="float" office:value="109" table:formula="of:=[.A112]+1" table:style-name="ce1">
            <text:p>109</text:p>
          </table:table-cell>
          <table:table-cell office:value-type="string" table:style-name="ce2">
            <text:p>108<text:span text:style-name="T1">: </text:span><text:span text:style-name="T2">47.75527470990339</text:span></text:p>
          </table:table-cell>
          <table:table-cell table:number-columns-repeated="2" table:style-name="ce1"/>
          <table:table-cell office:value-type="string" office:string-value="47.75527470990339" table:formula="of:=RIGHT([.B113];LEN([.B113])-5)" table:style-name="ce3">
            <text:p>47.75527470990339</text:p>
          </table:table-cell>
          <table:table-cell table:number-columns-repeated="2" table:style-name="ce1"/>
          <table:table-cell office:value-type="float" office:value="47.755274709903297" table:formula="of:=[.E113]+0" table:style-name="ce3">
            <text:p>47.76</text:p>
          </table:table-cell>
          <table:table-cell table:number-columns-repeated="16376"/>
        </table:table-row>
        <table:table-row table:style-name="ro1">
          <table:table-cell office:value-type="float" office:value="110" table:formula="of:=[.A113]+1" table:style-name="ce1">
            <text:p>110</text:p>
          </table:table-cell>
          <table:table-cell office:value-type="string" table:style-name="ce2">
            <text:p>109<text:span text:style-name="T1">: </text:span><text:span text:style-name="T2">46.30019266065463</text:span></text:p>
          </table:table-cell>
          <table:table-cell table:number-columns-repeated="2" table:style-name="ce1"/>
          <table:table-cell office:value-type="string" office:string-value="46.30019266065463" table:formula="of:=RIGHT([.B114];LEN([.B114])-5)" table:style-name="ce3">
            <text:p>46.30019266065463</text:p>
          </table:table-cell>
          <table:table-cell table:number-columns-repeated="2" table:style-name="ce1"/>
          <table:table-cell office:value-type="float" office:value="46.300192660654602" table:formula="of:=[.E114]+0" table:style-name="ce3">
            <text:p>46.30</text:p>
          </table:table-cell>
          <table:table-cell table:number-columns-repeated="16376"/>
        </table:table-row>
        <table:table-row table:style-name="ro1">
          <table:table-cell office:value-type="float" office:value="111" table:formula="of:=[.A114]+1" table:style-name="ce1">
            <text:p>111</text:p>
          </table:table-cell>
          <table:table-cell office:value-type="string" table:style-name="ce2">
            <text:p>110<text:span text:style-name="T1">: </text:span><text:span text:style-name="T2">57.407397895167925</text:span></text:p>
          </table:table-cell>
          <table:table-cell table:number-columns-repeated="2" table:style-name="ce1"/>
          <table:table-cell office:value-type="string" office:string-value="57.407397895167925" table:formula="of:=RIGHT([.B115];LEN([.B115])-5)" table:style-name="ce3">
            <text:p>57.407397895167925</text:p>
          </table:table-cell>
          <table:table-cell table:number-columns-repeated="2" table:style-name="ce1"/>
          <table:table-cell office:value-type="float" office:value="57.407397895167897" table:formula="of:=[.E115]+0" table:style-name="ce3">
            <text:p>57.41</text:p>
          </table:table-cell>
          <table:table-cell table:number-columns-repeated="16376"/>
        </table:table-row>
        <table:table-row table:style-name="ro1">
          <table:table-cell office:value-type="float" office:value="112" table:formula="of:=[.A115]+1" table:style-name="ce1">
            <text:p>112</text:p>
          </table:table-cell>
          <table:table-cell office:value-type="string" table:style-name="ce2">
            <text:p>111<text:span text:style-name="T1">: </text:span><text:span text:style-name="T2">51.62806586015405</text:span></text:p>
          </table:table-cell>
          <table:table-cell table:number-columns-repeated="2" table:style-name="ce1"/>
          <table:table-cell office:value-type="string" office:string-value="51.62806586015405" table:formula="of:=RIGHT([.B116];LEN([.B116])-5)" table:style-name="ce3">
            <text:p>51.62806586015405</text:p>
          </table:table-cell>
          <table:table-cell table:number-columns-repeated="2" table:style-name="ce1"/>
          <table:table-cell office:value-type="float" office:value="51.628065860154003" table:formula="of:=[.E116]+0" table:style-name="ce3">
            <text:p>51.63</text:p>
          </table:table-cell>
          <table:table-cell table:number-columns-repeated="16376"/>
        </table:table-row>
        <table:table-row table:style-name="ro1">
          <table:table-cell office:value-type="float" office:value="113" table:formula="of:=[.A116]+1" table:style-name="ce1">
            <text:p>113</text:p>
          </table:table-cell>
          <table:table-cell office:value-type="string" table:style-name="ce2">
            <text:p>112<text:span text:style-name="T1">: </text:span><text:span text:style-name="T2">49.58712832397795</text:span></text:p>
          </table:table-cell>
          <table:table-cell table:number-columns-repeated="2" table:style-name="ce1"/>
          <table:table-cell office:value-type="string" office:string-value="49.58712832397795" table:formula="of:=RIGHT([.B117];LEN([.B117])-5)" table:style-name="ce3">
            <text:p>49.58712832397795</text:p>
          </table:table-cell>
          <table:table-cell table:number-columns-repeated="2" table:style-name="ce1"/>
          <table:table-cell office:value-type="float" office:value="49.5871283239779" table:formula="of:=[.E117]+0" table:style-name="ce3">
            <text:p>49.59</text:p>
          </table:table-cell>
          <table:table-cell table:number-columns-repeated="16376"/>
        </table:table-row>
        <table:table-row table:style-name="ro1">
          <table:table-cell office:value-type="float" office:value="114" table:formula="of:=[.A117]+1" table:style-name="ce1">
            <text:p>114</text:p>
          </table:table-cell>
          <table:table-cell office:value-type="string" table:style-name="ce2">
            <text:p>113<text:span text:style-name="T1">: </text:span><text:span text:style-name="T2">50.73752798005071</text:span></text:p>
          </table:table-cell>
          <table:table-cell table:number-columns-repeated="2" table:style-name="ce1"/>
          <table:table-cell office:value-type="string" office:string-value="50.73752798005071" table:formula="of:=RIGHT([.B118];LEN([.B118])-5)" table:style-name="ce3">
            <text:p>50.73752798005071</text:p>
          </table:table-cell>
          <table:table-cell table:number-columns-repeated="2" table:style-name="ce1"/>
          <table:table-cell office:value-type="float" office:value="50.7375279800507" table:formula="of:=[.E118]+0" table:style-name="ce3">
            <text:p>50.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4<text:span text:style-name="T1">: </text:span><text:span text:style-name="T2">39.807174686165176</text:span></text:p>
          </table:table-cell>
          <table:table-cell table:number-columns-repeated="2" table:style-name="ce1"/>
          <table:table-cell office:value-type="string" office:string-value="39.807174686165176" table:formula="of:=RIGHT([.B119];LEN([.B119])-5)" table:style-name="ce3">
            <text:p>39.807174686165176</text:p>
          </table:table-cell>
          <table:table-cell table:number-columns-repeated="2" table:style-name="ce1"/>
          <table:table-cell office:value-type="float" office:value="39.807174686165098" table:formula="of:=[.E119]+0" table:style-name="ce3">
            <text:p>39.8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5<text:span text:style-name="T1">: </text:span><text:span text:style-name="T2">40.493846159565756</text:span></text:p>
          </table:table-cell>
          <table:table-cell table:number-columns-repeated="2" table:style-name="ce1"/>
          <table:table-cell office:value-type="string" office:string-value="40.493846159565756" table:formula="of:=RIGHT([.B120];LEN([.B120])-5)" table:style-name="ce3">
            <text:p>40.493846159565756</text:p>
          </table:table-cell>
          <table:table-cell table:number-columns-repeated="2" table:style-name="ce1"/>
          <table:table-cell office:value-type="float" office:value="40.493846159565699" table:formula="of:=[.E120]+0" table:style-name="ce3">
            <text:p>40.4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6<text:span text:style-name="T1">: </text:span><text:span text:style-name="T2">44.94896926100378</text:span></text:p>
          </table:table-cell>
          <table:table-cell table:number-columns-repeated="2" table:style-name="ce1"/>
          <table:table-cell office:value-type="string" office:string-value="44.94896926100378" table:formula="of:=RIGHT([.B121];LEN([.B121])-5)" table:style-name="ce3">
            <text:p>44.94896926100378</text:p>
          </table:table-cell>
          <table:table-cell table:number-columns-repeated="2" table:style-name="ce1"/>
          <table:table-cell office:value-type="float" office:value="44.948969261003697" table:formula="of:=[.E121]+0" table:style-name="ce3">
            <text:p>44.9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7<text:span text:style-name="T1">: </text:span><text:span text:style-name="T2">50.662095434562005</text:span></text:p>
          </table:table-cell>
          <table:table-cell table:number-columns-repeated="2" table:style-name="ce1"/>
          <table:table-cell office:value-type="string" office:string-value="50.662095434562005" table:formula="of:=RIGHT([.B122];LEN([.B122])-5)" table:style-name="ce3">
            <text:p>50.662095434562005</text:p>
          </table:table-cell>
          <table:table-cell table:number-columns-repeated="2" table:style-name="ce1"/>
          <table:table-cell office:value-type="float" office:value="50.662095434561998" table:formula="of:=[.E122]+0" table:style-name="ce3">
            <text:p>50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8<text:span text:style-name="T1">: </text:span><text:span text:style-name="T2">65.67532369778971</text:span></text:p>
          </table:table-cell>
          <table:table-cell table:number-columns-repeated="2" table:style-name="ce1"/>
          <table:table-cell office:value-type="string" office:string-value="65.67532369778971" table:formula="of:=RIGHT([.B123];LEN([.B123])-5)" table:style-name="ce3">
            <text:p>65.67532369778971</text:p>
          </table:table-cell>
          <table:table-cell table:number-columns-repeated="2" table:style-name="ce1"/>
          <table:table-cell office:value-type="float" office:value="65.675323697789693" table:formula="of:=[.E123]+0" table:style-name="ce3">
            <text:p>65.6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19<text:span text:style-name="T1">: </text:span><text:span text:style-name="T2">47.012734467756346</text:span></text:p>
          </table:table-cell>
          <table:table-cell table:number-columns-repeated="2" table:style-name="ce1"/>
          <table:table-cell office:value-type="string" office:string-value="47.012734467756346" table:formula="of:=RIGHT([.B124];LEN([.B124])-5)" table:style-name="ce3">
            <text:p>47.012734467756346</text:p>
          </table:table-cell>
          <table:table-cell table:number-columns-repeated="2" table:style-name="ce1"/>
          <table:table-cell office:value-type="float" office:value="47.012734467756303" table:formula="of:=[.E124]+0" table:style-name="ce3">
            <text:p>47.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0<text:span text:style-name="T1">: </text:span><text:span text:style-name="T2">50.65984950497494</text:span></text:p>
          </table:table-cell>
          <table:table-cell table:number-columns-repeated="2" table:style-name="ce1"/>
          <table:table-cell office:value-type="string" office:string-value="50.65984950497494" table:formula="of:=RIGHT([.B125];LEN([.B125])-5)" table:style-name="ce3">
            <text:p>50.65984950497494</text:p>
          </table:table-cell>
          <table:table-cell table:number-columns-repeated="2" table:style-name="ce1"/>
          <table:table-cell office:value-type="float" office:value="50.6598495049749" table:formula="of:=[.E125]+0" table:style-name="ce3">
            <text:p>50.6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1<text:span text:style-name="T1">: </text:span><text:span text:style-name="T2">57.620934540217924</text:span></text:p>
          </table:table-cell>
          <table:table-cell table:number-columns-repeated="2" table:style-name="ce1"/>
          <table:table-cell office:value-type="string" office:string-value="57.620934540217924" table:formula="of:=RIGHT([.B126];LEN([.B126])-5)" table:style-name="ce3">
            <text:p>57.620934540217924</text:p>
          </table:table-cell>
          <table:table-cell table:number-columns-repeated="2" table:style-name="ce1"/>
          <table:table-cell office:value-type="float" office:value="57.620934540217903" table:formula="of:=[.E126]+0" table:style-name="ce3">
            <text:p>57.6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2<text:span text:style-name="T1">: </text:span><text:span text:style-name="T2">44.73677236059789</text:span></text:p>
          </table:table-cell>
          <table:table-cell table:number-columns-repeated="2" table:style-name="ce1"/>
          <table:table-cell office:value-type="string" office:string-value="44.73677236059789" table:formula="of:=RIGHT([.B127];LEN([.B127])-5)" table:style-name="ce3">
            <text:p>44.73677236059789</text:p>
          </table:table-cell>
          <table:table-cell table:number-columns-repeated="2" table:style-name="ce1"/>
          <table:table-cell office:value-type="float" office:value="44.736772360597797" table:formula="of:=[.E127]+0" table:style-name="ce3">
            <text:p>44.7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123<text:span text:style-name="T1">: </text:span><text:span text:style-name="T2">46.10955088102317</text:span></text:p>
          </table:table-cell>
          <table:table-cell table:number-columns-repeated="2" table:style-name="ce1"/>
          <table:table-cell office:value-type="string" office:string-value="46.10955088102317" table:formula="of:=RIGHT([.B128];LEN([.B128])-5)" table:style-name="ce3">
            <text:p>46.10955088102317</text:p>
          </table:table-cell>
          <table:table-cell table:number-columns-repeated="2" table:style-name="ce1"/>
          <table:table-cell office:value-type="float" office:value="46.109550881023097" table:formula="of:=[.E128]+0" table:style-name="ce3">
            <text:p>46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4<text:span text:style-name="T1">: </text:span><text:span text:style-name="T2">47.20694010810253</text:span></text:p>
          </table:table-cell>
          <table:table-cell table:number-columns-repeated="2" table:style-name="ce1"/>
          <table:table-cell office:value-type="string" office:string-value="47.20694010810253" table:formula="of:=RIGHT([.B129];LEN([.B129])-5)" table:style-name="ce3">
            <text:p>47.20694010810253</text:p>
          </table:table-cell>
          <table:table-cell table:number-columns-repeated="2" table:style-name="ce1"/>
          <table:table-cell office:value-type="float" office:value="47.206940108102501" table:formula="of:=[.E129]+0" table:style-name="ce3">
            <text:p>47.2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5<text:span text:style-name="T1">: </text:span><text:span text:style-name="T2">51.111532235935286</text:span></text:p>
          </table:table-cell>
          <table:table-cell table:number-columns-repeated="2" table:style-name="ce1"/>
          <table:table-cell office:value-type="string" office:string-value="51.111532235935286" table:formula="of:=RIGHT([.B130];LEN([.B130])-5)" table:style-name="ce3">
            <text:p>51.111532235935286</text:p>
          </table:table-cell>
          <table:table-cell table:number-columns-repeated="2" table:style-name="ce1"/>
          <table:table-cell office:value-type="float" office:value="51.111532235935201" table:formula="of:=[.E130]+0" table:style-name="ce3">
            <text:p>51.1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6<text:span text:style-name="T1">: </text:span><text:span text:style-name="T2">45.78227653536194</text:span></text:p>
          </table:table-cell>
          <table:table-cell table:number-columns-repeated="2" table:style-name="ce1"/>
          <table:table-cell office:value-type="string" office:string-value="45.78227653536194" table:formula="of:=RIGHT([.B131];LEN([.B131])-5)" table:style-name="ce3">
            <text:p>45.78227653536194</text:p>
          </table:table-cell>
          <table:table-cell table:number-columns-repeated="2" table:style-name="ce1"/>
          <table:table-cell office:value-type="float" office:value="45.782276535361902" table:formula="of:=[.E131]+0" table:style-name="ce3">
            <text:p>45.7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7<text:span text:style-name="T1">: </text:span><text:span text:style-name="T2">50.08920519159263</text:span></text:p>
          </table:table-cell>
          <table:table-cell table:number-columns-repeated="2" table:style-name="ce1"/>
          <table:table-cell office:value-type="string" office:string-value="50.08920519159263" table:formula="of:=RIGHT([.B132];LEN([.B132])-5)" table:style-name="ce3">
            <text:p>50.08920519159263</text:p>
          </table:table-cell>
          <table:table-cell table:number-columns-repeated="2" table:style-name="ce1"/>
          <table:table-cell office:value-type="float" office:value="50.089205191592598" table:formula="of:=[.E132]+0" table:style-name="ce3">
            <text:p>50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8<text:span text:style-name="T1">: </text:span><text:span text:style-name="T2">62.884791648607596</text:span></text:p>
          </table:table-cell>
          <table:table-cell table:number-columns-repeated="2" table:style-name="ce1"/>
          <table:table-cell office:value-type="string" office:string-value="62.884791648607596" table:formula="of:=RIGHT([.B133];LEN([.B133])-5)" table:style-name="ce3">
            <text:p>62.884791648607596</text:p>
          </table:table-cell>
          <table:table-cell table:number-columns-repeated="2" table:style-name="ce1"/>
          <table:table-cell office:value-type="float" office:value="62.884791648607496" table:formula="of:=[.E133]+0" table:style-name="ce3">
            <text:p>62.8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29<text:span text:style-name="T1">: </text:span><text:span text:style-name="T2">57.514066561138335</text:span></text:p>
          </table:table-cell>
          <table:table-cell table:number-columns-repeated="2" table:style-name="ce1"/>
          <table:table-cell office:value-type="string" office:string-value="57.514066561138335" table:formula="of:=RIGHT([.B134];LEN([.B134])-5)" table:style-name="ce3">
            <text:p>57.514066561138335</text:p>
          </table:table-cell>
          <table:table-cell table:number-columns-repeated="2" table:style-name="ce1"/>
          <table:table-cell office:value-type="float" office:value="57.5140665611383" table:formula="of:=[.E134]+0" table:style-name="ce3">
            <text:p>57.5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0<text:span text:style-name="T1">: </text:span><text:span text:style-name="T2">49.276715123830165</text:span></text:p>
          </table:table-cell>
          <table:table-cell table:number-columns-repeated="2" table:style-name="ce1"/>
          <table:table-cell office:value-type="string" office:string-value="49.276715123830165" table:formula="of:=RIGHT([.B135];LEN([.B135])-5)" table:style-name="ce3">
            <text:p>49.276715123830165</text:p>
          </table:table-cell>
          <table:table-cell table:number-columns-repeated="2" table:style-name="ce1"/>
          <table:table-cell office:value-type="float" office:value="49.276715123830101" table:formula="of:=[.E135]+0" table:style-name="ce3">
            <text:p>49.2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1<text:span text:style-name="T1">: </text:span><text:span text:style-name="T2">45.89379825848711</text:span></text:p>
          </table:table-cell>
          <table:table-cell table:number-columns-repeated="2" table:style-name="ce1"/>
          <table:table-cell office:value-type="string" office:string-value="45.89379825848711" table:formula="of:=RIGHT([.B136];LEN([.B136])-5)" table:style-name="ce3">
            <text:p>45.89379825848711</text:p>
          </table:table-cell>
          <table:table-cell table:number-columns-repeated="2" table:style-name="ce1"/>
          <table:table-cell office:value-type="float" office:value="45.893798258487102" table:formula="of:=[.E136]+0" table:style-name="ce3">
            <text:p>45.8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2<text:span text:style-name="T1">: </text:span><text:span text:style-name="T2">42.51658836048701</text:span></text:p>
          </table:table-cell>
          <table:table-cell table:number-columns-repeated="2" table:style-name="ce1"/>
          <table:table-cell office:value-type="string" office:string-value="42.51658836048701" table:formula="of:=RIGHT([.B137];LEN([.B137])-5)" table:style-name="ce3">
            <text:p>42.51658836048701</text:p>
          </table:table-cell>
          <table:table-cell table:number-columns-repeated="2" table:style-name="ce1"/>
          <table:table-cell office:value-type="float" office:value="42.516588360486999" table:formula="of:=[.E137]+0" table:style-name="ce3">
            <text:p>42.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3<text:span text:style-name="T1">: </text:span><text:span text:style-name="T2">47.23920236236308</text:span></text:p>
          </table:table-cell>
          <table:table-cell table:number-columns-repeated="2" table:style-name="ce1"/>
          <table:table-cell office:value-type="string" office:string-value="47.23920236236308" table:formula="of:=RIGHT([.B138];LEN([.B138])-5)" table:style-name="ce3">
            <text:p>47.23920236236308</text:p>
          </table:table-cell>
          <table:table-cell table:number-columns-repeated="2" table:style-name="ce1"/>
          <table:table-cell office:value-type="float" office:value="47.239202362363002" table:formula="of:=[.E138]+0" table:style-name="ce3">
            <text:p>47.2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4<text:span text:style-name="T1">: </text:span><text:span text:style-name="T2">53.11529814964312</text:span></text:p>
          </table:table-cell>
          <table:table-cell table:number-columns-repeated="2" table:style-name="ce1"/>
          <table:table-cell office:value-type="string" office:string-value="53.11529814964312" table:formula="of:=RIGHT([.B139];LEN([.B139])-5)" table:style-name="ce3">
            <text:p>53.11529814964312</text:p>
          </table:table-cell>
          <table:table-cell table:number-columns-repeated="2" table:style-name="ce1"/>
          <table:table-cell office:value-type="float" office:value="53.115298149643102" table:formula="of:=[.E139]+0" table:style-name="ce3">
            <text:p>53.1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5<text:span text:style-name="T1">: </text:span><text:span text:style-name="T2">51.58440389757133</text:span></text:p>
          </table:table-cell>
          <table:table-cell table:number-columns-repeated="2" table:style-name="ce1"/>
          <table:table-cell office:value-type="string" office:string-value="51.58440389757133" table:formula="of:=RIGHT([.B140];LEN([.B140])-5)" table:style-name="ce3">
            <text:p>51.58440389757133</text:p>
          </table:table-cell>
          <table:table-cell table:number-columns-repeated="2" table:style-name="ce1"/>
          <table:table-cell office:value-type="float" office:value="51.584403897571299" table:formula="of:=[.E140]+0" table:style-name="ce3">
            <text:p>51.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6<text:span text:style-name="T1">: </text:span><text:span text:style-name="T2">55.14226731156854</text:span></text:p>
          </table:table-cell>
          <table:table-cell table:number-columns-repeated="2" table:style-name="ce1"/>
          <table:table-cell office:value-type="string" office:string-value="55.14226731156854" table:formula="of:=RIGHT([.B141];LEN([.B141])-5)" table:style-name="ce3">
            <text:p>55.14226731156854</text:p>
          </table:table-cell>
          <table:table-cell table:number-columns-repeated="2" table:style-name="ce1"/>
          <table:table-cell office:value-type="float" office:value="55.142267311568503" table:formula="of:=[.E141]+0" table:style-name="ce3">
            <text:p>55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7<text:span text:style-name="T1">: </text:span><text:span text:style-name="T2">50.258880460209134</text:span></text:p>
          </table:table-cell>
          <table:table-cell table:number-columns-repeated="2" table:style-name="ce1"/>
          <table:table-cell office:value-type="string" office:string-value="50.258880460209134" table:formula="of:=RIGHT([.B142];LEN([.B142])-5)" table:style-name="ce3">
            <text:p>50.258880460209134</text:p>
          </table:table-cell>
          <table:table-cell table:number-columns-repeated="2" table:style-name="ce1"/>
          <table:table-cell office:value-type="float" office:value="50.258880460209099" table:formula="of:=[.E142]+0" table:style-name="ce3">
            <text:p>50.2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8<text:span text:style-name="T1">: </text:span><text:span text:style-name="T2">44.6005942572897</text:span></text:p>
          </table:table-cell>
          <table:table-cell table:number-columns-repeated="2" table:style-name="ce1"/>
          <table:table-cell office:value-type="string" office:string-value="44.6005942572897" table:formula="of:=RIGHT([.B143];LEN([.B143])-5)" table:style-name="ce3">
            <text:p>44.6005942572897</text:p>
          </table:table-cell>
          <table:table-cell table:number-columns-repeated="2" table:style-name="ce1"/>
          <table:table-cell office:value-type="float" office:value="44.6005942572897" table:formula="of:=[.E143]+0" table:style-name="ce3">
            <text:p>44.6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39<text:span text:style-name="T1">: </text:span><text:span text:style-name="T2">42.17467541984577</text:span></text:p>
          </table:table-cell>
          <table:table-cell table:number-columns-repeated="2" table:style-name="ce1"/>
          <table:table-cell office:value-type="string" office:string-value="42.17467541984577" table:formula="of:=RIGHT([.B144];LEN([.B144])-5)" table:style-name="ce3">
            <text:p>42.17467541984577</text:p>
          </table:table-cell>
          <table:table-cell table:number-columns-repeated="2" table:style-name="ce1"/>
          <table:table-cell office:value-type="float" office:value="42.174675419845698" table:formula="of:=[.E144]+0" table:style-name="ce3">
            <text:p>42.1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0<text:span text:style-name="T1">: </text:span><text:span text:style-name="T2">56.42086174305475</text:span></text:p>
          </table:table-cell>
          <table:table-cell table:number-columns-repeated="2" table:style-name="ce1"/>
          <table:table-cell office:value-type="string" office:string-value="56.42086174305475" table:formula="of:=RIGHT([.B145];LEN([.B145])-5)" table:style-name="ce3">
            <text:p>56.42086174305475</text:p>
          </table:table-cell>
          <table:table-cell table:number-columns-repeated="2" table:style-name="ce1"/>
          <table:table-cell office:value-type="float" office:value="56.420861743054701" table:formula="of:=[.E145]+0" table:style-name="ce3">
            <text:p>56.4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1<text:span text:style-name="T1">: </text:span><text:span text:style-name="T2">48.84168525103881</text:span></text:p>
          </table:table-cell>
          <table:table-cell table:number-columns-repeated="2" table:style-name="ce1"/>
          <table:table-cell office:value-type="string" office:string-value="48.84168525103881" table:formula="of:=RIGHT([.B146];LEN([.B146])-5)" table:style-name="ce3">
            <text:p>48.84168525103881</text:p>
          </table:table-cell>
          <table:table-cell table:number-columns-repeated="2" table:style-name="ce1"/>
          <table:table-cell office:value-type="float" office:value="48.841685251038797" table:formula="of:=[.E146]+0" table:style-name="ce3">
            <text:p>48.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2<text:span text:style-name="T1">: </text:span><text:span text:style-name="T2">42.34367788010635</text:span></text:p>
          </table:table-cell>
          <table:table-cell table:number-columns-repeated="2" table:style-name="ce1"/>
          <table:table-cell office:value-type="string" office:string-value="42.34367788010635" table:formula="of:=RIGHT([.B147];LEN([.B147])-5)" table:style-name="ce3">
            <text:p>42.34367788010635</text:p>
          </table:table-cell>
          <table:table-cell table:number-columns-repeated="2" table:style-name="ce1"/>
          <table:table-cell office:value-type="float" office:value="42.343677880106299" table:formula="of:=[.E147]+0" table:style-name="ce3">
            <text:p>42.3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3<text:span text:style-name="T1">: </text:span><text:span text:style-name="T2">46.708062300384</text:span></text:p>
          </table:table-cell>
          <table:table-cell table:number-columns-repeated="2" table:style-name="ce1"/>
          <table:table-cell office:value-type="string" office:string-value="46.708062300384" table:formula="of:=RIGHT([.B148];LEN([.B148])-5)" table:style-name="ce3">
            <text:p>46.708062300384</text:p>
          </table:table-cell>
          <table:table-cell table:number-columns-repeated="2" table:style-name="ce1"/>
          <table:table-cell office:value-type="float" office:value="46.708062300384" table:formula="of:=[.E148]+0" table:style-name="ce3">
            <text:p>46.7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4<text:span text:style-name="T1">: </text:span><text:span text:style-name="T2">45.203338607750524</text:span></text:p>
          </table:table-cell>
          <table:table-cell table:number-columns-repeated="2" table:style-name="ce1"/>
          <table:table-cell office:value-type="string" office:string-value="45.203338607750524" table:formula="of:=RIGHT([.B149];LEN([.B149])-5)" table:style-name="ce3">
            <text:p>45.203338607750524</text:p>
          </table:table-cell>
          <table:table-cell table:number-columns-repeated="2" table:style-name="ce1"/>
          <table:table-cell office:value-type="float" office:value="45.203338607750503" table:formula="of:=[.E149]+0" table:style-name="ce3">
            <text:p>45.2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5<text:span text:style-name="T1">: </text:span><text:span text:style-name="T2">43.41897389022615</text:span></text:p>
          </table:table-cell>
          <table:table-cell table:number-columns-repeated="2" table:style-name="ce1"/>
          <table:table-cell office:value-type="string" office:string-value="43.41897389022615" table:formula="of:=RIGHT([.B150];LEN([.B150])-5)" table:style-name="ce3">
            <text:p>43.41897389022615</text:p>
          </table:table-cell>
          <table:table-cell table:number-columns-repeated="2" table:style-name="ce1"/>
          <table:table-cell office:value-type="float" office:value="43.418973890226098" table:formula="of:=[.E150]+0" table:style-name="ce3">
            <text:p>43.4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6<text:span text:style-name="T1">: </text:span><text:span text:style-name="T2">47.90695335822899</text:span></text:p>
          </table:table-cell>
          <table:table-cell table:number-columns-repeated="2" table:style-name="ce1"/>
          <table:table-cell office:value-type="string" office:string-value="47.90695335822899" table:formula="of:=RIGHT([.B151];LEN([.B151])-5)" table:style-name="ce3">
            <text:p>47.90695335822899</text:p>
          </table:table-cell>
          <table:table-cell table:number-columns-repeated="2" table:style-name="ce1"/>
          <table:table-cell office:value-type="float" office:value="47.906953358228897" table:formula="of:=[.E151]+0" table:style-name="ce3">
            <text:p>47.9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7<text:span text:style-name="T1">: </text:span><text:span text:style-name="T2">49.089041535505814</text:span></text:p>
          </table:table-cell>
          <table:table-cell table:number-columns-repeated="2" table:style-name="ce1"/>
          <table:table-cell office:value-type="string" office:string-value="49.089041535505814" table:formula="of:=RIGHT([.B152];LEN([.B152])-5)" table:style-name="ce3">
            <text:p>49.089041535505814</text:p>
          </table:table-cell>
          <table:table-cell table:number-columns-repeated="2" table:style-name="ce1"/>
          <table:table-cell office:value-type="float" office:value="49.0890415355058" table:formula="of:=[.E152]+0" table:style-name="ce3">
            <text:p>49.0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8<text:span text:style-name="T1">: </text:span><text:span text:style-name="T2">45.325969560977775</text:span></text:p>
          </table:table-cell>
          <table:table-cell table:number-columns-repeated="2" table:style-name="ce1"/>
          <table:table-cell office:value-type="string" office:string-value="45.325969560977775" table:formula="of:=RIGHT([.B153];LEN([.B153])-5)" table:style-name="ce3">
            <text:p>45.325969560977775</text:p>
          </table:table-cell>
          <table:table-cell table:number-columns-repeated="2" table:style-name="ce1"/>
          <table:table-cell office:value-type="float" office:value="45.325969560977697" table:formula="of:=[.E153]+0" table:style-name="ce3">
            <text:p>45.3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49<text:span text:style-name="T1">: </text:span><text:span text:style-name="T2">64.94796182942679</text:span></text:p>
          </table:table-cell>
          <table:table-cell table:number-columns-repeated="2" table:style-name="ce1"/>
          <table:table-cell office:value-type="string" office:string-value="64.94796182942679" table:formula="of:=RIGHT([.B154];LEN([.B154])-5)" table:style-name="ce3">
            <text:p>64.94796182942679</text:p>
          </table:table-cell>
          <table:table-cell table:number-columns-repeated="2" table:style-name="ce1"/>
          <table:table-cell office:value-type="float" office:value="64.947961829426703" table:formula="of:=[.E154]+0" table:style-name="ce3">
            <text:p>64.9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150<text:span text:style-name="T1">: </text:span><text:span text:style-name="T2">52.47203482907612</text:span></text:p>
          </table:table-cell>
          <table:table-cell table:number-columns-repeated="2" table:style-name="ce1"/>
          <table:table-cell office:value-type="string" office:string-value="52.47203482907612" table:formula="of:=RIGHT([.B155];LEN([.B155])-5)" table:style-name="ce3">
            <text:p>52.47203482907612</text:p>
          </table:table-cell>
          <table:table-cell table:number-columns-repeated="2" table:style-name="ce1"/>
          <table:table-cell office:value-type="float" office:value="52.472034829076101" table:formula="of:=[.E155]+0" table:style-name="ce3">
            <text:p>52.47</text:p>
          </table:table-cell>
          <table:table-cell table:number-columns-repeated="16376"/>
        </table:table-row>
        <table:table-row table:number-rows-repeated="10484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Jon</meta:initial-creator>
    <dc:creator>Jon</dc:creator>
    <meta:creation-date>2019-02-27T19:14:21Z</meta:creation-date>
    <dc:date>2019-02-27T20:34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pt" chart:style-name="Crt0">
        <chart:title chart:style-name="CT00">
          <text:p text:style-name="a0" text:class-names="" text:cond-style-name="">Roulette-wheel selection, 1 elite-tournament, Two-point crossover<text:s text:c="1"/>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1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79.8pt" svg:width="688.8pt" chart:style-name="Crt0">
        <chart:title chart:style-name="CT00">
          <text:p text:style-name="a0" text:class-names="" text:cond-style-name="">Roulette-wheel selection, 1 elite, Two-point crossover<text:s text:c="1"/>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sheet_2.$H$5:.$H$155" chart:class="chart:line" chart:attached-axis="primary-y" chart:style-name="G0S0">
            <chart:data-point chart:repeated="15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